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mbria, 'Palatino Linotype'" svg:font-family="Cambria, 'Palatino Linotype'" style:font-family-generic="roman"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PS-ItalicMT" svg:font-family="TimesNewRomanPS-ItalicMT"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Heading" style:family="paragraph">
      <style:text-properties fo:language="pl" fo:country="PL"/>
    </style:style>
    <style:style style:name="P35" style:parent-style-name="Podtytuł" style:family="paragraph">
      <style:text-properties fo:font-size="14pt" style:font-size-asian="14pt" style:font-size-complex="14pt" fo:language="pl" fo:country="PL"/>
    </style:style>
    <style:style style:name="P36" style:parent-style-name="Podtytuł"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T47" style:parent-style-name="Domyślnaczcionkaakapitu" style:family="text">
      <style:text-properties fo:font-style="italic" style:font-style-asian="italic" fo:color="#999999" fo:language="pl" fo:country="PL"/>
    </style:style>
    <style:style style:name="T48" style:parent-style-name="Domyślnaczcionkaakapitu" style:family="text">
      <style:text-properties fo:font-style="italic" style:font-style-asian="italic" fo:color="#999999" fo:language="pl" fo:country="PL"/>
    </style:style>
    <style:style style:name="T49" style:parent-style-name="Domyślnaczcionkaakapitu" style:family="text">
      <style:text-properties fo:font-style="italic" style:font-style-asian="italic" fo:color="#999999" fo:language="pl" fo:country="PL"/>
    </style:style>
    <style:style style:name="P50" style:parent-style-name="Standard" style:family="paragraph">
      <style:text-properties fo:font-style="italic" style:font-style-asian="italic" fo:color="#999999" fo:language="pl" fo:country="PL"/>
    </style:style>
    <style:style style:name="P51" style:parent-style-name="Standard" style:family="paragraph">
      <style:text-properties fo:font-style="italic" style:font-style-asian="italic" fo:color="#999999" fo:language="pl" fo:country="PL"/>
    </style:style>
    <style:style style:name="P52" style:parent-style-name="Standard" style:family="paragraph">
      <style:text-properties fo:language="pl" fo:country="PL"/>
    </style:style>
    <style:style style:name="P53" style:parent-style-name="Podtytuł" style:family="paragraph">
      <style:text-properties fo:language="pl" fo:country="PL"/>
    </style:style>
    <style:style style:name="TableColumn55" style:family="table-column">
      <style:table-column-properties style:column-width="2.5208in" style:use-optimal-column-width="false"/>
    </style:style>
    <style:style style:name="TableColumn56" style:family="table-column">
      <style:table-column-properties style:column-width="1.0208in" style:use-optimal-column-width="false"/>
    </style:style>
    <style:style style:name="TableColumn57" style:family="table-column">
      <style:table-column-properties style:column-width="2.677in" style:use-optimal-column-width="false"/>
    </style:style>
    <style:style style:name="TableColumn58" style:family="table-column">
      <style:table-column-properties style:column-width="0.6555in" style:use-optimal-column-width="false"/>
    </style:style>
    <style:style style:name="Table54" style:family="table">
      <style:table-properties style:width="6.8743in" fo:margin-left="-0.0784in" table:align="left"/>
    </style:style>
    <style:style style:name="TableRow59" style:family="table-row">
      <style:table-row-properties style:use-optimal-row-height="false"/>
    </style:style>
    <style:style style:name="TableCell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 style:parent-style-name="Standard" style:family="paragraph">
      <style:paragraph-properties fo:text-align="center" fo:margin-bottom="0in"/>
      <style:text-properties fo:font-weight="bold" style:font-weight-asian="bold" fo:language="pl" fo:country="PL"/>
    </style:style>
    <style:style style:name="TableCell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 style:parent-style-name="Standard" style:family="paragraph">
      <style:paragraph-properties fo:text-align="center" fo:margin-bottom="0in"/>
      <style:text-properties fo:font-weight="bold" style:font-weight-asian="bold" fo:language="pl" fo:country="PL"/>
    </style:style>
    <style:style style:name="TableCell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 style:parent-style-name="Standard" style:family="paragraph">
      <style:paragraph-properties fo:text-align="center" fo:margin-bottom="0in"/>
      <style:text-properties fo:font-weight="bold" style:font-weight-asian="bold" fo:language="pl" fo:country="PL"/>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center" fo:margin-bottom="0in"/>
      <style:text-properties fo:font-weight="bold" style:font-weight-asian="bold" fo:language="pl" fo:country="PL"/>
    </style:style>
    <style:style style:name="TableRow68" style:family="table-row">
      <style:table-row-properties style:use-optimal-row-height="false"/>
    </style:style>
    <style:style style:name="TableCell6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0" style:parent-style-name="Standard" style:family="paragraph">
      <style:paragraph-properties fo:text-align="center" fo:margin-bottom="0in"/>
      <style:text-properties fo:language="pl" fo:country="PL"/>
    </style:style>
    <style:style style:name="TableCell7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2" style:parent-style-name="Standard" style:family="paragraph">
      <style:paragraph-properties fo:text-align="center" fo:margin-bottom="0in"/>
      <style:text-properties fo:language="pl" fo:country="PL"/>
    </style:style>
    <style:style style:name="TableCell7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4" style:parent-style-name="Standard" style:family="paragraph">
      <style:paragraph-properties fo:text-align="center" fo:margin-bottom="0in"/>
      <style:text-properties fo:language="pl" fo:country="P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style:snap-to-layout-grid="false" fo:text-align="center" fo:margin-top="0.0791in" fo:margin-bottom="0.218in"/>
      <style:text-properties fo:language="pl" fo:country="PL"/>
    </style:style>
    <style:style style:name="TableRow77" style:family="table-row">
      <style:table-row-properties style:use-optimal-row-height="false"/>
    </style:style>
    <style:style style:name="TableCell7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9" style:parent-style-name="Standard" style:family="paragraph">
      <style:paragraph-properties fo:text-align="center" fo:margin-bottom="0in"/>
      <style:text-properties fo:language="pl" fo:country="PL"/>
    </style:style>
    <style:style style:name="TableCell8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1" style:parent-style-name="Standard" style:family="paragraph">
      <style:paragraph-properties fo:text-align="center" fo:margin-bottom="0in"/>
      <style:text-properties fo:language="pl" fo:country="PL"/>
    </style:style>
    <style:style style:name="TableCell8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3" style:parent-style-name="Standard" style:family="paragraph">
      <style:paragraph-properties fo:text-align="center" fo:margin-bottom="0in"/>
      <style:text-properties fo:language="pl" fo:country="P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style:snap-to-layout-grid="false" fo:text-align="center" fo:margin-top="0.0791in" fo:margin-bottom="0.218in"/>
      <style:text-properties fo:language="pl" fo:country="PL"/>
    </style:style>
    <style:style style:name="P86" style:parent-style-name="Standard" style:family="paragraph">
      <style:text-properties fo:language="pl" fo:country="PL"/>
    </style:style>
    <style:style style:name="P87" style:parent-style-name="Podtytuł" style:family="paragraph">
      <style:paragraph-properties fo:break-before="page"/>
      <style:text-properties fo:language="pl" fo:country="PL"/>
    </style:style>
    <style:style style:name="P88" style:parent-style-name="Contents1" style:family="paragraph">
      <style:paragraph-properties>
        <style:tab-stops>
          <style:tab-stop style:type="right" style:leader-style="dotted" style:leader-text="." style:position="6.2986in"/>
        </style:tab-stops>
      </style:paragraph-properties>
    </style:style>
    <style:style style:name="T89" style:parent-style-name="Domyślnaczcionkaakapitu" style:family="text">
      <style:text-properties fo:language="pl" fo:country="PL"/>
    </style:style>
    <style:style style:name="T90" style:parent-style-name="Domyślnaczcionkaakapitu" style:family="text">
      <style:text-properties fo:language="pl" fo:country="PL"/>
    </style:style>
    <style:style style:name="P91" style:parent-style-name="Contents2" style:family="paragraph">
      <style:paragraph-properties>
        <style:tab-stops>
          <style:tab-stop style:type="right" style:leader-style="dotted" style:leader-text="." style:position="6.2986in"/>
        </style:tab-stops>
      </style:paragraph-properties>
    </style:style>
    <style:style style:name="P92" style:parent-style-name="Contents2" style:family="paragraph">
      <style:paragraph-properties>
        <style:tab-stops>
          <style:tab-stop style:type="right" style:leader-style="dotted" style:leader-text="." style:position="6.2986in"/>
        </style:tab-stops>
      </style:paragraph-properties>
    </style:style>
    <style:style style:name="P93" style:parent-style-name="Contents2" style:family="paragraph">
      <style:paragraph-properties>
        <style:tab-stops>
          <style:tab-stop style:type="right" style:leader-style="dotted" style:leader-text="." style:position="6.2986in"/>
        </style:tab-stops>
      </style:paragraph-properties>
    </style:style>
    <style:style style:name="P94" style:parent-style-name="Contents1" style:family="paragraph">
      <style:paragraph-properties>
        <style:tab-stops>
          <style:tab-stop style:type="right" style:leader-style="dotted" style:leader-text="." style:position="6.2986in"/>
        </style:tab-stops>
      </style:paragraph-properties>
    </style:style>
    <style:style style:name="T95" style:parent-style-name="Domyślnaczcionkaakapitu" style:family="text">
      <style:text-properties fo:language="pl" fo:country="PL"/>
    </style:style>
    <style:style style:name="T96" style:parent-style-name="Domyślnaczcionkaakapitu" style:family="text">
      <style:text-properties fo:language="pl" fo:country="PL"/>
    </style:style>
    <style:style style:name="P97" style:parent-style-name="Contents2" style:family="paragraph">
      <style:paragraph-properties>
        <style:tab-stops>
          <style:tab-stop style:type="right" style:leader-style="dotted" style:leader-text="." style:position="6.2986in"/>
        </style:tab-stops>
      </style:paragraph-properties>
    </style:style>
    <style:style style:name="P98" style:parent-style-name="Contents2" style:family="paragraph">
      <style:paragraph-properties>
        <style:tab-stops>
          <style:tab-stop style:type="right" style:leader-style="dotted" style:leader-text="." style:position="6.2986in"/>
        </style:tab-stops>
      </style:paragraph-properties>
    </style:style>
    <style:style style:name="P99" style:parent-style-name="Contents4" style:family="paragraph">
      <style:paragraph-properties>
        <style:tab-stops>
          <style:tab-stop style:type="right" style:leader-style="dotted" style:leader-text="." style:position="6.2986in"/>
        </style:tab-stops>
      </style:paragraph-properties>
    </style:style>
    <style:style style:name="T100" style:parent-style-name="Domyślnaczcionkaakapitu" style:family="text">
      <style:text-properties fo:language="pl" fo:country="PL"/>
    </style:style>
    <style:style style:name="T101" style:parent-style-name="Domyślnaczcionkaakapitu" style:family="text">
      <style:text-properties fo:language="pl" fo:country="PL"/>
    </style:style>
    <style:style style:name="T102" style:parent-style-name="Domyślnaczcionkaakapitu" style:family="text">
      <style:text-properties fo:language="pl" fo:country="PL"/>
    </style:style>
    <style:style style:name="P103" style:parent-style-name="Contents4" style:family="paragraph">
      <style:paragraph-properties>
        <style:tab-stops>
          <style:tab-stop style:type="right" style:leader-style="dotted" style:leader-text="." style:position="6.2986in"/>
        </style:tab-stops>
      </style:paragraph-properties>
    </style:style>
    <style:style style:name="T104" style:parent-style-name="Domyślnaczcionkaakapitu" style:family="text">
      <style:text-properties fo:language="pl" fo:country="PL"/>
    </style:style>
    <style:style style:name="T105" style:parent-style-name="Domyślnaczcionkaakapitu" style:family="text">
      <style:text-properties fo:language="pl" fo:country="PL"/>
    </style:style>
    <style:style style:name="T106" style:parent-style-name="Domyślnaczcionkaakapitu" style:family="text">
      <style:text-properties fo:language="pl" fo:country="PL"/>
    </style:style>
    <style:style style:name="P107" style:parent-style-name="Contents1" style:family="paragraph">
      <style:paragraph-properties>
        <style:tab-stops>
          <style:tab-stop style:type="right" style:leader-style="dotted" style:leader-text="." style:position="6.2986in"/>
        </style:tab-stops>
      </style:paragraph-properties>
    </style:style>
    <style:style style:name="T108" style:parent-style-name="Domyślnaczcionkaakapitu" style:family="text">
      <style:text-properties fo:language="pl" fo:country="PL"/>
    </style:style>
    <style:style style:name="T109" style:parent-style-name="Domyślnaczcionkaakapitu" style:family="text">
      <style:text-properties fo:language="pl" fo:country="PL"/>
    </style:style>
    <style:style style:name="T110" style:parent-style-name="Domyślnaczcionkaakapitu" style:family="text">
      <style:text-properties fo:language="pl" fo:country="PL"/>
    </style:style>
    <style:style style:name="P111" style:parent-style-name="Contents2" style:family="paragraph">
      <style:paragraph-properties>
        <style:tab-stops>
          <style:tab-stop style:type="right" style:leader-style="dotted" style:leader-text="." style:position="6.2986in"/>
        </style:tab-stops>
      </style:paragraph-properties>
    </style:style>
    <style:style style:name="P112" style:parent-style-name="Contents1" style:family="paragraph">
      <style:paragraph-properties>
        <style:tab-stops>
          <style:tab-stop style:type="right" style:leader-style="dotted" style:leader-text="." style:position="6.2986in"/>
        </style:tab-stops>
      </style:paragraph-properties>
    </style:style>
    <style:style style:name="T113" style:parent-style-name="Domyślnaczcionkaakapitu" style:family="text">
      <style:text-properties fo:language="pl" fo:country="PL"/>
    </style:style>
    <style:style style:name="T114" style:parent-style-name="Domyślnaczcionkaakapitu" style:family="text">
      <style:text-properties fo:language="pl" fo:country="PL"/>
    </style:style>
    <style:style style:name="T115" style:parent-style-name="Domyślnaczcionkaakapitu" style:family="text">
      <style:text-properties fo:language="pl" fo:country="PL"/>
    </style:style>
    <style:style style:name="P116" style:parent-style-name="Contents2" style:family="paragraph">
      <style:paragraph-properties>
        <style:tab-stops>
          <style:tab-stop style:type="right" style:leader-style="dotted" style:leader-text="." style:position="6.2986in"/>
        </style:tab-stops>
      </style:paragraph-properties>
    </style:style>
    <style:style style:name="P117" style:parent-style-name="Contents2" style:family="paragraph">
      <style:paragraph-properties>
        <style:tab-stops>
          <style:tab-stop style:type="right" style:leader-style="dotted" style:leader-text="." style:position="6.2986in"/>
        </style:tab-stops>
      </style:paragraph-properties>
    </style:style>
    <style:style style:name="P118" style:parent-style-name="Contents3" style:family="paragraph">
      <style:paragraph-properties>
        <style:tab-stops>
          <style:tab-stop style:type="right" style:leader-style="dotted" style:leader-text="." style:position="6.2986in"/>
        </style:tab-stops>
      </style:paragraph-properties>
    </style:style>
    <style:style style:name="T119" style:parent-style-name="Domyślnaczcionkaakapitu" style:family="text">
      <style:text-properties fo:language="pl" fo:country="PL"/>
    </style:style>
    <style:style style:name="T120" style:parent-style-name="Domyślnaczcionkaakapitu" style:family="text">
      <style:text-properties fo:language="pl" fo:country="PL"/>
    </style:style>
    <style:style style:name="T121" style:parent-style-name="Domyślnaczcionkaakapitu" style:family="text">
      <style:text-properties fo:language="pl" fo:country="PL"/>
    </style:style>
    <style:style style:name="P122" style:parent-style-name="Contents3" style:family="paragraph">
      <style:paragraph-properties>
        <style:tab-stops>
          <style:tab-stop style:type="right" style:leader-style="dotted" style:leader-text="." style:position="6.2986in"/>
        </style:tab-stops>
      </style:paragraph-properties>
    </style:style>
    <style:style style:name="T123" style:parent-style-name="Domyślnaczcionkaakapitu" style:family="text">
      <style:text-properties fo:language="pl" fo:country="PL"/>
    </style:style>
    <style:style style:name="T124" style:parent-style-name="Domyślnaczcionkaakapitu" style:family="text">
      <style:text-properties fo:language="pl" fo:country="PL"/>
    </style:style>
    <style:style style:name="T125" style:parent-style-name="Domyślnaczcionkaakapitu" style:family="text">
      <style:text-properties fo:language="pl" fo:country="PL"/>
    </style:style>
    <style:style style:name="P126" style:parent-style-name="Contents3" style:family="paragraph">
      <style:paragraph-properties>
        <style:tab-stops>
          <style:tab-stop style:type="right" style:leader-style="dotted" style:leader-text="." style:position="6.2986in"/>
        </style:tab-stops>
      </style:paragraph-properties>
    </style:style>
    <style:style style:name="T127" style:parent-style-name="Domyślnaczcionkaakapitu" style:family="text">
      <style:text-properties fo:language="pl" fo:country="PL"/>
    </style:style>
    <style:style style:name="T128" style:parent-style-name="Domyślnaczcionkaakapitu" style:family="text">
      <style:text-properties fo:language="pl" fo:country="PL"/>
    </style:style>
    <style:style style:name="T129" style:parent-style-name="Domyślnaczcionkaakapitu" style:family="text">
      <style:text-properties fo:language="pl" fo:country="PL"/>
    </style:style>
    <style:style style:name="P130" style:parent-style-name="Contents1" style:family="paragraph">
      <style:paragraph-properties>
        <style:tab-stops>
          <style:tab-stop style:type="right" style:leader-style="dotted" style:leader-text="." style:position="6.2986in"/>
        </style:tab-stops>
      </style:paragraph-properties>
    </style:style>
    <style:style style:name="T131" style:parent-style-name="Domyślnaczcionkaakapitu" style:family="text">
      <style:text-properties fo:language="pl" fo:country="PL"/>
    </style:style>
    <style:style style:name="T132" style:parent-style-name="Domyślnaczcionkaakapitu" style:family="text">
      <style:text-properties fo:language="pl" fo:country="PL"/>
    </style:style>
    <style:style style:name="T133" style:parent-style-name="Domyślnaczcionkaakapitu" style:family="text">
      <style:text-properties fo:language="pl" fo:country="PL"/>
    </style:style>
    <style:style style:name="P134" style:parent-style-name="Contents1" style:family="paragraph">
      <style:paragraph-properties>
        <style:tab-stops>
          <style:tab-stop style:type="right" style:leader-style="dotted" style:leader-text="." style:position="6.2986in"/>
        </style:tab-stops>
      </style:paragraph-properties>
    </style:style>
    <style:style style:name="T135" style:parent-style-name="Domyślnaczcionkaakapitu" style:family="text">
      <style:text-properties fo:language="pl" fo:country="PL"/>
    </style:style>
    <style:style style:name="T136" style:parent-style-name="Domyślnaczcionkaakapitu" style:family="text">
      <style:text-properties fo:language="pl" fo:country="PL"/>
    </style:style>
    <style:style style:name="T137" style:parent-style-name="Domyślnaczcionkaakapitu" style:family="text">
      <style:text-properties fo:language="pl" fo:country="PL"/>
    </style:style>
    <style:style style:name="P138" style:parent-style-name="Contents1" style:family="paragraph">
      <style:paragraph-properties>
        <style:tab-stops>
          <style:tab-stop style:type="right" style:leader-style="dotted" style:leader-text="." style:position="6.2986in"/>
        </style:tab-stops>
      </style:paragraph-properties>
    </style:style>
    <style:style style:name="T139" style:parent-style-name="Domyślnaczcionkaakapitu" style:family="text">
      <style:text-properties fo:language="pl" fo:country="PL"/>
    </style:style>
    <style:style style:name="T140" style:parent-style-name="Domyślnaczcionkaakapitu" style:family="text">
      <style:text-properties fo:language="pl" fo:country="PL"/>
    </style:style>
    <style:style style:name="T141" style:parent-style-name="Domyślnaczcionkaakapitu" style:family="text">
      <style:text-properties fo:language="pl" fo:country="PL"/>
    </style:style>
    <style:style style:name="P142" style:parent-style-name="SRS-nagłówek1" style:family="paragraph"/>
    <style:style style:name="P143" style:parent-style-name="SRS-Nagłówek2" style:family="paragraph"/>
    <style:style style:name="P144" style:parent-style-name="Standard" style:family="paragraph">
      <style:text-properties fo:language="pl" fo:country="PL"/>
    </style:style>
    <style:style style:name="P145" style:parent-style-name="Standard" style:family="paragraph">
      <style:text-properties fo:language="pl" fo:country="PL"/>
    </style:style>
    <style:style style:name="P146" style:parent-style-name="SRS-Nagłówek2" style:family="paragraph"/>
    <style:style style:name="P147" style:parent-style-name="SRS-Podrozdzial" style:family="paragraph">
      <style:text-properties fo:language="pl" fo:country="PL"/>
    </style:style>
    <style:style style:name="P148" style:parent-style-name="Standard" style:family="paragraph">
      <style:text-properties fo:language="pl" fo:country="PL"/>
    </style:style>
    <style:style style:name="P149" style:parent-style-name="SRS-Podrozdzial" style:family="paragraph">
      <style:text-properties fo:language="pl" fo:country="PL"/>
    </style:style>
    <style:style style:name="P150" style:parent-style-name="Standard" style:family="paragraph">
      <style:text-properties fo:language="pl" fo:country="PL"/>
    </style:style>
    <style:style style:name="TableColumn152" style:family="table-column">
      <style:table-column-properties style:column-width="0.6729in" style:use-optimal-column-width="false"/>
    </style:style>
    <style:style style:name="TableColumn153" style:family="table-column">
      <style:table-column-properties style:column-width="4.9083in" style:use-optimal-column-width="false"/>
    </style:style>
    <style:style style:name="TableColumn154" style:family="table-column">
      <style:table-column-properties style:column-width="0.9173in" style:use-optimal-column-width="false"/>
    </style:style>
    <style:style style:name="Table151" style:family="table">
      <style:table-properties style:width="6.4986in" fo:margin-left="-0.0784in" table:align="left"/>
    </style:style>
    <style:style style:name="TableRow155" style:family="table-row">
      <style:table-row-properties style:min-row-height="0.2263in" style:use-optimal-row-height="false"/>
    </style:style>
    <style:style style:name="TableCell156"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57" style:parent-style-name="Standard" style:family="paragraph">
      <style:paragraph-properties fo:text-align="center" fo:margin-bottom="0in"/>
      <style:text-properties fo:font-weight="bold" style:font-weight-asian="bold" fo:language="pl" fo:country="PL"/>
    </style:style>
    <style:style style:name="TableCell158"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59" style:parent-style-name="Standard" style:family="paragraph">
      <style:paragraph-properties fo:text-align="center" fo:margin-bottom="0in"/>
      <style:text-properties fo:font-weight="bold" style:font-weight-asian="bold" fo:language="pl" fo:country="PL"/>
    </style:style>
    <style:style style:name="TableCell160" style:family="table-cell">
      <style:table-cell-properties fo:border="0.0069in solid #000000" fo:background-color="#E6E6E6" style:writing-mode="lr-tb" style:vertical-align="middle" fo:padding-top="0in" fo:padding-left="0.075in" fo:padding-bottom="0in" fo:padding-right="0.075in"/>
    </style:style>
    <style:style style:name="P161" style:parent-style-name="Standard" style:family="paragraph">
      <style:paragraph-properties fo:text-align="center" fo:margin-bottom="0in"/>
      <style:text-properties fo:font-weight="bold" style:font-weight-asian="bold" fo:language="pl" fo:country="PL"/>
    </style:style>
    <style:style style:name="TableRow162" style:family="table-row">
      <style:table-row-properties style:min-row-height="0.2263in" style:use-optimal-row-height="false"/>
    </style:style>
    <style:style style:name="TableCell163"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64" style:parent-style-name="Standard" style:family="paragraph">
      <style:paragraph-properties fo:text-align="center" fo:margin-bottom="0in"/>
      <style:text-properties fo:language="pl" fo:country="PL"/>
    </style:style>
    <style:style style:name="TableCell165"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166" style:parent-style-name="Standard" style:family="paragraph">
      <style:paragraph-properties fo:margin-bottom="0in"/>
      <style:text-properties fo:language="pl" fo:country="PL"/>
    </style:style>
    <style:style style:name="TableCell167" style:family="table-cell">
      <style:table-cell-properties fo:border="0.0069in solid #000000" fo:background-color="#FFFFFF" style:writing-mode="lr-tb" style:vertical-align="middle" fo:padding-top="0in" fo:padding-left="0.075in" fo:padding-bottom="0in" fo:padding-right="0.075in"/>
    </style:style>
    <style:style style:name="P168" style:parent-style-name="Standard" style:family="paragraph">
      <style:paragraph-properties fo:text-align="center" fo:margin-bottom="0in"/>
      <style:text-properties fo:language="pl" fo:country="PL"/>
    </style:style>
    <style:style style:name="P169" style:parent-style-name="SRS-Podrozdzial" style:family="paragraph">
      <style:text-properties fo:language="pl" fo:country="PL"/>
    </style:style>
    <style:style style:name="P170" style:parent-style-name="SRS-Podrozdzial" style:family="paragraph">
      <style:text-properties fo:language="pl" fo:country="PL"/>
    </style:style>
    <style:style style:name="P171" style:parent-style-name="Standard" style:family="paragraph">
      <style:text-properties fo:language="pl" fo:country="PL"/>
    </style:style>
    <style:style style:name="TableColumn173" style:family="table-column">
      <style:table-column-properties style:column-width="0.3583in" style:use-optimal-column-width="false"/>
    </style:style>
    <style:style style:name="TableColumn174" style:family="table-column">
      <style:table-column-properties style:column-width="0.5187in" style:use-optimal-column-width="false"/>
    </style:style>
    <style:style style:name="TableColumn175" style:family="table-column">
      <style:table-column-properties style:column-width="5.5798in" style:use-optimal-column-width="false"/>
    </style:style>
    <style:style style:name="Table172" style:family="table">
      <style:table-properties style:width="6.4569in" fo:margin-left="-0.0784in" table:align="left"/>
    </style:style>
    <style:style style:name="TableRow176" style:family="table-row">
      <style:table-row-properties style:min-row-height="0.2444in" style:use-optimal-row-height="false"/>
    </style:style>
    <style:style style:name="TableCell177"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78" style:parent-style-name="Standard" style:family="paragraph">
      <style:paragraph-properties fo:margin-bottom="0in"/>
      <style:text-properties fo:language="pl" fo:country="PL"/>
    </style:style>
    <style:style style:name="TableCell179" style:family="table-cell">
      <style:table-cell-properties fo:border="0.0069in solid #000000" fo:background-color="#E6E6E6" style:writing-mode="lr-tb" style:vertical-align="middle" fo:padding-top="0in" fo:padding-left="0.075in" fo:padding-bottom="0in" fo:padding-right="0.075in"/>
    </style:style>
    <style:style style:name="P180" style:parent-style-name="Standard" style:family="paragraph">
      <style:paragraph-properties fo:margin-bottom="0in"/>
      <style:text-properties fo:font-weight="bold" style:font-weight-asian="bold" fo:language="pl" fo:country="PL"/>
    </style:style>
    <style:style style:name="TableRow181" style:family="table-row">
      <style:table-row-properties style:min-row-height="0.2in" style:use-optimal-row-height="false"/>
    </style:style>
    <style:style style:name="TableCell182"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83" style:parent-style-name="Standard" style:family="paragraph">
      <style:paragraph-properties fo:margin-bottom="0in"/>
      <style:text-properties fo:language="pl" fo:country="PL"/>
    </style:style>
    <style:style style:name="P184" style:parent-style-name="Standard" style:family="paragraph">
      <style:paragraph-properties fo:margin-bottom="0in"/>
      <style:text-properties fo:font-weight="bold" style:font-weight-asian="bold" fo:language="pl" fo:country="PL"/>
    </style:style>
    <style:style style:name="TableCell185" style:family="table-cell">
      <style:table-cell-properties fo:border="0.0069in solid #000000" fo:background-color="#E6E6E6" style:writing-mode="lr-tb" style:vertical-align="middle" fo:padding-top="0in" fo:padding-left="0.075in" fo:padding-bottom="0in" fo:padding-right="0.075in"/>
    </style:style>
    <style:style style:name="P186" style:parent-style-name="Standard" style:family="paragraph">
      <style:paragraph-properties style:snap-to-layout-grid="false" fo:margin-bottom="0in"/>
      <style:text-properties fo:font-weight="bold" style:font-weight-asian="bold" fo:language="pl" fo:country="PL"/>
    </style:style>
    <style:style style:name="TableRow187" style:family="table-row">
      <style:table-row-properties style:min-row-height="0.2in" style:use-optimal-row-height="false"/>
    </style:style>
    <style:style style:name="TableCell188"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89" style:parent-style-name="Standard" style:family="paragraph">
      <style:paragraph-properties fo:margin-bottom="0in"/>
      <style:text-properties fo:font-weight="bold" style:font-weight-asian="bold" fo:language="pl" fo:country="PL"/>
    </style:style>
    <style:style style:name="TableCell190" style:family="table-cell">
      <style:table-cell-properties fo:border="0.0069in solid #000000" style:writing-mode="lr-tb" style:vertical-align="middle" fo:padding-top="0in" fo:padding-left="0.075in" fo:padding-bottom="0in" fo:padding-right="0.075in"/>
    </style:style>
    <style:style style:name="P191" style:parent-style-name="Standard" style:family="paragraph">
      <style:paragraph-properties fo:margin-bottom="0in"/>
      <style:text-properties fo:language="pl" fo:country="PL"/>
    </style:style>
    <style:style style:name="TableRow192" style:family="table-row">
      <style:table-row-properties style:min-row-height="0.2in" style:use-optimal-row-height="false"/>
    </style:style>
    <style:style style:name="TableCell193"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194" style:parent-style-name="Standard" style:family="paragraph">
      <style:paragraph-properties fo:margin-bottom="0in"/>
      <style:text-properties fo:font-weight="bold" style:font-weight-asian="bold" fo:language="pl" fo:country="PL"/>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Standard" style:family="paragraph">
      <style:paragraph-properties fo:margin-bottom="0in"/>
      <style:text-properties fo:language="pl" fo:country="PL"/>
    </style:style>
    <style:style style:name="P197" style:parent-style-name="Standard" style:family="paragraph">
      <style:text-properties fo:color="#000000" fo:language="pl" fo:country="PL"/>
    </style:style>
    <style:style style:name="P198" style:parent-style-name="SRS-Nagłówek2" style:family="paragraph"/>
    <style:style style:name="P199" style:parent-style-name="Standard" style:family="paragraph">
      <style:text-properties fo:language="pl" fo:country="PL"/>
    </style:style>
    <style:style style:name="P200" style:parent-style-name="SRS-nagłówek1" style:family="paragraph"/>
    <style:style style:name="P201" style:parent-style-name="SRS-Nagłówek2" style:family="paragraph"/>
    <style:style style:name="P202" style:parent-style-name="Standard" style:family="paragraph">
      <style:text-properties fo:font-weight="bold" style:font-weight-asian="bold" style:font-weight-complex="bold" fo:language="pl" fo:country="PL"/>
    </style:style>
    <style:style style:name="P203" style:parent-style-name="Standard" style:family="paragraph">
      <style:text-properties fo:language="pl" fo:country="PL"/>
    </style:style>
    <style:style style:name="P204" style:parent-style-name="Standard" style:family="paragraph">
      <style:text-properties fo:language="pl" fo:country="PL"/>
    </style:style>
    <style:style style:name="P205" style:parent-style-name="Standard" style:family="paragraph">
      <style:text-properties fo:language="pl" fo:country="PL"/>
    </style:style>
    <style:style style:name="P206" style:parent-style-name="Standard" style:family="paragraph">
      <style:text-properties fo:font-weight="bold" style:font-weight-asian="bold" style:font-weight-complex="bold" fo:language="pl" fo:country="PL"/>
    </style:style>
    <style:style style:name="P207" style:parent-style-name="Standard" style:family="paragraph">
      <style:text-properties fo:language="pl" fo:country="PL"/>
    </style:style>
    <style:style style:name="P208" style:parent-style-name="Standard" style:family="paragraph">
      <style:text-properties fo:language="pl" fo:country="PL"/>
    </style:style>
    <style:style style:name="P209" style:parent-style-name="Standard" style:family="paragraph">
      <style:text-properties fo:language="pl" fo:country="PL"/>
    </style:style>
    <style:style style:name="P210" style:parent-style-name="Standard" style:family="paragraph">
      <style:text-properties fo:language="pl" fo:country="PL"/>
    </style:style>
    <style:style style:name="P211" style:parent-style-name="Standard" style:family="paragraph">
      <style:text-properties fo:language="pl" fo:country="PL"/>
    </style:style>
    <style:style style:name="P212" style:parent-style-name="Standard" style:family="paragraph">
      <style:text-properties fo:language="pl" fo:country="PL"/>
    </style:style>
    <style:style style:name="P213" style:parent-style-name="Standard" style:family="paragraph">
      <style:text-properties fo:language="pl" fo:country="PL"/>
    </style:style>
    <style:style style:name="P214" style:parent-style-name="Standard" style:family="paragraph">
      <style:text-properties fo:language="pl" fo:country="PL"/>
    </style:style>
    <style:style style:name="P215" style:parent-style-name="Standard" style:family="paragraph">
      <style:text-properties fo:language="pl" fo:country="PL"/>
    </style:style>
    <style:style style:name="P216" style:parent-style-name="Standard" style:family="paragraph">
      <style:text-properties fo:language="pl" fo:country="PL"/>
    </style:style>
    <style:style style:name="P217" style:parent-style-name="Standard" style:family="paragraph">
      <style:text-properties fo:language="pl" fo:country="PL"/>
    </style:style>
    <style:style style:name="P218" style:parent-style-name="Standard" style:family="paragraph">
      <style:text-properties fo:language="pl" fo:country="PL"/>
    </style:style>
    <style:style style:name="P219" style:parent-style-name="Standard" style:family="paragraph">
      <style:text-properties fo:language="pl" fo:country="PL"/>
    </style:style>
    <style:style style:name="P220" style:parent-style-name="Standard" style:family="paragraph">
      <style:text-properties fo:font-weight="bold" style:font-weight-asian="bold" style:font-weight-complex="bold" fo:language="pl" fo:country="PL"/>
    </style:style>
    <style:style style:name="P221" style:parent-style-name="Standard" style:family="paragraph">
      <style:text-properties fo:language="pl" fo:country="PL"/>
    </style:style>
    <style:style style:name="P222" style:parent-style-name="Standard" style:family="paragraph">
      <style:text-properties fo:font-weight="bold" style:font-weight-asian="bold" style:font-weight-complex="bold" fo:language="pl" fo:country="PL"/>
    </style:style>
    <style:style style:name="P223" style:parent-style-name="Standard" style:family="paragraph">
      <style:text-properties fo:language="pl" fo:country="PL"/>
    </style:style>
    <style:style style:name="P224" style:parent-style-name="Standard" style:family="paragraph">
      <style:text-properties fo:language="pl" fo:country="PL"/>
    </style:style>
    <style:style style:name="P225" style:parent-style-name="Standard" style:family="paragraph">
      <style:text-properties fo:language="pl" fo:country="PL"/>
    </style:style>
    <style:style style:name="P226" style:parent-style-name="Standard" style:family="paragraph">
      <style:text-properties fo:language="pl" fo:country="PL"/>
    </style:style>
    <style:style style:name="P227" style:parent-style-name="Standard" style:family="paragraph">
      <style:text-properties fo:language="pl" fo:country="PL"/>
    </style:style>
    <style:style style:name="P228" style:parent-style-name="Standard" style:family="paragraph">
      <style:text-properties fo:language="pl" fo:country="PL"/>
    </style:style>
    <style:style style:name="P229" style:parent-style-name="Standard" style:family="paragraph">
      <style:text-properties fo:language="pl" fo:country="PL"/>
    </style:style>
    <style:style style:name="P230" style:parent-style-name="Standard" style:family="paragraph">
      <style:text-properties fo:language="pl" fo:country="PL"/>
    </style:style>
    <style:style style:name="P231" style:parent-style-name="SRS-Nagłówek2" style:family="paragraph"/>
    <style:style style:name="P232" style:parent-style-name="SRS-Nagłówek4" style:family="paragraph">
      <style:text-properties fo:language="pl" fo:country="PL"/>
    </style:style>
    <style:style style:name="P233" style:parent-style-name="SRS-Podrozdzial" style:family="paragraph">
      <style:text-properties fo:language="pl" fo:country="PL"/>
    </style:style>
    <style:style style:name="P234" style:parent-style-name="Standard" style:family="paragraph">
      <style:text-properties fo:language="pl" fo:country="PL"/>
    </style:style>
    <style:style style:name="P235" style:parent-style-name="Standard" style:family="paragraph">
      <style:text-properties fo:language="pl" fo:country="PL"/>
    </style:style>
    <style:style style:name="P236" style:parent-style-name="Standard" style:family="paragraph">
      <style:text-properties fo:language="pl" fo:country="PL"/>
    </style:style>
    <style:style style:name="P237" style:parent-style-name="Standard" style:family="paragraph">
      <style:text-properties fo:language="pl" fo:country="PL"/>
    </style:style>
    <style:style style:name="P238" style:parent-style-name="Standard" style:family="paragraph">
      <style:text-properties fo:language="pl" fo:country="PL"/>
    </style:style>
    <style:style style:name="P239" style:parent-style-name="Standard" style:family="paragraph">
      <style:text-properties fo:language="pl" fo:country="PL"/>
    </style:style>
    <style:style style:name="P240" style:parent-style-name="Standard" style:family="paragraph">
      <style:text-properties fo:language="pl" fo:country="PL"/>
    </style:style>
    <style:style style:name="P241" style:parent-style-name="Standard" style:family="paragraph">
      <style:text-properties fo:language="pl" fo:country="PL"/>
    </style:style>
    <style:style style:name="P242" style:parent-style-name="SRS-Podrozdzial" style:family="paragraph">
      <style:text-properties fo:language="pl" fo:country="PL"/>
    </style:style>
    <style:style style:name="P243" style:parent-style-name="SRS-Nagłówek4" style:family="paragraph">
      <style:text-properties fo:language="pl" fo:country="PL"/>
    </style:style>
    <style:style style:name="P244" style:parent-style-name="Standard" style:family="paragraph">
      <style:text-properties fo:language="pl" fo:country="PL"/>
    </style:style>
    <style:style style:name="P245" style:parent-style-name="SRS-nagłówek1" style:family="paragraph"/>
    <style:style style:name="P246" style:parent-style-name="Akapitzlistą" style:family="paragraph">
      <style:text-properties fo:text-transform="uppercase" fo:color="#004D6C" fo:letter-spacing="0.0069in"/>
    </style:style>
    <style:style style:name="P247" style:parent-style-name="Standard" style:family="paragraph">
      <style:text-properties fo:language="pl" fo:country="PL"/>
    </style:style>
    <style:style style:name="P248" style:parent-style-name="Standard" style:family="paragraph">
      <style:text-properties fo:language="pl" fo:country="PL"/>
    </style:style>
    <style:style style:name="P249" style:parent-style-name="SRS-nagłówek1" style:family="paragraph"/>
    <style:style style:name="P250" style:parent-style-name="SRS-Nagłówek2" style:family="paragraph"/>
    <style:style style:name="P251" style:parent-style-name="SRS-Podrozdzial" style:family="paragraph">
      <style:text-properties fo:language="pl" fo:country="PL"/>
    </style:style>
    <style:style style:name="TableColumn253" style:family="table-column">
      <style:table-column-properties style:column-width="0.6729in" style:use-optimal-column-width="false"/>
    </style:style>
    <style:style style:name="TableColumn254" style:family="table-column">
      <style:table-column-properties style:column-width="4.9083in" style:use-optimal-column-width="false"/>
    </style:style>
    <style:style style:name="TableColumn255" style:family="table-column">
      <style:table-column-properties style:column-width="0.9173in" style:use-optimal-column-width="false"/>
    </style:style>
    <style:style style:name="Table252" style:family="table">
      <style:table-properties style:width="6.4986in" fo:margin-left="-0.0784in" table:align="left"/>
    </style:style>
    <style:style style:name="TableRow256" style:family="table-row">
      <style:table-row-properties style:min-row-height="0.2263in" style:use-optimal-row-height="false"/>
    </style:style>
    <style:style style:name="TableCell257"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258" style:parent-style-name="Standard" style:family="paragraph">
      <style:paragraph-properties fo:text-align="center" fo:margin-bottom="0in"/>
      <style:text-properties fo:font-weight="bold" style:font-weight-asian="bold" fo:language="pl" fo:country="PL"/>
    </style:style>
    <style:style style:name="TableCell259"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260" style:parent-style-name="Standard" style:family="paragraph">
      <style:paragraph-properties fo:text-align="center" fo:margin-bottom="0in"/>
      <style:text-properties fo:font-weight="bold" style:font-weight-asian="bold" fo:language="pl" fo:country="PL"/>
    </style:style>
    <style:style style:name="TableCell261" style:family="table-cell">
      <style:table-cell-properties fo:border="0.0069in solid #000000" fo:background-color="#E6E6E6" style:writing-mode="lr-tb" style:vertical-align="middle" fo:padding-top="0in" fo:padding-left="0.075in" fo:padding-bottom="0in" fo:padding-right="0.075in"/>
    </style:style>
    <style:style style:name="P262" style:parent-style-name="Standard" style:family="paragraph">
      <style:paragraph-properties fo:text-align="center" fo:margin-bottom="0in"/>
      <style:text-properties fo:font-weight="bold" style:font-weight-asian="bold" fo:language="pl" fo:country="PL"/>
    </style:style>
    <style:style style:name="TableRow263" style:family="table-row">
      <style:table-row-properties style:min-row-height="0.2263in" style:use-optimal-row-height="false"/>
    </style:style>
    <style:style style:name="TableCell264"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65" style:parent-style-name="Standard" style:family="paragraph">
      <style:paragraph-properties fo:text-align="center" fo:margin-bottom="0in"/>
      <style:text-properties fo:language="pl" fo:country="PL"/>
    </style:style>
    <style:style style:name="TableCell26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style>
    <style:style style:name="P267" style:parent-style-name="Standard" style:family="paragraph">
      <style:paragraph-properties fo:margin-bottom="0in"/>
      <style:text-properties fo:language="pl" fo:country="PL"/>
    </style:style>
    <style:style style:name="P268" style:parent-style-name="Standard" style:family="paragraph">
      <style:paragraph-properties fo:margin-bottom="0in"/>
      <style:text-properties fo:language="pl" fo:country="PL"/>
    </style:style>
    <style:style style:name="P269" style:parent-style-name="Standard" style:family="paragraph">
      <style:paragraph-properties fo:margin-bottom="0in"/>
      <style:text-properties fo:language="pl" fo:country="PL"/>
    </style:style>
    <style:style style:name="P270" style:parent-style-name="Standard" style:family="paragraph">
      <style:paragraph-properties fo:margin-bottom="0in"/>
      <style:text-properties fo:language="pl" fo:country="PL"/>
    </style:style>
    <style:style style:name="P271" style:parent-style-name="Standard" style:family="paragraph">
      <style:paragraph-properties fo:margin-bottom="0in"/>
      <style:text-properties fo:language="pl" fo:country="PL"/>
    </style:style>
    <style:style style:name="P272" style:parent-style-name="Standard" style:family="paragraph">
      <style:paragraph-properties fo:margin-bottom="0in"/>
      <style:text-properties fo:language="pl" fo:country="PL"/>
    </style:style>
    <style:style style:name="P273" style:parent-style-name="Standard" style:family="paragraph">
      <style:paragraph-properties fo:margin-bottom="0in"/>
      <style:text-properties fo:language="pl" fo:country="PL"/>
    </style:style>
    <style:style style:name="P274" style:parent-style-name="Standard" style:family="paragraph">
      <style:paragraph-properties fo:margin-bottom="0in"/>
      <style:text-properties fo:language="pl" fo:country="PL"/>
    </style:style>
    <style:style style:name="TableCell275" style:family="table-cell">
      <style:table-cell-properties fo:border="0.0069in solid #000000" fo:background-color="#FFFFFF" style:writing-mode="lr-tb" style:vertical-align="middle" fo:padding-top="0in" fo:padding-left="0.075in" fo:padding-bottom="0in" fo:padding-right="0.075in"/>
    </style:style>
    <style:style style:name="P276" style:parent-style-name="Standard" style:family="paragraph">
      <style:paragraph-properties fo:text-align="center" fo:margin-bottom="0in"/>
      <style:text-properties fo:language="pl" fo:country="PL"/>
    </style:style>
    <style:style style:name="P277" style:parent-style-name="Standard" style:family="paragraph">
      <style:text-properties fo:language="pl" fo:country="PL"/>
    </style:style>
    <style:style style:name="P278" style:parent-style-name="SRS-Nagłówek2" style:family="paragraph"/>
    <style:style style:name="P279" style:parent-style-name="SRS-Nagłówek3" style:family="paragraph"/>
    <style:style style:name="P280" style:parent-style-name="SRS-Komentarz" style:family="paragraph">
      <style:text-properties fo:font-style="normal" style:font-style-asian="normal" fo:color="#000000"/>
    </style:style>
    <style:style style:name="P281" style:parent-style-name="SRS-Nagłówek3" style:family="paragraph"/>
    <style:style style:name="P282" style:parent-style-name="Standard" style:family="paragraph">
      <style:text-properties fo:language="pl" fo:country="PL"/>
    </style:style>
    <style:style style:name="P283" style:parent-style-name="SRS-Nagłówek3" style:family="paragraph"/>
    <style:style style:name="P284" style:parent-style-name="SRS-Podrozdzial" style:family="paragraph">
      <style:text-properties fo:language="pl" fo:country="PL"/>
    </style:style>
    <style:style style:name="P285" style:parent-style-name="Standard" style:family="paragraph">
      <style:paragraph-properties fo:margin-bottom="0in"/>
      <style:text-properties fo:language="pl" fo:country="PL"/>
    </style:style>
    <style:style style:name="P286" style:parent-style-name="SRS-nagłówek1" style:family="paragraph"/>
    <style:style style:name="TableColumn288" style:family="table-column">
      <style:table-column-properties style:column-width="0.375in" style:use-optimal-column-width="false"/>
    </style:style>
    <style:style style:name="TableColumn289" style:family="table-column">
      <style:table-column-properties style:column-width="1.0784in" style:use-optimal-column-width="false"/>
    </style:style>
    <style:style style:name="TableColumn290" style:family="table-column">
      <style:table-column-properties style:column-width="5.0034in" style:use-optimal-column-width="false"/>
    </style:style>
    <style:style style:name="Table287" style:family="table">
      <style:table-properties style:width="6.4569in" fo:margin-left="-0.0784in" table:align="left"/>
    </style:style>
    <style:style style:name="TableRow291" style:family="table-row">
      <style:table-row-properties style:min-row-height="0.2444in" style:use-optimal-row-height="false"/>
    </style:style>
    <style:style style:name="TableCell292"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293"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TableCell294" style:family="table-cell">
      <style:table-cell-properties fo:border="0.0069in solid #000000" fo:background-color="#E6E6E6" style:writing-mode="lr-tb" style:vertical-align="middle" fo:padding-top="0in" fo:padding-left="0.075in" fo:padding-bottom="0in" fo:padding-right="0.075in"/>
    </style:style>
    <style:style style:name="P295"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fo:font-size="11pt" style:font-size-asian="11pt" style:font-size-complex="11pt" style:language-complex="ar" style:country-complex="SA" fo:hyphenate="true"/>
    </style:style>
    <style:style style:name="TableRow296" style:family="table-row">
      <style:table-row-properties style:min-row-height="0.2in" style:use-optimal-row-height="false"/>
    </style:style>
    <style:style style:name="TableCell297"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298"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P299"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fo:font-size="11pt" style:font-size-asian="11pt" style:font-size-complex="11pt" style:language-complex="ar" style:country-complex="SA" fo:hyphenate="true"/>
    </style:style>
    <style:style style:name="TableCell300" style:family="table-cell">
      <style:table-cell-properties fo:border="0.0069in solid #000000" fo:background-color="#E6E6E6" style:writing-mode="lr-tb" style:vertical-align="middle" fo:padding-top="0in" fo:padding-left="0.075in" fo:padding-bottom="0in" fo:padding-right="0.075in"/>
    </style:style>
    <style:style style:name="P301" style:parent-style-name="Normalny" style:family="paragraph">
      <style:paragraph-properties fo:widows="2" fo:orphans="2" style:snap-to-layout-grid="false" fo:text-align="justify" fo:margin-bottom="0.1388in"/>
      <style:text-properties style:font-name="Cambria, 'Palatino Linotype'" style:font-name-asian="Times New Roman" style:font-name-complex="Times New Roman" fo:font-weight="bold" style:font-weight-asian="bold" fo:font-size="11pt" style:font-size-asian="11pt" style:font-size-complex="11pt" style:language-complex="ar" style:country-complex="SA" fo:hyphenate="true"/>
    </style:style>
    <style:style style:name="TableRow302" style:family="table-row">
      <style:table-row-properties style:min-row-height="0.2in" style:use-optimal-row-height="false"/>
    </style:style>
    <style:style style:name="TableCell303"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04"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ny" style:family="paragraph">
      <style:paragraph-properties fo:widows="2" fo:orphans="2" fo:text-align="justify"/>
      <style:text-properties style:font-name="Cambria, 'Palatino Linotype'" style:font-name-asian="Times New Roman" style:font-name-complex="Times New Roman" fo:font-size="11pt" style:font-size-asian="11pt" style:font-size-complex="11pt" style:language-complex="ar" style:country-complex="SA" fo:hyphenate="true"/>
    </style:style>
    <style:style style:name="TableRow307" style:family="table-row">
      <style:table-row-properties style:min-row-height="0.2in" style:use-optimal-row-height="false"/>
    </style:style>
    <style:style style:name="TableCell308" style:family="table-cell">
      <style:table-cell-properties fo:border-top="0.0069in solid #000000" fo:border-left="0.0069in solid #000000" fo:border-bottom="0.0069in solid #000000" fo:border-right="none" fo:background-color="#E6E6E6" style:writing-mode="lr-tb" style:vertical-align="middle" fo:padding-top="0in" fo:padding-left="0.075in" fo:padding-bottom="0in" fo:padding-right="0.075in"/>
    </style:style>
    <style:style style:name="P309" style:parent-style-name="Normalny" style:family="paragraph">
      <style:paragraph-properties fo:widows="2" fo:orphans="2" fo:text-align="justify"/>
      <style:text-properties style:font-name="Cambria, 'Palatino Linotype'" style:font-name-asian="Times New Roman" style:font-name-complex="Times New Roman" fo:font-weight="bold" style:font-weight-asian="bold" style:font-weight-complex="bold" fo:font-size="11pt" style:font-size-asian="11pt" style:font-size-complex="11pt" style:language-complex="ar" style:country-complex="SA" fo:hyphenate="true"/>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ny" style:family="paragraph">
      <style:paragraph-properties fo:widows="2" fo:orphans="2" fo:text-align="justify" fo:margin-bottom="0.1388in"/>
      <style:text-properties style:font-name="Cambria, 'Palatino Linotype'" style:font-name-asian="Times New Roman" style:font-name-complex="Times New Roman" fo:font-size="11pt" style:font-size-asian="11pt" style:font-size-complex="11pt" style:language-complex="ar" style:country-complex="SA" fo:hyphenate="true"/>
    </style:style>
    <style:style style:name="P312" style:parent-style-name="Standard" style:family="paragraph">
      <style:text-properties fo:language="pl" fo:country="PL"/>
    </style:style>
    <style:style style:name="P313" style:parent-style-name="SRS-nagłówek1" style:family="paragraph"/>
    <style:style style:name="P314" style:parent-style-name="Standard" style:family="paragraph">
      <style:text-properties fo:language="pl" fo:country="PL"/>
    </style:style>
    <style:style style:name="P315" style:parent-style-name="SRS-nagłówek1" style:family="paragraph"/>
    <style:style style:name="P316" style:parent-style-name="Standard" style:family="paragraph">
      <style:text-properties fo:language="pl" fo:country="PL"/>
    </style:style>
    <style:style style:name="P317" style:parent-style-name="Standard" style:family="paragraph">
      <style:text-properties fo:language="pl" fo:country="PL"/>
    </style:style>
    <style:style style:name="P318" style:parent-style-name="Standard" style:family="paragraph">
      <style:text-properties fo:language="pl" fo:country="PL"/>
    </style:style>
    <style:style style:name="P319" style:parent-style-name="Standard" style:family="paragraph">
      <style:text-properties fo:language="pl" fo:country="PL"/>
    </style:style>
    <style:style style:name="P320" style:parent-style-name="Standard" style:family="paragraph">
      <style:text-properties fo:language="pl" fo:country="PL"/>
    </style:style>
    <style:style style:name="P321" style:parent-style-name="Standard" style:family="paragraph">
      <style:text-properties fo:language="pl" fo:country="PL"/>
    </style:style>
    <style:style style:name="P322" style:parent-style-name="Standard" style:family="paragraph">
      <style:text-properties fo:language="pl" fo:country="PL"/>
    </style:style>
    <style:style style:name="P323" style:parent-style-name="Standard" style:family="paragraph">
      <style:text-properties fo:language="pl" fo:country="PL"/>
    </style:style>
    <style:style style:name="P324" style:parent-style-name="Standard" style:family="paragraph">
      <style:text-properties fo:language="pl" fo:country="PL"/>
    </style:style>
    <style:style style:name="P325" style:parent-style-name="Standard" style:family="paragraph">
      <style:text-properties fo:font-weight="bold" style:font-weight-asian="bold" fo:language="pl" fo:country="PL"/>
    </style:style>
  </office:automatic-styles>
  <office:body>
    <office:text text:use-soft-page-breaks="true">
      <text:p text:style-name="P1"/>
      <text:p text:style-name="P25"/>
      <text:p text:style-name="P26"/>
      <text:p text:style-name="P27"/>
      <text:p text:style-name="P28"/>
      <text:p text:style-name="P29"/>
      <text:p text:style-name="P30"/>
      <text:p text:style-name="P31"/>
      <text:p text:style-name="P32"/>
      <text:p text:style-name="P33"/>
      <text:p text:style-name="P34">SpecyFikacja Wymagań</text:p>
      <text:p text:style-name="P35">dla GRY „POLITECHNIKON”</text:p>
      <text:p text:style-name="P36">Wersja 2</text:p>
      <text:p text:style-name="P37"/>
      <text:p text:style-name="P38"/>
      <text:p text:style-name="P39"/>
      <text:p text:style-name="P40"/>
      <text:p text:style-name="P41"/>
      <text:p text:style-name="P42"/>
      <text:p text:style-name="P43"/>
      <text:p text:style-name="P44"/>
      <text:p text:style-name="P45"/>
      <text:p text:style-name="P46"/>
      <text:p text:style-name="Standard"><text:span text:style-name="T47">Szablon specyfikacji wymagań opisany w instrukcji pt. „Specyfikacja wymagań dla systemów informatycznych”.<text:s/></text:span><text:span text:style-name="T48">Dokument został zedytowany po wcześniejszym usunięciu komentarzy i stworzony z pomocą opracowanego przykłady na podstawie rzeczywistej specyfikacji systemu ADE oraz jego dokumentacji, według szablonu i instrukcji pt. „Specyfikacja wymagań dla systemów info</text:span><text:span text:style-name="T49">rmatycznych”.</text:span></text:p>
      <text:p text:style-name="P50">Autorzy szablonu: Jakub Jurkiewicz, Mirosław Ochodek, Bartosz Walter</text:p>
      <text:p text:style-name="P51">Autorzy zedytowanej wersji: Paweł Dudzik</text:p>
      <text:p text:style-name="P52"/>
      <text:p text:style-name="P53">Historia zmian dokumentu</text:p>
      <table:table table:style-name="Table54">
        <table:table-columns>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P61">Osoba</text:p>
          </table:table-cell>
          <table:table-cell table:style-name="TableCell62">
            <text:p text:style-name="P63">Data</text:p>
          </table:table-cell>
          <table:table-cell table:style-name="TableCell64">
            <text:p text:style-name="P65">Komentarz</text:p>
          </table:table-cell>
          <table:table-cell table:style-name="TableCell66">
            <text:p text:style-name="P67">Wersja</text:p>
          </table:table-cell>
        </table:table-row>
        <table:table-row table:style-name="TableRow68">
          <table:table-cell table:style-name="TableCell69">
            <text:p text:style-name="P70">Paweł Dudzik</text:p>
          </table:table-cell>
          <table:table-cell table:style-name="TableCell71">
            <text:p text:style-name="P72">04.03.2017</text:p>
          </table:table-cell>
          <table:table-cell table:style-name="TableCell73">
            <text:p text:style-name="P74">Pierwsza wersja</text:p>
          </table:table-cell>
          <table:table-cell table:style-name="TableCell75">
            <text:p text:style-name="P76">1.0</text:p>
          </table:table-cell>
        </table:table-row>
        <table:table-row table:style-name="TableRow77">
          <table:table-cell table:style-name="TableCell78">
            <text:p text:style-name="P79">Paweł Dudzik</text:p>
          </table:table-cell>
          <table:table-cell table:style-name="TableCell80">
            <text:p text:style-name="P81">11.03.2017</text:p>
          </table:table-cell>
          <table:table-cell table:style-name="TableCell82">
            <text:p text:style-name="P83">Druga<text:s/>wersja</text:p>
          </table:table-cell>
          <table:table-cell table:style-name="TableCell84">
            <text:p text:style-name="P85">2.0</text:p>
          </table:table-cell>
        </table:table-row>
      </table:table>
      <text:p text:style-name="P86"/>
      <text:soft-page-break/>
      <text:p text:style-name="P87">Spis treści</text:p>
      <text:table-of-content text:name="_TOC0">
        <text:table-of-content-source text:outline-level="9" text:use-outline-level="true" text:use-index-marks="fals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88"><text:a xlink:href="#__RefHeading___Toc243717245" office:target-frame-name="_top" xlink:show="replace"><text:span text:style-name="T89">1.Wprowadzenie</text:span><text:span text:style-name="T90"><text:tab/>4</text:span></text:a></text:p>
          <text:p text:style-name="P91"><text:a xlink:href="#__RefHeading___Toc243717246" office:target-frame-name="_top" xlink:show="replace">1.1.Cel dokumentu<text:tab/>4</text:a></text:p>
          <text:p text:style-name="P92"><text:a xlink:href="#__RefHeading___Toc243717247" office:target-frame-name="_top" xlink:show="replace">1.2.Przyjęte zasady w dokumencie<text:tab/>4</text:a></text:p>
          <text:p text:style-name="P93"><text:a xlink:href="#__RefHeading___Toc243717248" office:target-frame-name="_top" xlink:show="replace">1.3.Zakres produktu<text:tab/>4</text:a></text:p>
          <text:p text:style-name="P94"><text:a xlink:href="#__RefHeading___Toc243717250" office:target-frame-name="_top" xlink:show="replace"><text:span text:style-name="T95">2.Opis ogólny</text:span><text:span text:style-name="T96"><text:tab/>5</text:span></text:a></text:p>
          <text:p text:style-name="P97"><text:a xlink:href="#__RefHeading___Toc243717251" office:target-frame-name="_top" xlink:show="replace">2.1.Opis produktu<text:tab/>5</text:a></text:p>
          <text:p text:style-name="P98"><text:a xlink:href="#__RefHeading___Toc243717255" office:target-frame-name="_top" xlink:show="replace">2.2.Założenia i<text:s/>zależności<text:tab/>6</text:a></text:p>
          <text:p text:style-name="P99"><text:a xlink:href="#__RefHeading___Toc670_2051658391" office:target-frame-name="_top" xlink:show="replace"><text:span text:style-name="T100">Założenia</text:span><text:span text:style-name="T101"><text:tab/></text:span><text:span text:style-name="T102">6</text:span></text:a></text:p>
          <text:p text:style-name="P103"><text:a xlink:href="#__RefHeading___Toc672_2051658391" office:target-frame-name="_top" xlink:show="replace"><text:span text:style-name="T104">Zależności</text:span><text:span text:style-name="T105"><text:tab/></text:span><text:span text:style-name="T106">6</text:span></text:a></text:p>
          <text:p text:style-name="P107"><text:a xlink:href="#__RefHeading___Toc243717261" office:target-frame-name="_top" xlink:show="replace"><text:span text:style-name="T108">3.Wymagania funkcjonalne</text:span><text:span text:style-name="T109"><text:tab/></text:span><text:span text:style-name="T110">7</text:span></text:a></text:p>
          <text:p text:style-name="P111"><text:a xlink:href="#__RefHeading___Toc243717262" office:target-frame-name="_top" xlink:show="replace">3.1.Opis i priorytet<text:tab/>7</text:a></text:p>
          <text:p text:style-name="P112"><text:a xlink:href="#__RefHeading___Toc243717266" office:target-frame-name="_top" xlink:show="replace"><text:span text:style-name="T113">4.Charakterystyka interfejsów</text:span><text:span text:style-name="T114"><text:tab/></text:span><text:span text:style-name="T115">8</text:span></text:a></text:p>
          <text:p text:style-name="P116"><text:a xlink:href="#__RefHeading___Toc243717267" office:target-frame-name="_top" xlink:show="replace">4.1.Interfejs użytkownika<text:tab/>8</text:a></text:p>
          <text:p text:style-name="P117"><text:a xlink:href="#__RefHeading___Toc243717268" office:target-frame-name="_top" xlink:show="replace">4.2.Interfejsy zewnętrzne<text:tab/>8</text:a></text:p>
          <text:p text:style-name="P118"><text:a xlink:href="#__RefHeading___Toc243717269" office:target-frame-name="_top" xlink:show="replace"><text:span text:style-name="T119">4.2.1.Interfejsy sprzętowe</text:span><text:span text:style-name="T120"><text:tab/></text:span><text:span text:style-name="T121">8</text:span></text:a></text:p>
          <text:p text:style-name="P122"><text:a xlink:href="#__RefHeading___Toc243717270" office:target-frame-name="_top" xlink:show="replace"><text:span text:style-name="T123">4.2.2.Interfejsy programistyczne</text:span><text:span text:style-name="T124"><text:tab/></text:span><text:span text:style-name="T125">8</text:span></text:a></text:p>
          <text:p text:style-name="P126"><text:a xlink:href="#__RefHeading___Toc243717271" office:target-frame-name="_top" xlink:show="replace"><text:span text:style-name="T127">4.2.3.Interfejsy komunikacyjne</text:span><text:span text:style-name="T128"><text:tab/></text:span><text:span text:style-name="T129">8</text:span></text:a></text:p>
          <text:p text:style-name="P130"><text:a xlink:href="#__RefHeading___Toc243717272" office:target-frame-name="_top" xlink:show="replace"><text:span text:style-name="T131">5.Wymagania pozafunkcjonalne</text:span><text:span text:style-name="T132"><text:tab/></text:span><text:span text:style-name="T133">9</text:span></text:a></text:p>
          <text:p text:style-name="P134"><text:a xlink:href="#__RefHeading___Toc243717273" office:target-frame-name="_top" xlink:show="replace"><text:span text:style-name="T135">6.Inne wymagania</text:span><text:span text:style-name="T136"><text:tab/></text:span><text:span text:style-name="T137">10</text:span></text:a></text:p>
          <text:p text:style-name="P138">7.<text:a xlink:href="#__RefHeading___Toc243717274" office:target-frame-name="_top" xlink:show="replace"><text:span text:style-name="T139">Dodatek A: Słownik pojęć i terminów</text:span><text:span text:style-name="T140"><text:tab/>1</text:span><text:span text:style-name="T141">1</text:span></text:a></text:p>
        </text:index-body>
      </text:table-of-content>
      <text:list text:style-name="WW8Num101">
        <text:list-item text:start-value="1">
          <text:p text:style-name="P142"><text:bookmark-start text:name="__RefHeading___Toc243717245"/>Wprowadzenie<text:bookmark-end text:name="__RefHeading___Toc243717245"/></text:p>
          <text:list text:continue-numbering="true">
            <text:list-item>
              <text:p text:style-name="P143"><text:bookmark-start text:name="__RefHeading___Toc243717246"/>Cel dokumentu<text:bookmark-end text:name="__RefHeading___Toc243717246"/></text:p>
            </text:list-item>
          </text:list>
        </text:list-item>
      </text:list>
      <text:p text:style-name="P144">W dokumencie<text:s/>przedstawiono wymagania dla desktopowej gry komputerowej o nazwie Politechnikon.</text:p>
      <text:p text:style-name="P145">Dokument przeznaczony jest głównie dla przedstawicieli wytwórców oprogramowania (uczestników procesu przetargowego).</text:p>
      <text:list text:style-name="WW8Num101" text:continue-numbering="true">
        <text:list-item>
          <text:list>
            <text:list-item>
              <text:p text:style-name="P146"><text:bookmark-start text:name="__RefHeading___Toc243717247"/>Przyjęte zasady w dokumencie<text:bookmark-end text:name="__RefHeading___Toc243717247"/></text:p>
            </text:list-item>
          </text:list>
        </text:list-item>
      </text:list>
      <text:p text:style-name="P147">Śledzenie zmian dokumentu:</text:p>
      <text:p text:style-name="P148">Historia zmian dokumentu znajduje się w tabeli na 2 stronie specyfikacji. Historia zmian przedstawiona jest w odwrotnym do chronologicznego porządku (ostatnie zmiany, góra tabelki).</text:p>
      <text:p text:style-name="P149">Specyficzne wymagania funkcjonalne</text:p>
      <text:p text:style-name="P150">Dodatkowe wymagania funkcjonalne zostaną<text:s/>opisane z wykorzystaniem tabeli przedstawionej poniżej.</text:p>
      <table:table table:style-name="Table151">
        <table:table-columns>
          <table:table-column table:style-name="TableColumn152"/>
          <table:table-column table:style-name="TableColumn153"/>
          <table:table-column table:style-name="TableColumn154"/>
        </table:table-columns>
        <table:table-header-rows>
          <table:table-row table:style-name="TableRow155">
            <table:table-cell table:style-name="TableCell156">
              <text:p text:style-name="P157">ID</text:p>
            </table:table-cell>
            <table:table-cell table:style-name="TableCell158">
              <text:p text:style-name="P159">Wymaganie</text:p>
            </table:table-cell>
            <table:table-cell table:style-name="TableCell160">
              <text:p text:style-name="P161">Priorytet</text:p>
            </table:table-cell>
          </table:table-row>
        </table:table-header-rows>
        <table:table-row table:style-name="TableRow162">
          <table:table-cell table:style-name="TableCell163">
            <text:p text:style-name="P164">&lt;id&gt;</text:p>
          </table:table-cell>
          <table:table-cell table:style-name="TableCell165">
            <text:p text:style-name="P166">&lt;treść reguły&gt;</text:p>
          </table:table-cell>
          <table:table-cell table:style-name="TableCell167">
            <text:p text:style-name="P168">&lt;priorytet&gt;</text:p>
          </table:table-cell>
        </table:table-row>
      </table:table>
      <text:p text:style-name="P169"/>
      <text:p text:style-name="P170">Wymagania pozafunkcjonalne:</text:p>
      <text:p text:style-name="P171">Poszczególne wymagania pozafunkcjonalne będą zapisane przy użycia wzorca umieszczonego poniżej.</text:p>
      <table:table table:style-name="Table172">
        <table:table-columns>
          <table:table-column table:style-name="TableColumn173"/>
          <table:table-column table:style-name="TableColumn174"/>
          <table:table-column table:style-name="TableColumn175"/>
        </table:table-columns>
        <table:table-row table:style-name="TableRow176">
          <table:table-cell table:style-name="TableCell177">
            <text:p text:style-name="P178">ID:</text:p>
          </table:table-cell>
          <table:table-cell table:style-name="TableCell179" table:number-columns-spanned="2">
            <text:p text:style-name="P180">&lt;identyfikator&gt;</text:p>
          </table:table-cell>
          <table:covered-table-cell/>
        </table:table-row>
        <table:table-row table:style-name="TableRow181">
          <table:table-cell table:style-name="TableCell182" table:number-columns-spanned="2">
            <text:p text:style-name="P183">Nazwa:</text:p>
            <text:p text:style-name="P184"/>
          </table:table-cell>
          <table:covered-table-cell/>
          <table:table-cell table:style-name="TableCell185">
            <text:p text:style-name="P186">&lt;nazwa wymagania pozafunkcjonalnego&gt;</text:p>
          </table:table-cell>
        </table:table-row>
        <table:table-row table:style-name="TableRow187">
          <table:table-cell table:style-name="TableCell188" table:number-columns-spanned="2">
            <text:p text:style-name="P189">Priorytet:</text:p>
          </table:table-cell>
          <table:covered-table-cell/>
          <table:table-cell table:style-name="TableCell190">
            <text:p text:style-name="P191">&lt;priorytet wymagania&gt;</text:p>
          </table:table-cell>
        </table:table-row>
        <table:table-row table:style-name="TableRow192">
          <table:table-cell table:style-name="TableCell193" table:number-columns-spanned="2">
            <text:p text:style-name="P194">Opis:</text:p>
          </table:table-cell>
          <table:covered-table-cell/>
          <table:table-cell table:style-name="TableCell195">
            <text:p text:style-name="P196">&lt;pełna treść wymagania&gt;</text:p>
          </table:table-cell>
        </table:table-row>
      </table:table>
      <text:p text:style-name="P197"/>
      <text:list text:style-name="WW8Num101" text:continue-numbering="true">
        <text:list-item>
          <text:list>
            <text:list-item>
              <text:p text:style-name="P198"><text:bookmark-start text:name="__RefHeading___Toc243717248"/>Zakres produktu<text:bookmark-end text:name="__RefHeading___Toc243717248"/></text:p>
            </text:list-item>
          </text:list>
        </text:list-item>
      </text:list>
      <text:p text:style-name="P199">Celem przedsięwzięcia jest stworzenie gry komputerowej rodzaju roguelike, który będzie później dystrybuowany w<text:s/>sklepach internetowych, np. Indiegala.com.</text:p>
      <text:list text:style-name="WW8Num101" text:continue-numbering="true">
        <text:list-item>
          <text:p text:style-name="P200"><text:bookmark-start text:name="__RefHeading___Toc243717250"/><text:soft-page-break/>Opis ogólny<text:bookmark-end text:name="__RefHeading___Toc243717250"/></text:p>
          <text:list text:continue-numbering="true">
            <text:list-item>
              <text:p text:style-name="P201"><text:bookmark-start text:name="__RefHeading___Toc243717251"/>opis produktu<text:bookmark-end text:name="__RefHeading___Toc243717251"/></text:p>
            </text:list-item>
          </text:list>
        </text:list-item>
      </text:list>
      <text:p text:style-name="P202">Opis silnika:</text:p>
      <text:p text:style-name="P203"><text:tab/>Zostanie stworzony autorski silnik gry, które będzie napisany w języku C# z wykorzystaniem biblioteki OpenTK.</text:p>
      <text:p text:style-name="P204"><text:tab/>Na tle innych silników gier będzie go wyróżniała prostota<text:s/>implementacji gier.</text:p>
      <text:p text:style-name="P205"><text:tab/>Efektem ubocznym tego silnika gry będzie gra o nazwie Politechnikon.</text:p>
      <text:p text:style-name="P206">Scenariusz główny:</text:p>
      <text:p text:style-name="P207">0. Gra wyświetla planszę powitalną.</text:p>
      <text:p text:style-name="P208">1. Gracz wybiera z planszy powitalnej przycisk "Rozpocznij nową grę"</text:p>
      <text:p text:style-name="P209">2. Gracz nazywa awatar.</text:p>
      <text:p text:style-name="P210">3. Awatar pojawia się na odkrytym polu na losowo wygenerowanej mapie z resztą zakrytych pól.</text:p>
      <text:p text:style-name="P211">4. Gracz odkrywa pola sąsiadujące z odkrytymi polami.</text:p>
      <text:p text:style-name="P212">5. Gracz eksploruje, walczy z przeciwnikami. Jeśli przegrywa w walce (jego życie spada do zera), gracz kończy grę, przegrywając ją. Jeśli zwycięży, otrzymuje nagrody (przedmioty, punkty doświadczenia) i może kontynuować eksplorację.</text:p>
      <text:p text:style-name="P213">6. Gracz eksploruje, znajduje przedmioty (zbroje, bronie, mikstury oraz inne), które trafiają do plecaka awatara.</text:p>
      <text:p text:style-name="P214">7. Gracz eksploruje na danym poziomie, aż znajduje klucz i znajduje drzwi.</text:p>
      <text:p text:style-name="P215">8. Gracz przechodzi do kolejnej mapy.</text:p>
      <text:p text:style-name="P216">9. Gracz powtarza czynności 4-8 aż do napotkania przeciwnika specjalnego na piątej,<text:s/>dziesiątej,<text:s/>piętnastej oraz dwudziestej mapie.</text:p>
      <text:p text:style-name="P217">10. Na wyżej wymienionych mapach gracz nie znajduje klucza ani drzwi, tylko walczy z przeciwnikiem specjalnym.</text:p>
      <text:p text:style-name="P218">11. Gracz przechodzi do kolejnej mapy jeśli pokona przeciwnika specjalnego. Jeśli przegra walkę (jego życie spadnie do zera), gracz kończy grę, przegrywając ją.</text:p>
      <text:p text:style-name="P219">12. Na dwudziestej mapie gracz walczy z ostatnim przeciwnikiem specjalnym. Jeśli przegrywa w walce (jego życie spada do zera), gracz kończy grę, przegrywając ją. Jeśli zwycięży, gracz kończy grę, wygrywając ją.</text:p>
      <text:p text:style-name="P220">Scenariusz szczegółowy:</text:p>
      <text:p text:style-name="P221">Znajduje się w pliku scenariusz gry.pdf.</text:p>
      <text:p text:style-name="P222">Opis gry:</text:p>
      <text:p text:style-name="P223"><text:tab/>Po wybraniu przez gracza przycisku "Nowa gra" gracz ma możliwość nazwania swojej postaci. Po wykonaniu tej czynności pojawia się mapa składająca się ze stu pól (w proporcjach 10x10) z postacią umiejscowioną na jednym z pól. Wszystkie inne pola są zakryte. Gracz za pomocą myszki odkrywa<text:s/><text:soft-page-break/>kolejne pola (porusza postacią) - gra umożliwia odkrycie tylko tych pól, które sąsiadują z już odkrytymi polami.<text:s/></text:p>
      <text:p text:style-name="P224"><text:tab/>Odkryte pole może być puste, zawierać przeciwnika, przedmiot, klucz lub drzwi. W przypadku odkrycia przeciwnika gracz ma wybór zignorować go lub z nim walczyć.<text:s/></text:p>
      <text:p text:style-name="P225"><text:tab/>W przypadku odkrycia przedmiotu, gracz może zignorować przedmiot lub go podnieść.<text:s/></text:p>
      <text:p text:style-name="P226"><text:tab/>W przypadku odnalezienia klucza, w interfejsie pojawia się napis informujący o posiadaniu klucza przez postać.<text:s/></text:p>
      <text:p text:style-name="P227"><text:tab/>W przypadku napotkania drzwi, gracz ma możliwość je zignorować lub użyć ich jako przejścia do kolejnej planszy, jeżeli gracz jest w posiadaniu klucza.</text:p>
      <text:p text:style-name="P228"><text:tab/>Gra składa się z 20 poziomów - 20 map. Piąta, dziesiąta, piętnasta i dwudziesta mapa nie będzie zawierać klucza - zamiast niego gracz będzie mógł napotkać specjalnego przeciwnika, którego pokonanie zapewni przejście do kolejnego poziomu (mapy).</text:p>
      <text:p text:style-name="P229"><text:tab/>Gracz przegrywa, jeśli jego postać zginie, co dzieje się, gdy jej życie osiągnie liczbę zero.<text:s/></text:p>
      <text:p text:style-name="P230"><text:tab/>Gracz wygrywa, jeśli pokona przeciwnika specjalnego na dwudziestej mapie.</text:p>
      <text:list text:style-name="WW8Num101" text:continue-numbering="true">
        <text:list-item>
          <text:list>
            <text:list-item>
              <text:p text:style-name="P231">Założenia i ZAleżności</text:p>
            </text:list-item>
          </text:list>
        </text:list-item>
      </text:list>
      <text:h text:style-name="P232" text:outline-level="4"><text:bookmark-start text:name="__RefHeading___Toc670_2051658391"/>Założenia<text:bookmark-end text:name="__RefHeading___Toc670_2051658391"/></text:h>
      <text:p text:style-name="P233">Platforma sprzętowa</text:p>
      <text:p text:style-name="P234">Zakłada się, że klient powinien posiadać system z rodziny Windows, minimum Windows XP. Sprzęt powinien posiadać minimum:</text:p>
      <text:p text:style-name="P235">1GB pamięci RAM</text:p>
      <text:p text:style-name="P236">procesor Intel Pentium 4 2GHz lub nowszy</text:p>
      <text:p text:style-name="P237">karta graficzna wspierająca minimum OpenGL 2.0:</text:p>
      <text:p text:style-name="P238">- ATI Radeon z serii x700 lub nowsza</text:p>
      <text:p text:style-name="P239">- NVidia GeForce z serii 5xxx lub nowsza</text:p>
      <text:p text:style-name="P240">- Intel G35 (karta zintegrowana) lub nowsza</text:p>
      <text:p text:style-name="P241">miejsce na dysku 100 MB</text:p>
      <text:p text:style-name="P242"/>
      <text:h text:style-name="P243" text:outline-level="4"><text:bookmark-start text:name="__RefHeading___Toc672_2051658391"/>Zależności<text:bookmark-end text:name="__RefHeading___Toc672_2051658391"/></text:h>
      <text:p text:style-name="P244"><text:bookmark-start text:name="__RefHeading___Toc243717256"/><text:bookmark-end text:name="__RefHeading___Toc243717256"/>VC Redist 2013 dla 32 bitowych systemów</text:p>
      <text:list text:style-name="WW8Num101" text:continue-numbering="true">
        <text:list-item>
          <text:p text:style-name="P245"><text:bookmark-start text:name="__RefHeading___Toc243717261"/><text:soft-page-break/>Wymagania funkcjonalne<text:bookmark-end text:name="__RefHeading___Toc243717261"/></text:p>
          <text:list text:continue-numbering="true">
            <text:list-item>
              <text:p text:style-name="P246">OPIS I PRIORYTET</text:p>
            </text:list-item>
          </text:list>
        </text:list-item>
      </text:list>
      <text:p text:style-name="P247">Silnik gry musi<text:s/>zapewnić funkcjonalność pozwalającą na renderowanie grafiki 2D, odczytywanie plików XML, generowanie tekstu na ekranie, obsługę myszy i klawiatury, a także przechwytywanie oraz obsługę zdarzeń i wyjątków. Po ukończeniu gry ma nastąpić jej zawieszenie, a rankingowanie ma się odbywać na punkty.</text:p>
      <text:p text:style-name="P248">Priorytet: Wysoki</text:p>
      <text:list text:style-name="WW8Num101" text:continue-numbering="true">
        <text:list-item>
          <text:p text:style-name="P249"><text:bookmark-start text:name="__RefHeading___Toc243717266"/><text:soft-page-break/>Charakterystyka interfejsów<text:bookmark-end text:name="__RefHeading___Toc243717266"/></text:p>
          <text:list text:continue-numbering="true">
            <text:list-item>
              <text:p text:style-name="P250"><text:bookmark-start text:name="__RefHeading___Toc243717267"/>Interfejs użytkownika<text:bookmark-end text:name="__RefHeading___Toc243717267"/></text:p>
            </text:list-item>
          </text:list>
        </text:list-item>
      </text:list>
      <text:p text:style-name="P251">Wymagania odnośnie interfejsu użytkownika:</text:p>
      <table:table table:style-name="Table252">
        <table:table-columns>
          <table:table-column table:style-name="TableColumn253"/>
          <table:table-column table:style-name="TableColumn254"/>
          <table:table-column table:style-name="TableColumn255"/>
        </table:table-columns>
        <table:table-header-rows>
          <table:table-row table:style-name="TableRow256">
            <table:table-cell table:style-name="TableCell257">
              <text:p text:style-name="P258">ID</text:p>
            </table:table-cell>
            <table:table-cell table:style-name="TableCell259">
              <text:p text:style-name="P260">Wymaganie</text:p>
            </table:table-cell>
            <table:table-cell table:style-name="TableCell261">
              <text:p text:style-name="P262">Priorytet</text:p>
            </table:table-cell>
          </table:table-row>
        </table:table-header-rows>
        <table:table-row table:style-name="TableRow263">
          <table:table-cell table:style-name="TableCell264">
            <text:p text:style-name="P265">IU1</text:p>
          </table:table-cell>
          <table:table-cell table:style-name="TableCell266">
            <text:p text:style-name="P267">Gra powinna zawierać interfejs<text:s/>użytkownika, który wykorzystuje możliwości silnika:</text:p>
            <text:list text:style-name="WW8Num45" text:continue-numbering="true">
              <text:list-item>
                <text:p text:style-name="P268">4 przyciski (nowa gra, zapisz, wczytaj i zakończ),</text:p>
              </text:list-item>
              <text:list-item>
                <text:p text:style-name="P269">6 pasków stanu postaci (życie, obrona, XP, klucz, poziom, złoto),</text:p>
              </text:list-item>
              <text:list-item>
                <text:p text:style-name="P270">okno ataku, które zawiera miejsce na ekwipunek postaci (broń, zbroję i buty),</text:p>
              </text:list-item>
              <text:list-item>
                <text:p text:style-name="P271">okno plecaka postaci, które wskazuje na zdobyte przez nas przedmioty,</text:p>
              </text:list-item>
              <text:list-item>
                <text:p text:style-name="P272">okno z miksturami postaci,</text:p>
              </text:list-item>
              <text:list-item>
                <text:p text:style-name="P273">okno służące do odczytu komunikatów z gry.</text:p>
              </text:list-item>
            </text:list>
            <text:p text:style-name="P274"/>
          </table:table-cell>
          <table:table-cell table:style-name="TableCell275">
            <text:p text:style-name="P276">Wysoki</text:p>
          </table:table-cell>
        </table:table-row>
      </table:table>
      <text:p text:style-name="P277"/>
      <text:list text:style-name="WW8Num101" text:continue-numbering="true">
        <text:list-item>
          <text:list>
            <text:list-item>
              <text:p text:style-name="P278"><text:bookmark-start text:name="__RefHeading___Toc243717268"/>Interfejsy zewnętrzne<text:bookmark-end text:name="__RefHeading___Toc243717268"/></text:p>
              <text:list text:continue-numbering="true">
                <text:list-item>
                  <text:p text:style-name="P279"><text:bookmark-start text:name="__RefHeading___Toc243717269"/>Interfejsy sprzętowe<text:bookmark-end text:name="__RefHeading___Toc243717269"/></text:p>
                </text:list-item>
              </text:list>
            </text:list-item>
          </text:list>
        </text:list-item>
      </text:list>
      <text:p text:style-name="P280">Nie dotyczy</text:p>
      <text:list text:style-name="WW8Num101" text:continue-numbering="true">
        <text:list-item>
          <text:list>
            <text:list-item>
              <text:list>
                <text:list-item>
                  <text:p text:style-name="P281"><text:bookmark-start text:name="__RefHeading___Toc243717270"/>Interfejsy programistyczne<text:bookmark-end text:name="__RefHeading___Toc243717270"/></text:p>
                </text:list-item>
              </text:list>
            </text:list-item>
          </text:list>
        </text:list-item>
      </text:list>
      <text:p text:style-name="P282">Gra, która bazuje na stworzonym<text:s/>silniku, wykorzystuję klasę abstrakcyjną Object.</text:p>
      <text:list text:style-name="WW8Num101" text:continue-numbering="true">
        <text:list-item>
          <text:list>
            <text:list-item>
              <text:list>
                <text:list-item>
                  <text:p text:style-name="P283"><text:bookmark-start text:name="__RefHeading___Toc243717271"/>Interfejsy komunikacyjne<text:bookmark-end text:name="__RefHeading___Toc243717271"/></text:p>
                </text:list-item>
              </text:list>
            </text:list-item>
          </text:list>
        </text:list-item>
      </text:list>
      <text:p text:style-name="P284">Obsługiwane formaty plików:</text:p>
      <text:p text:style-name="P285">Gra musi umożliwić przyjmowanie, przechowywanie i prezentację dokumentów elementarnych w formacie XML.</text:p>
      <text:list text:style-name="WW8Num101" text:continue-numbering="true">
        <text:list-item>
          <text:p text:style-name="P286"><text:bookmark-start text:name="__RefHeading___Toc243717272"/><text:soft-page-break/>Wymagania pozafunkcjonalne<text:bookmark-end text:name="__RefHeading___Toc243717272"/></text:p>
        </text:list-item>
      </text:list>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P293">ID:</text:p>
          </table:table-cell>
          <table:table-cell table:style-name="TableCell294" table:number-columns-spanned="2">
            <text:p text:style-name="P295">NFR-FUN-DOKŁ-1</text:p>
          </table:table-cell>
          <table:covered-table-cell/>
        </table:table-row>
        <table:table-row table:style-name="TableRow296">
          <table:table-cell table:style-name="TableCell297" table:number-columns-spanned="2">
            <text:p text:style-name="P298">Nazwa:</text:p>
            <text:p text:style-name="P299"/>
          </table:table-cell>
          <table:covered-table-cell/>
          <table:table-cell table:style-name="TableCell300">
            <text:p text:style-name="P301">Wymagania pozafunkcjonalne silnika</text:p>
          </table:table-cell>
        </table:table-row>
        <table:table-row table:style-name="TableRow302">
          <table:table-cell table:style-name="TableCell303" table:number-columns-spanned="2">
            <text:p text:style-name="P304">Priorytet:</text:p>
          </table:table-cell>
          <table:covered-table-cell/>
          <table:table-cell table:style-name="TableCell305">
            <text:p text:style-name="P306">Wysoki</text:p>
          </table:table-cell>
        </table:table-row>
        <table:table-row table:style-name="TableRow307">
          <table:table-cell table:style-name="TableCell308" table:number-columns-spanned="2">
            <text:p text:style-name="P309">Opis:</text:p>
          </table:table-cell>
          <table:covered-table-cell/>
          <table:table-cell table:style-name="TableCell310">
            <text:p text:style-name="P311">Silnik musi zapewnić skalowanie, rekonfigurację, osadzanie nowych usług bez zakłócania pracy innych aplikacji</text:p>
          </table:table-cell>
        </table:table-row>
      </table:table>
      <text:p text:style-name="P312"/>
      <text:list text:style-name="WW8Num101" text:continue-numbering="true">
        <text:list-item>
          <text:p text:style-name="P313"><text:bookmark-start text:name="__RefHeading___Toc243717273"/><text:soft-page-break/>Inne wymagania<text:bookmark-end text:name="__RefHeading___Toc243717273"/></text:p>
        </text:list-item>
      </text:list>
      <text:p text:style-name="P314">Nie zdefiniowano.</text:p>
      <text:list text:style-name="WW8Num101" text:continue-numbering="true">
        <text:list-item>
          <text:p text:style-name="P315"><text:bookmark-start text:name="__RefHeading___Toc243717274"/><text:soft-page-break/>Dodatek A: Słownik pojęć i terminów<text:bookmark-end text:name="__RefHeading___Toc243717274"/></text:p>
        </text:list-item>
      </text:list>
      <text:p text:style-name="SRS-termin">Gracz</text:p>
      <text:p text:style-name="P316">Osoba sterująca aplikacją, w tym także sterująca poczynaniami postaci, wydając jej poszczególne polecenia za pomocą myszy.</text:p>
      <text:p text:style-name="SRS-termin">Pole</text:p>
      <text:p text:style-name="P317">Element gry o wielkości 50 na 50 pikseli, wiele pól składa się na mapę, po której porusza się postać. Pole może być puste, zawierać przeciwnika, przedmiot, klucz lub drzwi. Pole może być zasłonięte, ukrywając zawartość lub odsłonięte przez gracza.</text:p>
      <text:p text:style-name="SRS-termin">Mapa (poziom)</text:p>
      <text:p text:style-name="P318">Element gry składający się ze stu pól z losowo wygenerowaną zawartością każdego pola.</text:p>
      <text:p text:style-name="SRS-termin">Drzwi</text:p>
      <text:p text:style-name="P319">Obiekt, który umożliwia<text:s/>awansowanie do kolejnego poziomu gry.</text:p>
      <text:p text:style-name="SRS-termin">Klucz</text:p>
      <text:p text:style-name="P320">Przedmiot losowo umiejscowiony na jednym zakrytym polu. Jest wymagany do skorzystania z obiektu Drzwi.</text:p>
      <text:p text:style-name="SRS-termin">Przeciwnik specjalny</text:p>
      <text:p text:style-name="P321">Przeciwnik który pojawia się na piątej, dziesiątej, piętnastej i dwudziestej mapie. Jego<text:s/>pokonanie umożliwia przejście do kolejnej mapy.</text:p>
      <text:p text:style-name="SRS-termin">Życie</text:p>
      <text:p text:style-name="P322">Wyznacznik zdrowia postaci. Jeśli spadnie do zera to postać umiera.</text:p>
      <text:p text:style-name="SRS-termin">XP</text:p>
      <text:p text:style-name="P323">Wartość określająca zdobyte przez postać gracza doświadczenie, które przykładowo otrzymujemy za pokonanie przeciwnika.</text:p>
      <text:p text:style-name="SRS-termin">Awatar</text:p>
      <text:p text:style-name="P324">Jest<text:s/>to postać, w którą wciela się gracz.</text:p>
      <text:p text:style-name="P3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mbria, 'Palatino Linotype'" svg:font-family="Cambria, 'Palatino Linotype'" style:font-family-generic="roman"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PS-ItalicMT" svg:font-family="TimesNewRomanPS-Italic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spisutreści1" style:display-name="Nagłówek spisu treści1" style:family="paragraph" style:parent-style-name="Nagłówek1" style:next-style-name="Standard" style:default-outline-level="1">
      <style:text-properties fo:hyphenate="true"/>
    </style:style>
    <style:style style:name="SRS-Nagłówek2" style:display-name="SRS-Nagłówek 2" style:family="paragraph" style:parent-style-name="Nagłówek5" style:next-style-name="Standard" style:default-outline-level="2">
      <style:text-properties fo:language="pl" fo:country="PL" fo:hyphenate="true"/>
    </style:style>
    <style:style style:name="SRS-Nagłówek3" style:display-name="SRS-Nagłówek 3" style:family="paragraph" style:parent-style-name="SRS-Nagłówek2" style:next-style-name="Standard" style:default-outline-level="3">
      <style:text-properties fo:hyphenate="true"/>
    </style:style>
    <style:style style:name="SRS-Nagłówek4" style:display-name="SRS-Nagłówek 4" style:family="paragraph" style:parent-style-name="Nagłówek9" style:next-style-name="Standard" style:default-outline-level="4">
      <style:paragraph-properties fo:text-align="start"/>
      <style:text-properties fo:hyphenate="true"/>
    </style:style>
    <style:style style:name="Normalny" style:display-name="Normalny" style:family="paragraph">
      <style:text-properties fo:hyphenate="false"/>
    </style:style>
    <style:style style:name="Nagłówek1" style:display-name="Nagłówek 1" style:family="paragraph" style:parent-style-name="Standard" style:next-style-name="Standard" style:default-outline-level="1">
      <style:paragraph-properties fo:border-top="none" fo:border-left="none" fo:border-bottom="0.0312in double #0075A2" style:border-line-width-bottom="0.0104in 0.0104in 0.0104in" fo:border-right="none" fo:padding-top="0in" fo:padding-left="0in" fo:padding-bottom="0.0138in" fo:padding-right="0in" style:shadow="none" fo:text-align="center" fo:margin-top="0.2777in"/>
      <style:text-properties fo:text-transform="uppercase" fo:color="#004E6C" fo:letter-spacing="0.0138in" fo:font-size="14pt" style:font-size-asian="14pt" style:font-size-complex="14pt" fo:hyphenate="true"/>
    </style:style>
    <style:style style:name="Nagłówek2" style:display-name="Nagłówek 2" style:family="paragraph" style:parent-style-name="Standard" style:next-style-name="Standard" style:default-outline-level="2">
      <style:paragraph-properties fo:border-top="none" fo:border-left="none" fo:border-bottom="0.0069in solid #004D6C" fo:border-right="none" fo:padding-top="0in" fo:padding-left="0in" fo:padding-bottom="0.0138in" fo:padding-right="0in" style:shadow="none" fo:text-align="center" fo:margin-top="0.2777in"/>
      <style:text-properties fo:text-transform="uppercase" fo:color="#004E6C" fo:letter-spacing="0.0104in" fo:font-size="12pt" style:font-size-asian="12pt" style:font-size-complex="12pt" fo:hyphenate="true"/>
    </style:style>
    <style:style style:name="Nagłówek3" style:display-name="Nagłówek 3" style:family="paragraph" style:parent-style-name="Standard" style:next-style-name="Standard" style:default-outline-level="3">
      <style:paragraph-properties fo:border-top="0.0069in dotted #004D6C" fo:border-left="none" fo:border-bottom="0.0069in dotted #004D6C" fo:border-right="none" fo:padding-top="0.0138in" fo:padding-left="0in" fo:padding-bottom="0.0138in" fo:padding-right="0in" style:shadow="none" fo:text-align="center" fo:margin-top="0.2083in"/>
      <style:text-properties fo:text-transform="uppercase" fo:color="#004D6C" fo:font-size="12pt" style:font-size-asian="12pt" style:font-size-complex="12pt" fo:hyphenate="true"/>
    </style:style>
    <style:style style:name="Nagłówek4" style:display-name="Nagłówek 4" style:family="paragraph" style:parent-style-name="Standard" style:next-style-name="Standard" style:default-outline-level="4">
      <style:paragraph-properties fo:border-top="none" fo:border-left="none" fo:border-bottom="0.0069in dotted #0075A2" fo:border-right="none" fo:padding-top="0in" fo:padding-left="0in" fo:padding-bottom="0.0138in" fo:padding-right="0in" style:shadow="none" fo:margin-bottom="0.0833in"/>
      <style:text-properties fo:text-transform="uppercase" fo:color="#004D6C" fo:letter-spacing="0.0069in" fo:hyphenate="true"/>
    </style:style>
    <style:style style:name="Nagłówek5" style:display-name="Nagłówek 5" style:family="paragraph" style:parent-style-name="Standard" style:next-style-name="Standard" style:default-outline-level="5">
      <style:paragraph-properties fo:margin-top="0.2222in" fo:margin-bottom="0.0833in"/>
      <style:text-properties fo:text-transform="uppercase" fo:color="#004D6C" fo:letter-spacing="0.0069in" fo:hyphenate="true"/>
    </style:style>
    <style:style style:name="Nagłówek6" style:display-name="Nagłówek 6" style:family="paragraph" style:parent-style-name="Standard" style:next-style-name="Standard" style:default-outline-level="6">
      <style:paragraph-properties fo:margin-bottom="0.0833in"/>
      <style:text-properties fo:text-transform="uppercase" fo:color="#0075A2" fo:letter-spacing="0.0069in" fo:hyphenate="true"/>
    </style:style>
    <style:style style:name="Nagłówek7" style:display-name="Nagłówek 7" style:family="paragraph" style:parent-style-name="Standard" style:next-style-name="Standard" style:default-outline-level="7">
      <style:paragraph-properties fo:text-align="center" fo:margin-bottom="0.0833in"/>
      <style:text-properties fo:font-style="italic" style:font-style-asian="italic" style:font-style-complex="italic" fo:text-transform="uppercase" fo:color="#0075A2" fo:letter-spacing="0.0069in" fo:hyphenate="true"/>
    </style:style>
    <style:style style:name="Nagłówek8" style:display-name="Nagłówek 8" style:family="paragraph" style:parent-style-name="Standard" style:next-style-name="Standard" style:default-outline-level="8">
      <style:paragraph-properties fo:text-align="center" fo:margin-bottom="0.0833in"/>
      <style:text-properties fo:text-transform="uppercase" fo:letter-spacing="0.0069in" fo:font-size="10pt" style:font-size-asian="10pt" style:font-size-complex="10pt" fo:hyphenate="true"/>
    </style:style>
    <style:style style:name="Nagłówek9" style:display-name="Nagłówek 9" style:family="paragraph" style:parent-style-name="Standard" style:next-style-name="Standard" style:default-outline-level="9">
      <style:paragraph-properties fo:text-align="center" fo:margin-bottom="0.0833in"/>
      <style:text-properties fo:font-style="italic" style:font-style-asian="italic" style:font-style-complex="italic" fo:text-transform="uppercase" fo:letter-spacing="0.0069in" fo:font-size="10pt" style:font-size-asian="10pt" style:font-size-complex="10pt" fo:hyphenate="true"/>
    </style:style>
    <style:style style:name="Domyślnaczcionkaakapitu" style:display-name="Domyślna czcionka akapitu" style:family="text"/>
    <style:style style:name="Standard" style:display-name="Standard" style:family="paragraph">
      <style:paragraph-properties fo:widows="2" fo:orphans="2" fo:text-align="justify" fo:margin-bottom="0.1388in"/>
      <style:text-properties style:font-name="Cambria, 'Palatino Linotype'" style:font-name-asian="Times New Roman" style:font-name-complex="Times New Roman" fo:font-size="11pt" style:font-size-asian="11pt" style:font-size-complex="11pt" fo:language="en" fo:country="US" style:language-complex="ar" style:country-complex="SA" fo:hyphenate="true"/>
    </style:style>
    <style:style style:name="Heading" style:display-name="Heading" style:family="paragraph" style:parent-style-name="Standard" style:next-style-name="Standard">
      <style:paragraph-properties fo:border-top="0.0034in dotted #004E6C" fo:border-left="none" fo:border-bottom="0.0034in dotted #004E6C" fo:border-right="none" fo:padding-top="0.0138in" fo:padding-left="0in" fo:padding-bottom="0.0833in" fo:padding-right="0in" style:shadow="none" fo:text-align="center" fo:margin-top="0.3472in" fo:margin-bottom="0.2083in"/>
      <style:text-properties fo:text-transform="uppercase" fo:color="#004E6C" fo:letter-spacing="0.0347in" fo:font-size="22pt" style:font-size-asian="22pt" style:font-size-complex="22pt" fo:hyphenate="true"/>
    </style:style>
    <style:style style:name="Textbody" style:display-name="Text body" style:family="paragraph" style:parent-style-name="Standard">
      <style:paragraph-properties style:punctuation-wrap="simple" style:text-autospace="none" fo:margin-bottom="0in" style:line-height-at-least="0.1666in" fo:margin-left="0.4923in">
        <style:tab-stops/>
      </style:paragraph-properties>
      <style:text-properties style:font-name="Arial" style:font-name-asian="Arial" style:font-name-complex="Arial" fo:color="#000000" fo:letter-spacing="-0.0034in" fo:font-size="10pt" style:font-size-asian="10pt" style:font-size-complex="10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next-style-name="Standard">
      <style:text-properties fo:text-transform="uppercase" fo:letter-spacing="0.0069in" fo:font-size="9pt" style:font-size-asian="9pt" style:font-size-complex="9pt" fo:hyphenate="true"/>
    </style:style>
    <style:style style:name="Index" style:display-name="Index" style:family="paragraph" style:parent-style-name="Standard">
      <style:paragraph-properties text:number-lines="false"/>
      <style:text-properties style:font-name-complex="Arial" fo:font-size="12pt" style:font-size-asian="12pt" fo:hyphenate="true"/>
    </style:style>
    <style:style style:name="Cytatintensywny1" style:display-name="Cytat intensywny1" style:family="paragraph" style:parent-style-name="Standard" style:next-style-name="Standard">
      <style:paragraph-properties fo:border-top="0.0034in dotted #004E6C" fo:border-left="none" fo:border-bottom="0.0034in dotted #004E6C" fo:border-right="none" fo:padding-top="0.1388in" fo:padding-left="0in" fo:padding-bottom="0.0555in" fo:padding-right="0in" style:shadow="none" fo:margin-top="0.1111in" fo:line-height="125%" fo:margin-left="1in" fo:margin-right="1in">
        <style:tab-stops/>
      </style:paragraph-properties>
      <style:text-properties fo:text-transform="uppercase" fo:color="#004D6C" fo:letter-spacing="0.0034in" fo:font-size="10pt" style:font-size-asian="10pt" style:font-size-complex="10pt" fo:hyphenate="true"/>
    </style:style>
    <style:style style:name="Podtytuł" style:display-name="Podtytuł" style:family="paragraph" style:parent-style-name="Standard" style:next-style-name="Standard">
      <style:paragraph-properties fo:text-align="center" fo:margin-bottom="0.3888in"/>
      <style:text-properties fo:text-transform="uppercase" fo:letter-spacing="0.0138in" fo:font-size="9pt" style:font-size-asian="9pt" style:font-size-complex="9pt" fo:hyphenate="true"/>
    </style:style>
    <style:style style:name="Bezodstępów1" style:display-name="Bez odstępów1" style:family="paragraph" style:parent-style-name="Standard">
      <style:paragraph-properties fo:margin-bottom="0in"/>
      <style:text-properties fo:hyphenate="true"/>
    </style:style>
    <style:style style:name="Akapitzlistą1" style:display-name="Akapit z listą1" style:family="paragraph" style:parent-style-name="Standard">
      <style:paragraph-properties fo:margin-left="0.5in">
        <style:tab-stops/>
      </style:paragraph-properties>
      <style:text-properties fo:hyphenate="true"/>
    </style:style>
    <style:style style:name="Cytat1" style:display-name="Cytat1" style:family="paragraph" style:parent-style-name="Standard" style:next-style-name="Standard">
      <style:text-properties fo:font-style="italic" style:font-style-asian="italic" style:font-style-complex="italic" fo:hyphenate="true"/>
    </style:style>
    <style:style style:name="Sds" style:display-name="Sds" style:family="paragraph" style:parent-style-name="Standard" style:next-style-name="Standard">
      <style:paragraph-properties style:punctuation-wrap="simple" style:text-autospace="none" fo:margin-top="0.3333in" fo:margin-bottom="0.0833in"/>
      <style:text-properties style:font-name="Arial" style:font-name-asian="Arial" style:font-name-complex="Arial" fo:font-weight="bold" style:font-weight-asian="bold" fo:color="#000000" fo:letter-spacing="-0.0034in" fo:font-size="14pt" style:font-size-asian="14pt" style:font-size-complex="10pt" fo:language="pl" fo:country="PL" fo:hyphenate="true"/>
    </style:style>
    <style:style style:name="Nagłówek" style:display-name="Nagłówek" style:family="paragraph" style:parent-style-name="Standard">
      <style:paragraph-properties fo:margin-bottom="0in"/>
      <style:text-properties fo:hyphenate="true"/>
    </style:style>
    <style:style style:name="Stopka" style:display-name="Stopka" style:family="paragraph" style:parent-style-name="Standard">
      <style:paragraph-properties fo:margin-bottom="0in"/>
      <style:text-properties fo:hyphenate="true"/>
    </style:style>
    <style:style style:name="CCCEA446CAF17FE5F1444D9BD" style:display-name="4098208CCCEA446CAF17FE5F1444D9BD" style:family="paragraph">
      <style:paragraph-properties fo:widows="2" fo:orphans="2" fo:margin-bottom="0.1388in" fo:line-height="115%"/>
      <style:text-properties style:font-name="Calibri" style:font-name-asian="Times New Roman" style:font-name-complex="Calibri" fo:font-size="11pt" style:font-size-asian="11pt" style:font-size-complex="11pt" fo:language="en" fo:country="US" style:language-complex="ar" style:country-complex="SA" fo:hyphenate="false"/>
    </style:style>
    <style:style style:name="Tekstdymka" style:display-name="Tekst dymka" style:family="paragraph" style:parent-style-name="Standard">
      <style:paragraph-properties fo:margin-bottom="0in"/>
      <style:text-properties style:font-name="Tahoma" style:font-name-asian="Tahoma" style:font-name-complex="Tahoma" fo:font-size="8pt" style:font-size-asian="8pt" style:font-size-complex="8pt" fo:hyphenate="true"/>
    </style:style>
    <style:style style:name="Contents1" style:display-name="Contents 1" style:family="paragraph" style:parent-style-name="Standard" style:next-style-name="Standard">
      <style:paragraph-properties fo:margin-bottom="0.0694in"/>
      <style:text-properties fo:hyphenate="true"/>
    </style:style>
    <style:style style:name="Contents3" style:display-name="Contents 3" style:family="paragraph" style:parent-style-name="Standard" style:next-style-name="Standard">
      <style:paragraph-properties fo:margin-bottom="0.0694in" fo:margin-left="0.3055in">
        <style:tab-stops/>
      </style:paragraph-properties>
      <style:text-properties fo:hyphenate="true"/>
    </style:style>
    <style:style style:name="Contents2" style:display-name="Contents 2" style:family="paragraph" style:parent-style-name="Standard" style:next-style-name="Standard">
      <style:paragraph-properties fo:margin-bottom="0.0694in" fo:line-height="115%" fo:margin-left="0.1527in">
        <style:tab-stops/>
      </style:paragraph-properties>
      <style:text-properties fo:language="pl" fo:country="PL" fo:hyphenate="true"/>
    </style:style>
    <style:style style:name="Contents4" style:display-name="Contents 4" style:family="paragraph" style:parent-style-name="Standard" style:next-style-name="Standard">
      <style:paragraph-properties fo:margin-bottom="0.0694in" fo:margin-left="0.4583in">
        <style:tab-stops/>
      </style:paragraph-properties>
      <style:text-properties fo:hyphenate="true"/>
    </style:style>
    <style:style style:name="Akapitsds" style:display-name="Akapit sds" style:family="paragraph" style:parent-style-name="Standard">
      <style:paragraph-properties fo:margin-bottom="0in" fo:margin-left="0.3937in">
        <style:tab-stops/>
      </style:paragraph-properties>
      <style:text-properties style:font-name="Arial" style:font-name-asian="Arial" style:font-name-complex="Arial" fo:font-size="10pt" style:font-size-asian="10pt" style:font-size-complex="12pt" fo:hyphenate="false"/>
    </style:style>
    <style:style style:name="Contents5" style:display-name="Contents 5" style:family="paragraph" style:parent-style-name="Standard" style:next-style-name="Standard">
      <style:paragraph-properties fo:margin-bottom="0.0694in" fo:margin-left="0.6111in">
        <style:tab-stops/>
      </style:paragraph-properties>
      <style:text-properties fo:hyphenate="true"/>
    </style:style>
    <style:style style:name="Contents9" style:display-name="Contents 9" style:family="paragraph" style:parent-style-name="Standard" style:next-style-name="Standard">
      <style:paragraph-properties fo:margin-bottom="0.0694in" fo:margin-left="1.2222in">
        <style:tab-stops/>
      </style:paragraph-properties>
      <style:text-properties fo:hyphenate="true"/>
    </style:style>
    <style:style style:name="NormalnyWeb" style:display-name="Normalny (Web)" style:family="paragraph" style:parent-style-name="Standard">
      <style:paragraph-properties fo:margin-top="0.1944in" fo:margin-bottom="0.1944in"/>
      <style:text-properties style:font-name="Times New Roman" fo:font-size="12pt" style:font-size-asian="12pt" style:font-size-complex="12pt" fo:language="pl" fo:country="PL" fo:hyphenate="true"/>
    </style:style>
    <style:style style:name="HTML-wstępniesformatowany" style:display-name="HTML - wstępnie sformatowany" style:family="paragraph" style:parent-style-name="Standard">
      <style:paragraph-properties fo:margin-bottom="0in"/>
      <style:text-properties style:font-name="Courier New" style:font-name-asian="Courier New" style:font-name-complex="Courier New" fo:font-size="10pt" style:font-size-asian="10pt" style:font-size-complex="10pt" fo:language="pl" fo:country="PL" fo:hyphenate="true"/>
    </style:style>
    <style:style style:name="static" style:display-name="static" style:family="paragraph" style:parent-style-name="Standard">
      <style:paragraph-properties fo:margin-top="0.1944in" fo:margin-bottom="0.1944in"/>
      <style:text-properties style:font-name="Times New Roman" fo:font-size="12pt" style:font-size-asian="12pt" style:font-size-complex="12pt" fo:language="pl" fo:country="PL" fo:hyphenate="true"/>
    </style:style>
    <style:style style:name="SRS-nagłówek1" style:display-name="SRS-nagłówek 1" style:family="paragraph" style:parent-style-name="Nagłówek4" style:default-outline-level="1">
      <style:paragraph-properties fo:widows="0" fo:orphans="0" fo:break-before="page" fo:text-align="start"/>
      <style:text-properties style:font-name="Liberation Serif" style:font-name-asian="SimSun" style:font-name-complex="Arial" fo:font-size="12pt" style:font-size-asian="12pt" style:font-size-complex="12pt" fo:language="pl" fo:country="PL" style:language-complex="hi" style:country-complex="IN" fo:hyphenate="true"/>
    </style:style>
    <style:style style:name="SRS-Dodatek" style:display-name="SRS-Dodatek" style:family="paragraph" style:parent-style-name="SRS-nagłówek1" style:list-style-name="WW8Num101" style:default-outline-level="1">
      <style:text-properties fo:hyphenate="true"/>
    </style:style>
    <style:style style:name="Tekstpodstawowyzwcięciem" style:display-name="Tekst podstawowy z wcięciem" style:family="paragraph" style:parent-style-name="Textbody">
      <style:paragraph-properties style:punctuation-wrap="hanging" style:text-autospace="ideograph-alpha" style:vertical-align="auto" fo:margin-bottom="0.0833in" fo:line-height="100%" fo:margin-left="0in" fo:text-indent="0.1458in">
        <style:tab-stops/>
      </style:paragraph-properties>
      <style:text-properties style:font-name="Cambria, 'Palatino Linotype'" style:font-name-asian="Cambria, 'Palatino Linotype'" style:font-name-complex="Cambria, 'Palatino Linotype'" fo:letter-spacing="normal" fo:font-size="11pt" style:font-size-asian="11pt" style:font-size-complex="11pt" fo:hyphenate="true"/>
    </style:style>
    <style:style style:name="Textbodyindent" style:display-name="Text body indent" style:family="paragraph" style:parent-style-name="Standard">
      <style:paragraph-properties fo:margin-bottom="0.0833in" fo:margin-left="0.1965in">
        <style:tab-stops/>
      </style:paragraph-properties>
      <style:text-properties fo:hyphenate="true"/>
    </style:style>
    <style:style style:name="Tekstpodstawowyzwcięciem2" style:display-name="Tekst podstawowy z wcięciem 2" style:family="paragraph" style:parent-style-name="Textbodyindent">
      <style:paragraph-properties fo:text-indent="0.1458in"/>
      <style:text-properties fo:hyphenate="true"/>
    </style:style>
    <style:style style:name="SRS-Podrozdzial" style:display-name="SRS-Podrozdzial" style:family="paragraph" style:parent-style-name="Standard">
      <style:paragraph-properties fo:margin-bottom="0in"/>
      <style:text-properties fo:font-weight="bold" style:font-weight-asian="bold" fo:color="#0075A2" fo:hyphenate="true"/>
    </style:style>
    <style:style style:name="Endnote" style:display-name="Endnote" style:family="paragraph" style:parent-style-name="Standard">
      <style:text-properties fo:font-size="10pt" style:font-size-asian="10pt" style:font-size-complex="10pt" fo:hyphenate="true"/>
    </style:style>
    <style:style style:name="TableContentsuser" style:display-name="Table Contents (user)" style:family="paragraph" style:parent-style-name="Standard">
      <style:paragraph-properties text:number-lines="false" fo:text-align="start" fo:margin-bottom="0in"/>
      <style:text-properties style:font-name="Times New Roman" fo:font-size="12pt" style:font-size-asian="12pt" style:font-size-complex="12pt" fo:hyphenate="false"/>
    </style:style>
    <style:style style:name="Cytatintensywny" style:display-name="Cytat intensywny" style:family="paragraph" style:parent-style-name="Standard" style:next-style-name="Standard">
      <style:paragraph-properties fo:border-top="0.0034in dotted #004E6C" fo:border-left="none" fo:border-bottom="0.0034in dotted #004E6C" fo:border-right="none" fo:padding-top="0.1388in" fo:padding-left="0in" fo:padding-bottom="0.0555in" fo:padding-right="0in" style:shadow="none" fo:margin-top="0.1111in" fo:line-height="125%" fo:margin-left="1in" fo:margin-right="1in">
        <style:tab-stops/>
      </style:paragraph-properties>
      <style:text-properties fo:text-transform="uppercase" fo:color="#004D6C" fo:letter-spacing="0.0034in" fo:font-size="10pt" style:font-size-asian="10pt" style:font-size-complex="10pt" fo:language="pl" fo:country="PL" fo:hyphenate="true"/>
    </style:style>
    <style:style style:name="Bezodstępów" style:display-name="Bez odstępów" style:family="paragraph" style:parent-style-name="Standard">
      <style:paragraph-properties fo:margin-bottom="0in"/>
      <style:text-properties fo:language="pl" fo:country="PL" fo:hyphenate="true"/>
    </style:style>
    <style:style style:name="Akapitzlistą" style:display-name="Akapit z listą" style:family="paragraph" style:parent-style-name="Standard">
      <style:paragraph-properties fo:margin-left="0.5in">
        <style:tab-stops/>
      </style:paragraph-properties>
      <style:text-properties fo:language="pl" fo:country="PL" fo:hyphenate="true"/>
    </style:style>
    <style:style style:name="Cytat" style:display-name="Cytat" style:family="paragraph" style:parent-style-name="Standard" style:next-style-name="Standard">
      <style:text-properties fo:font-style="italic" style:font-style-asian="italic" style:font-style-complex="italic" fo:language="pl" fo:country="PL" fo:hyphenate="true"/>
    </style:style>
    <style:style style:name="SRS-termin" style:display-name="SRS-termin" style:family="paragraph" style:parent-style-name="Standard" style:next-style-name="Standard">
      <style:paragraph-properties fo:margin-bottom="0in"/>
      <style:text-properties fo:font-weight="bold" style:font-weight-asian="bold" fo:language="pl" fo:country="PL" fo:hyphenate="true"/>
    </style:style>
    <style:style style:name="SRS-Komentarz" style:display-name="SRS-Komentarz" style:family="paragraph" style:parent-style-name="Standard">
      <style:text-properties fo:font-style="italic" style:font-style-asian="italic" fo:color="#999999" fo:language="pl" fo:country="PL"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ytuł" style:display-name="Tytuł" style:family="paragraph" style:parent-style-name="Heading" style:next-style-name="Textbody">
      <style:text-properties fo:font-weight="bold" style:font-weight-asian="bold" style:font-weight-complex="bold" fo:font-size="28pt" style:font-size-asian="28pt" style:font-size-complex="28pt" fo:hyphenate="true"/>
    </style:style>
    <style:style style:name="WW8Num1z0" style:display-name="WW8Num1z0" style:family="text">
      <style:text-properties style:font-name-complex="Times New Roman" fo:font-weight="normal" style:font-weight-asian="norma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text-properties fo:font-weight="normal" style:font-weight-asian="normal"/>
    </style:style>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text-properties style:font-name="Symbol" style:font-name-asian="Symbol" style:font-name-complex="Symbol"/>
    </style:style>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text-properties style:font-name="Symbol" style:font-name-asian="Symbol" style:font-name-complex="Symbol"/>
    </style:style>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33z0" style:display-name="WW8Num33z0" style:family="text"/>
    <style:style style:name="WW8Num33z1" style:display-name="WW8Num33z1" style:family="text"/>
    <style:style style:name="WW8Num33z2" style:display-name="WW8Num33z2" style:family="text"/>
    <style:style style:name="WW8Num33z3" style:display-name="WW8Num33z3" style:family="text"/>
    <style:style style:name="WW8Num33z4" style:display-name="WW8Num33z4" style:family="text"/>
    <style:style style:name="WW8Num33z5" style:display-name="WW8Num33z5" style:family="text"/>
    <style:style style:name="WW8Num33z6" style:display-name="WW8Num33z6" style:family="text"/>
    <style:style style:name="WW8Num33z7" style:display-name="WW8Num33z7" style:family="text"/>
    <style:style style:name="WW8Num33z8" style:display-name="WW8Num33z8" style:family="text"/>
    <style:style style:name="WW8Num34z0" style:display-name="WW8Num34z0" style:family="text"/>
    <style:style style:name="WW8Num34z1" style:display-name="WW8Num34z1" style:family="text"/>
    <style:style style:name="WW8Num34z2" style:display-name="WW8Num34z2" style:family="text"/>
    <style:style style:name="WW8Num34z3" style:display-name="WW8Num34z3" style:family="text"/>
    <style:style style:name="WW8Num34z4" style:display-name="WW8Num34z4" style:family="text"/>
    <style:style style:name="WW8Num34z5" style:display-name="WW8Num34z5" style:family="text"/>
    <style:style style:name="WW8Num34z6" style:display-name="WW8Num34z6" style:family="text"/>
    <style:style style:name="WW8Num34z7" style:display-name="WW8Num34z7" style:family="text"/>
    <style:style style:name="WW8Num34z8" style:display-name="WW8Num34z8" style:family="text"/>
    <style:style style:name="WW8Num35z0" style:display-name="WW8Num35z0" style:family="text">
      <style:text-properties style:font-name="Symbol" style:font-name-asian="Symbol" style:font-name-complex="Symbol"/>
    </style:style>
    <style:style style:name="WW8Num35z1" style:display-name="WW8Num35z1" style:family="text"/>
    <style:style style:name="WW8Num35z2" style:display-name="WW8Num35z2" style:family="text"/>
    <style:style style:name="WW8Num35z3" style:display-name="WW8Num35z3" style:family="text"/>
    <style:style style:name="WW8Num35z4" style:display-name="WW8Num35z4" style:family="text"/>
    <style:style style:name="WW8Num35z5" style:display-name="WW8Num35z5" style:family="text"/>
    <style:style style:name="WW8Num35z6" style:display-name="WW8Num35z6" style:family="text"/>
    <style:style style:name="WW8Num35z7" style:display-name="WW8Num35z7" style:family="text"/>
    <style:style style:name="WW8Num35z8" style:display-name="WW8Num35z8" style:family="text"/>
    <style:style style:name="WW8Num36z0" style:display-name="WW8Num36z0" style:family="text"/>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style style:name="WW8Num37z1" style:display-name="WW8Num37z1" style:family="text"/>
    <style:style style:name="WW8Num37z2" style:display-name="WW8Num37z2" style:family="text"/>
    <style:style style:name="WW8Num37z3" style:display-name="WW8Num37z3" style:family="text"/>
    <style:style style:name="WW8Num37z4" style:display-name="WW8Num37z4" style:family="text"/>
    <style:style style:name="WW8Num37z5" style:display-name="WW8Num37z5" style:family="text"/>
    <style:style style:name="WW8Num37z6" style:display-name="WW8Num37z6" style:family="text"/>
    <style:style style:name="WW8Num37z7" style:display-name="WW8Num37z7" style:family="text"/>
    <style:style style:name="WW8Num37z8" style:display-name="WW8Num37z8" style:family="text"/>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style style:name="WW8Num39z1" style:display-name="WW8Num39z1" style:family="text"/>
    <style:style style:name="WW8Num39z2" style:display-name="WW8Num39z2" style:family="text"/>
    <style:style style:name="WW8Num39z3" style:display-name="WW8Num39z3" style:family="text"/>
    <style:style style:name="WW8Num39z4" style:display-name="WW8Num39z4" style:family="text"/>
    <style:style style:name="WW8Num39z5" style:display-name="WW8Num39z5" style:family="text"/>
    <style:style style:name="WW8Num39z6" style:display-name="WW8Num39z6" style:family="text"/>
    <style:style style:name="WW8Num39z7" style:display-name="WW8Num39z7" style:family="text"/>
    <style:style style:name="WW8Num39z8" style:display-name="WW8Num39z8" style:family="text"/>
    <style:style style:name="WW8Num40z0" style:display-name="WW8Num40z0" style:family="text"/>
    <style:style style:name="WW8Num40z1" style:display-name="WW8Num40z1" style:family="text"/>
    <style:style style:name="WW8Num40z2" style:display-name="WW8Num40z2" style:family="text"/>
    <style:style style:name="WW8Num40z3" style:display-name="WW8Num40z3" style:family="text"/>
    <style:style style:name="WW8Num40z4" style:display-name="WW8Num40z4" style:family="text"/>
    <style:style style:name="WW8Num40z5" style:display-name="WW8Num40z5" style:family="text"/>
    <style:style style:name="WW8Num40z6" style:display-name="WW8Num40z6" style:family="text"/>
    <style:style style:name="WW8Num40z7" style:display-name="WW8Num40z7" style:family="text"/>
    <style:style style:name="WW8Num40z8" style:display-name="WW8Num40z8" style:family="text"/>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2z0" style:display-name="WW8Num42z0" style:family="text"/>
    <style:style style:name="WW8Num42z1" style:display-name="WW8Num42z1" style:family="text"/>
    <style:style style:name="WW8Num42z2" style:display-name="WW8Num42z2" style:family="text"/>
    <style:style style:name="WW8Num42z3" style:display-name="WW8Num42z3" style:family="text"/>
    <style:style style:name="WW8Num42z4" style:display-name="WW8Num42z4" style:family="text"/>
    <style:style style:name="WW8Num42z5" style:display-name="WW8Num42z5" style:family="text"/>
    <style:style style:name="WW8Num42z6" style:display-name="WW8Num42z6" style:family="text"/>
    <style:style style:name="WW8Num42z7" style:display-name="WW8Num42z7" style:family="text"/>
    <style:style style:name="WW8Num42z8" style:display-name="WW8Num42z8" style:family="text"/>
    <style:style style:name="WW8Num43z0" style:display-name="WW8Num43z0" style:family="text"/>
    <style:style style:name="WW8Num43z1" style:display-name="WW8Num43z1" style:family="text"/>
    <style:style style:name="WW8Num43z2" style:display-name="WW8Num43z2" style:family="text"/>
    <style:style style:name="WW8Num43z3" style:display-name="WW8Num43z3" style:family="text"/>
    <style:style style:name="WW8Num43z4" style:display-name="WW8Num43z4" style:family="text"/>
    <style:style style:name="WW8Num43z5" style:display-name="WW8Num43z5" style:family="text"/>
    <style:style style:name="WW8Num43z6" style:display-name="WW8Num43z6" style:family="text"/>
    <style:style style:name="WW8Num43z7" style:display-name="WW8Num43z7" style:family="text"/>
    <style:style style:name="WW8Num43z8" style:display-name="WW8Num43z8" style:family="text"/>
    <style:style style:name="WW8Num44z0" style:display-name="WW8Num44z0" style:family="text">
      <style:text-properties style:font-name="Courier New" style:font-name-asian="Courier New" style:font-name-complex="Courier New"/>
    </style:style>
    <style:style style:name="WW8Num44z2" style:display-name="WW8Num44z2" style:family="text">
      <style:text-properties style:font-name="Wingdings" style:font-name-asian="Wingdings" style:font-name-complex="Wingdings"/>
    </style:style>
    <style:style style:name="WW8Num44z3" style:display-name="WW8Num44z3" style:family="text">
      <style:text-properties style:font-name="Symbol" style:font-name-asian="Symbol" style:font-name-complex="Symbol"/>
    </style:style>
    <style:style style:name="WW8Num45z0" style:display-name="WW8Num45z0" style:family="text"/>
    <style:style style:name="WW8Num45z1" style:display-name="WW8Num45z1" style:family="text"/>
    <style:style style:name="WW8Num45z2" style:display-name="WW8Num45z2" style:family="text"/>
    <style:style style:name="WW8Num45z3" style:display-name="WW8Num45z3" style:family="text"/>
    <style:style style:name="WW8Num45z4" style:display-name="WW8Num45z4" style:family="text"/>
    <style:style style:name="WW8Num45z5" style:display-name="WW8Num45z5" style:family="text"/>
    <style:style style:name="WW8Num45z6" style:display-name="WW8Num45z6" style:family="text"/>
    <style:style style:name="WW8Num45z7" style:display-name="WW8Num45z7" style:family="text"/>
    <style:style style:name="WW8Num45z8" style:display-name="WW8Num45z8" style:family="text"/>
    <style:style style:name="WW8Num46z0" style:display-name="WW8Num46z0" style:family="text"/>
    <style:style style:name="WW8Num46z1" style:display-name="WW8Num46z1" style:family="text"/>
    <style:style style:name="WW8Num46z2" style:display-name="WW8Num46z2" style:family="text"/>
    <style:style style:name="WW8Num46z3" style:display-name="WW8Num46z3" style:family="text"/>
    <style:style style:name="WW8Num46z4" style:display-name="WW8Num46z4" style:family="text"/>
    <style:style style:name="WW8Num46z5" style:display-name="WW8Num46z5" style:family="text"/>
    <style:style style:name="WW8Num46z6" style:display-name="WW8Num46z6" style:family="text"/>
    <style:style style:name="WW8Num46z7" style:display-name="WW8Num46z7" style:family="text"/>
    <style:style style:name="WW8Num46z8" style:display-name="WW8Num46z8" style:family="text"/>
    <style:style style:name="WW8Num47z0" style:display-name="WW8Num47z0" style:family="text"/>
    <style:style style:name="WW8Num47z1" style:display-name="WW8Num47z1" style:family="text"/>
    <style:style style:name="WW8Num47z2" style:display-name="WW8Num47z2" style:family="text"/>
    <style:style style:name="WW8Num47z3" style:display-name="WW8Num47z3" style:family="text"/>
    <style:style style:name="WW8Num47z4" style:display-name="WW8Num47z4" style:family="text"/>
    <style:style style:name="WW8Num47z5" style:display-name="WW8Num47z5" style:family="text"/>
    <style:style style:name="WW8Num47z6" style:display-name="WW8Num47z6" style:family="text"/>
    <style:style style:name="WW8Num47z7" style:display-name="WW8Num47z7" style:family="text"/>
    <style:style style:name="WW8Num47z8" style:display-name="WW8Num47z8" style:family="text"/>
    <style:style style:name="WW8Num48z0" style:display-name="WW8Num48z0" style:family="text"/>
    <style:style style:name="WW8Num48z1" style:display-name="WW8Num48z1" style:family="text"/>
    <style:style style:name="WW8Num48z2" style:display-name="WW8Num48z2" style:family="text"/>
    <style:style style:name="WW8Num48z3" style:display-name="WW8Num48z3" style:family="text"/>
    <style:style style:name="WW8Num48z4" style:display-name="WW8Num48z4" style:family="text"/>
    <style:style style:name="WW8Num48z5" style:display-name="WW8Num48z5" style:family="text"/>
    <style:style style:name="WW8Num48z6" style:display-name="WW8Num48z6" style:family="text"/>
    <style:style style:name="WW8Num48z7" style:display-name="WW8Num48z7" style:family="text"/>
    <style:style style:name="WW8Num48z8" style:display-name="WW8Num48z8" style:family="text"/>
    <style:style style:name="WW8Num49z0" style:display-name="WW8Num49z0" style:family="text"/>
    <style:style style:name="WW8Num49z1" style:display-name="WW8Num49z1" style:family="text"/>
    <style:style style:name="WW8Num49z2" style:display-name="WW8Num49z2" style:family="text"/>
    <style:style style:name="WW8Num49z3" style:display-name="WW8Num49z3" style:family="text"/>
    <style:style style:name="WW8Num49z4" style:display-name="WW8Num49z4" style:family="text"/>
    <style:style style:name="WW8Num49z5" style:display-name="WW8Num49z5" style:family="text"/>
    <style:style style:name="WW8Num49z6" style:display-name="WW8Num49z6" style:family="text"/>
    <style:style style:name="WW8Num49z7" style:display-name="WW8Num49z7" style:family="text"/>
    <style:style style:name="WW8Num49z8" style:display-name="WW8Num49z8" style:family="text"/>
    <style:style style:name="WW8Num50z0" style:display-name="WW8Num50z0" style:family="text"/>
    <style:style style:name="WW8Num50z1" style:display-name="WW8Num50z1" style:family="text"/>
    <style:style style:name="WW8Num50z2" style:display-name="WW8Num50z2" style:family="text"/>
    <style:style style:name="WW8Num50z3" style:display-name="WW8Num50z3" style:family="text"/>
    <style:style style:name="WW8Num50z4" style:display-name="WW8Num50z4" style:family="text"/>
    <style:style style:name="WW8Num50z5" style:display-name="WW8Num50z5" style:family="text"/>
    <style:style style:name="WW8Num50z6" style:display-name="WW8Num50z6" style:family="text"/>
    <style:style style:name="WW8Num50z7" style:display-name="WW8Num50z7" style:family="text"/>
    <style:style style:name="WW8Num50z8" style:display-name="WW8Num50z8" style:family="text"/>
    <style:style style:name="WW8Num51z0" style:display-name="WW8Num51z0" style:family="text"/>
    <style:style style:name="WW8Num51z1" style:display-name="WW8Num51z1" style:family="text"/>
    <style:style style:name="WW8Num51z2" style:display-name="WW8Num51z2" style:family="text"/>
    <style:style style:name="WW8Num51z3" style:display-name="WW8Num51z3" style:family="text"/>
    <style:style style:name="WW8Num51z4" style:display-name="WW8Num51z4" style:family="text"/>
    <style:style style:name="WW8Num51z5" style:display-name="WW8Num51z5" style:family="text"/>
    <style:style style:name="WW8Num51z6" style:display-name="WW8Num51z6" style:family="text"/>
    <style:style style:name="WW8Num51z7" style:display-name="WW8Num51z7" style:family="text"/>
    <style:style style:name="WW8Num51z8" style:display-name="WW8Num51z8" style:family="text"/>
    <style:style style:name="WW8Num52z0" style:display-name="WW8Num52z0" style:family="text"/>
    <style:style style:name="WW8Num52z1" style:display-name="WW8Num52z1" style:family="text"/>
    <style:style style:name="WW8Num52z2" style:display-name="WW8Num52z2" style:family="text"/>
    <style:style style:name="WW8Num52z3" style:display-name="WW8Num52z3" style:family="text"/>
    <style:style style:name="WW8Num52z4" style:display-name="WW8Num52z4" style:family="text"/>
    <style:style style:name="WW8Num52z5" style:display-name="WW8Num52z5" style:family="text"/>
    <style:style style:name="WW8Num52z6" style:display-name="WW8Num52z6" style:family="text"/>
    <style:style style:name="WW8Num52z7" style:display-name="WW8Num52z7" style:family="text"/>
    <style:style style:name="WW8Num52z8" style:display-name="WW8Num52z8" style:family="text"/>
    <style:style style:name="WW8Num53z0" style:display-name="WW8Num53z0" style:family="text"/>
    <style:style style:name="WW8Num53z1" style:display-name="WW8Num53z1" style:family="text"/>
    <style:style style:name="WW8Num53z2" style:display-name="WW8Num53z2" style:family="text"/>
    <style:style style:name="WW8Num53z3" style:display-name="WW8Num53z3" style:family="text"/>
    <style:style style:name="WW8Num53z4" style:display-name="WW8Num53z4" style:family="text"/>
    <style:style style:name="WW8Num53z5" style:display-name="WW8Num53z5" style:family="text"/>
    <style:style style:name="WW8Num53z6" style:display-name="WW8Num53z6" style:family="text"/>
    <style:style style:name="WW8Num53z7" style:display-name="WW8Num53z7" style:family="text"/>
    <style:style style:name="WW8Num53z8" style:display-name="WW8Num53z8" style:family="text"/>
    <style:style style:name="WW8Num54z0" style:display-name="WW8Num54z0" style:family="text"/>
    <style:style style:name="WW8Num54z1" style:display-name="WW8Num54z1" style:family="text"/>
    <style:style style:name="WW8Num54z2" style:display-name="WW8Num54z2" style:family="text"/>
    <style:style style:name="WW8Num54z3" style:display-name="WW8Num54z3" style:family="text"/>
    <style:style style:name="WW8Num54z4" style:display-name="WW8Num54z4" style:family="text"/>
    <style:style style:name="WW8Num54z5" style:display-name="WW8Num54z5" style:family="text"/>
    <style:style style:name="WW8Num54z6" style:display-name="WW8Num54z6" style:family="text"/>
    <style:style style:name="WW8Num54z7" style:display-name="WW8Num54z7" style:family="text"/>
    <style:style style:name="WW8Num54z8" style:display-name="WW8Num54z8" style:family="text"/>
    <style:style style:name="WW8Num55z0" style:display-name="WW8Num55z0" style:family="text"/>
    <style:style style:name="WW8Num55z1" style:display-name="WW8Num55z1" style:family="text"/>
    <style:style style:name="WW8Num55z2" style:display-name="WW8Num55z2" style:family="text"/>
    <style:style style:name="WW8Num55z3" style:display-name="WW8Num55z3" style:family="text"/>
    <style:style style:name="WW8Num55z4" style:display-name="WW8Num55z4" style:family="text"/>
    <style:style style:name="WW8Num55z5" style:display-name="WW8Num55z5" style:family="text"/>
    <style:style style:name="WW8Num55z6" style:display-name="WW8Num55z6" style:family="text"/>
    <style:style style:name="WW8Num55z7" style:display-name="WW8Num55z7" style:family="text"/>
    <style:style style:name="WW8Num55z8" style:display-name="WW8Num55z8" style:family="text"/>
    <style:style style:name="WW8Num56z0" style:display-name="WW8Num56z0" style:family="text"/>
    <style:style style:name="WW8Num56z1" style:display-name="WW8Num56z1" style:family="text"/>
    <style:style style:name="WW8Num56z2" style:display-name="WW8Num56z2" style:family="text"/>
    <style:style style:name="WW8Num56z3" style:display-name="WW8Num56z3" style:family="text"/>
    <style:style style:name="WW8Num56z4" style:display-name="WW8Num56z4" style:family="text"/>
    <style:style style:name="WW8Num56z5" style:display-name="WW8Num56z5" style:family="text"/>
    <style:style style:name="WW8Num56z6" style:display-name="WW8Num56z6" style:family="text"/>
    <style:style style:name="WW8Num56z7" style:display-name="WW8Num56z7" style:family="text"/>
    <style:style style:name="WW8Num56z8" style:display-name="WW8Num56z8" style:family="text"/>
    <style:style style:name="WW8Num57z0" style:display-name="WW8Num57z0" style:family="text"/>
    <style:style style:name="WW8Num57z1" style:display-name="WW8Num57z1" style:family="text"/>
    <style:style style:name="WW8Num57z2" style:display-name="WW8Num57z2" style:family="text"/>
    <style:style style:name="WW8Num57z3" style:display-name="WW8Num57z3" style:family="text"/>
    <style:style style:name="WW8Num57z4" style:display-name="WW8Num57z4" style:family="text"/>
    <style:style style:name="WW8Num57z5" style:display-name="WW8Num57z5" style:family="text"/>
    <style:style style:name="WW8Num57z6" style:display-name="WW8Num57z6" style:family="text"/>
    <style:style style:name="WW8Num57z7" style:display-name="WW8Num57z7" style:family="text"/>
    <style:style style:name="WW8Num57z8" style:display-name="WW8Num57z8" style:family="text"/>
    <style:style style:name="WW8Num58z0" style:display-name="WW8Num58z0" style:family="text"/>
    <style:style style:name="WW8Num58z1" style:display-name="WW8Num58z1" style:family="text"/>
    <style:style style:name="WW8Num58z2" style:display-name="WW8Num58z2" style:family="text"/>
    <style:style style:name="WW8Num58z3" style:display-name="WW8Num58z3" style:family="text"/>
    <style:style style:name="WW8Num58z4" style:display-name="WW8Num58z4" style:family="text"/>
    <style:style style:name="WW8Num58z5" style:display-name="WW8Num58z5" style:family="text"/>
    <style:style style:name="WW8Num58z6" style:display-name="WW8Num58z6" style:family="text"/>
    <style:style style:name="WW8Num58z7" style:display-name="WW8Num58z7" style:family="text"/>
    <style:style style:name="WW8Num58z8" style:display-name="WW8Num58z8" style:family="text"/>
    <style:style style:name="WW8Num59z0" style:display-name="WW8Num59z0" style:family="text"/>
    <style:style style:name="WW8Num59z1" style:display-name="WW8Num59z1" style:family="text"/>
    <style:style style:name="WW8Num59z2" style:display-name="WW8Num59z2" style:family="text"/>
    <style:style style:name="WW8Num59z3" style:display-name="WW8Num59z3" style:family="text"/>
    <style:style style:name="WW8Num59z4" style:display-name="WW8Num59z4" style:family="text"/>
    <style:style style:name="WW8Num59z5" style:display-name="WW8Num59z5" style:family="text"/>
    <style:style style:name="WW8Num59z6" style:display-name="WW8Num59z6" style:family="text"/>
    <style:style style:name="WW8Num59z7" style:display-name="WW8Num59z7" style:family="text"/>
    <style:style style:name="WW8Num59z8" style:display-name="WW8Num59z8" style:family="text"/>
    <style:style style:name="WW8Num60z0" style:display-name="WW8Num60z0" style:family="text"/>
    <style:style style:name="WW8Num60z1" style:display-name="WW8Num60z1" style:family="text"/>
    <style:style style:name="WW8Num60z2" style:display-name="WW8Num60z2" style:family="text"/>
    <style:style style:name="WW8Num60z3" style:display-name="WW8Num60z3" style:family="text"/>
    <style:style style:name="WW8Num60z4" style:display-name="WW8Num60z4" style:family="text"/>
    <style:style style:name="WW8Num60z5" style:display-name="WW8Num60z5" style:family="text"/>
    <style:style style:name="WW8Num60z6" style:display-name="WW8Num60z6" style:family="text"/>
    <style:style style:name="WW8Num60z7" style:display-name="WW8Num60z7" style:family="text"/>
    <style:style style:name="WW8Num60z8" style:display-name="WW8Num60z8" style:family="text"/>
    <style:style style:name="WW8Num61z0" style:display-name="WW8Num61z0" style:family="text"/>
    <style:style style:name="WW8Num61z1" style:display-name="WW8Num61z1" style:family="text"/>
    <style:style style:name="WW8Num61z2" style:display-name="WW8Num61z2" style:family="text"/>
    <style:style style:name="WW8Num61z3" style:display-name="WW8Num61z3" style:family="text"/>
    <style:style style:name="WW8Num61z4" style:display-name="WW8Num61z4" style:family="text"/>
    <style:style style:name="WW8Num61z5" style:display-name="WW8Num61z5" style:family="text"/>
    <style:style style:name="WW8Num61z6" style:display-name="WW8Num61z6" style:family="text"/>
    <style:style style:name="WW8Num61z7" style:display-name="WW8Num61z7" style:family="text"/>
    <style:style style:name="WW8Num61z8" style:display-name="WW8Num61z8" style:family="text"/>
    <style:style style:name="WW8Num62z0" style:display-name="WW8Num62z0" style:family="text"/>
    <style:style style:name="WW8Num62z1" style:display-name="WW8Num62z1" style:family="text"/>
    <style:style style:name="WW8Num62z2" style:display-name="WW8Num62z2" style:family="text"/>
    <style:style style:name="WW8Num62z3" style:display-name="WW8Num62z3" style:family="text"/>
    <style:style style:name="WW8Num62z4" style:display-name="WW8Num62z4" style:family="text"/>
    <style:style style:name="WW8Num62z5" style:display-name="WW8Num62z5" style:family="text"/>
    <style:style style:name="WW8Num62z6" style:display-name="WW8Num62z6" style:family="text"/>
    <style:style style:name="WW8Num62z7" style:display-name="WW8Num62z7" style:family="text"/>
    <style:style style:name="WW8Num62z8" style:display-name="WW8Num62z8" style:family="text"/>
    <style:style style:name="WW8Num63z0" style:display-name="WW8Num63z0" style:family="text"/>
    <style:style style:name="WW8Num63z1" style:display-name="WW8Num63z1" style:family="text"/>
    <style:style style:name="WW8Num63z2" style:display-name="WW8Num63z2" style:family="text"/>
    <style:style style:name="WW8Num63z3" style:display-name="WW8Num63z3" style:family="text"/>
    <style:style style:name="WW8Num63z4" style:display-name="WW8Num63z4" style:family="text"/>
    <style:style style:name="WW8Num63z5" style:display-name="WW8Num63z5" style:family="text"/>
    <style:style style:name="WW8Num63z6" style:display-name="WW8Num63z6" style:family="text"/>
    <style:style style:name="WW8Num63z7" style:display-name="WW8Num63z7" style:family="text"/>
    <style:style style:name="WW8Num63z8" style:display-name="WW8Num63z8" style:family="text"/>
    <style:style style:name="WW8Num64z0" style:display-name="WW8Num64z0" style:family="text">
      <style:text-properties style:font-name="Symbol" style:font-name-asian="Symbol" style:font-name-complex="Symbol"/>
    </style:style>
    <style:style style:name="WW8Num64z1" style:display-name="WW8Num64z1" style:family="text">
      <style:text-properties style:font-name="Courier New" style:font-name-asian="Courier New" style:font-name-complex="Courier New"/>
    </style:style>
    <style:style style:name="WW8Num64z2" style:display-name="WW8Num64z2" style:family="text">
      <style:text-properties style:font-name="Wingdings" style:font-name-asian="Wingdings" style:font-name-complex="Wingdings"/>
    </style:style>
    <style:style style:name="WW8Num65z0" style:display-name="WW8Num65z0" style:family="text"/>
    <style:style style:name="WW8Num65z1" style:display-name="WW8Num65z1" style:family="text"/>
    <style:style style:name="WW8Num65z2" style:display-name="WW8Num65z2" style:family="text"/>
    <style:style style:name="WW8Num65z3" style:display-name="WW8Num65z3" style:family="text"/>
    <style:style style:name="WW8Num65z4" style:display-name="WW8Num65z4" style:family="text"/>
    <style:style style:name="WW8Num65z5" style:display-name="WW8Num65z5" style:family="text"/>
    <style:style style:name="WW8Num65z6" style:display-name="WW8Num65z6" style:family="text"/>
    <style:style style:name="WW8Num65z7" style:display-name="WW8Num65z7" style:family="text"/>
    <style:style style:name="WW8Num65z8" style:display-name="WW8Num65z8" style:family="text"/>
    <style:style style:name="WW8Num66z0" style:display-name="WW8Num66z0" style:family="text"/>
    <style:style style:name="WW8Num66z1" style:display-name="WW8Num66z1" style:family="text"/>
    <style:style style:name="WW8Num66z2" style:display-name="WW8Num66z2" style:family="text"/>
    <style:style style:name="WW8Num66z3" style:display-name="WW8Num66z3" style:family="text"/>
    <style:style style:name="WW8Num66z4" style:display-name="WW8Num66z4" style:family="text"/>
    <style:style style:name="WW8Num66z5" style:display-name="WW8Num66z5" style:family="text"/>
    <style:style style:name="WW8Num66z6" style:display-name="WW8Num66z6" style:family="text"/>
    <style:style style:name="WW8Num66z7" style:display-name="WW8Num66z7" style:family="text"/>
    <style:style style:name="WW8Num66z8" style:display-name="WW8Num66z8" style:family="text"/>
    <style:style style:name="WW8Num67z0" style:display-name="WW8Num67z0" style:family="text"/>
    <style:style style:name="WW8Num67z1" style:display-name="WW8Num67z1" style:family="text"/>
    <style:style style:name="WW8Num67z2" style:display-name="WW8Num67z2" style:family="text"/>
    <style:style style:name="WW8Num67z3" style:display-name="WW8Num67z3" style:family="text"/>
    <style:style style:name="WW8Num67z4" style:display-name="WW8Num67z4" style:family="text"/>
    <style:style style:name="WW8Num67z5" style:display-name="WW8Num67z5" style:family="text"/>
    <style:style style:name="WW8Num67z6" style:display-name="WW8Num67z6" style:family="text"/>
    <style:style style:name="WW8Num67z7" style:display-name="WW8Num67z7" style:family="text"/>
    <style:style style:name="WW8Num67z8" style:display-name="WW8Num67z8" style:family="text"/>
    <style:style style:name="WW8Num68z0" style:display-name="WW8Num68z0" style:family="text"/>
    <style:style style:name="WW8Num68z1" style:display-name="WW8Num68z1" style:family="text"/>
    <style:style style:name="WW8Num68z2" style:display-name="WW8Num68z2" style:family="text"/>
    <style:style style:name="WW8Num68z3" style:display-name="WW8Num68z3" style:family="text"/>
    <style:style style:name="WW8Num68z4" style:display-name="WW8Num68z4" style:family="text"/>
    <style:style style:name="WW8Num68z5" style:display-name="WW8Num68z5" style:family="text"/>
    <style:style style:name="WW8Num68z6" style:display-name="WW8Num68z6" style:family="text"/>
    <style:style style:name="WW8Num68z7" style:display-name="WW8Num68z7" style:family="text"/>
    <style:style style:name="WW8Num68z8" style:display-name="WW8Num68z8" style:family="text"/>
    <style:style style:name="WW8Num69z0" style:display-name="WW8Num69z0" style:family="text"/>
    <style:style style:name="WW8Num69z1" style:display-name="WW8Num69z1" style:family="text"/>
    <style:style style:name="WW8Num69z2" style:display-name="WW8Num69z2" style:family="text"/>
    <style:style style:name="WW8Num69z3" style:display-name="WW8Num69z3" style:family="text"/>
    <style:style style:name="WW8Num69z4" style:display-name="WW8Num69z4" style:family="text"/>
    <style:style style:name="WW8Num69z5" style:display-name="WW8Num69z5" style:family="text"/>
    <style:style style:name="WW8Num69z6" style:display-name="WW8Num69z6" style:family="text"/>
    <style:style style:name="WW8Num69z7" style:display-name="WW8Num69z7" style:family="text"/>
    <style:style style:name="WW8Num69z8" style:display-name="WW8Num69z8" style:family="text"/>
    <style:style style:name="WW8Num70z0" style:display-name="WW8Num70z0" style:family="text"/>
    <style:style style:name="WW8Num70z1" style:display-name="WW8Num70z1" style:family="text"/>
    <style:style style:name="WW8Num70z2" style:display-name="WW8Num70z2" style:family="text"/>
    <style:style style:name="WW8Num70z3" style:display-name="WW8Num70z3" style:family="text"/>
    <style:style style:name="WW8Num70z4" style:display-name="WW8Num70z4" style:family="text"/>
    <style:style style:name="WW8Num70z5" style:display-name="WW8Num70z5" style:family="text"/>
    <style:style style:name="WW8Num70z6" style:display-name="WW8Num70z6" style:family="text"/>
    <style:style style:name="WW8Num70z7" style:display-name="WW8Num70z7" style:family="text"/>
    <style:style style:name="WW8Num70z8" style:display-name="WW8Num70z8" style:family="text"/>
    <style:style style:name="WW8Num71z0" style:display-name="WW8Num71z0" style:family="text"/>
    <style:style style:name="WW8Num71z1" style:display-name="WW8Num71z1" style:family="text"/>
    <style:style style:name="WW8Num71z2" style:display-name="WW8Num71z2" style:family="text"/>
    <style:style style:name="WW8Num71z3" style:display-name="WW8Num71z3" style:family="text"/>
    <style:style style:name="WW8Num71z4" style:display-name="WW8Num71z4" style:family="text"/>
    <style:style style:name="WW8Num71z5" style:display-name="WW8Num71z5" style:family="text"/>
    <style:style style:name="WW8Num71z6" style:display-name="WW8Num71z6" style:family="text"/>
    <style:style style:name="WW8Num71z7" style:display-name="WW8Num71z7" style:family="text"/>
    <style:style style:name="WW8Num71z8" style:display-name="WW8Num71z8" style:family="text"/>
    <style:style style:name="WW8Num72z0" style:display-name="WW8Num72z0" style:family="text"/>
    <style:style style:name="WW8Num72z1" style:display-name="WW8Num72z1" style:family="text"/>
    <style:style style:name="WW8Num72z2" style:display-name="WW8Num72z2" style:family="text"/>
    <style:style style:name="WW8Num72z3" style:display-name="WW8Num72z3" style:family="text"/>
    <style:style style:name="WW8Num72z4" style:display-name="WW8Num72z4" style:family="text"/>
    <style:style style:name="WW8Num72z5" style:display-name="WW8Num72z5" style:family="text"/>
    <style:style style:name="WW8Num72z6" style:display-name="WW8Num72z6" style:family="text"/>
    <style:style style:name="WW8Num72z7" style:display-name="WW8Num72z7" style:family="text"/>
    <style:style style:name="WW8Num72z8" style:display-name="WW8Num72z8" style:family="text"/>
    <style:style style:name="WW8Num73z0" style:display-name="WW8Num73z0" style:family="text"/>
    <style:style style:name="WW8Num73z1" style:display-name="WW8Num73z1" style:family="text"/>
    <style:style style:name="WW8Num73z2" style:display-name="WW8Num73z2" style:family="text"/>
    <style:style style:name="WW8Num73z3" style:display-name="WW8Num73z3" style:family="text"/>
    <style:style style:name="WW8Num73z4" style:display-name="WW8Num73z4" style:family="text"/>
    <style:style style:name="WW8Num73z5" style:display-name="WW8Num73z5" style:family="text"/>
    <style:style style:name="WW8Num73z6" style:display-name="WW8Num73z6" style:family="text"/>
    <style:style style:name="WW8Num73z7" style:display-name="WW8Num73z7" style:family="text"/>
    <style:style style:name="WW8Num73z8" style:display-name="WW8Num73z8" style:family="text"/>
    <style:style style:name="WW8Num74z0" style:display-name="WW8Num74z0" style:family="text"/>
    <style:style style:name="WW8Num74z1" style:display-name="WW8Num74z1" style:family="text"/>
    <style:style style:name="WW8Num74z2" style:display-name="WW8Num74z2" style:family="text"/>
    <style:style style:name="WW8Num74z3" style:display-name="WW8Num74z3" style:family="text"/>
    <style:style style:name="WW8Num74z4" style:display-name="WW8Num74z4" style:family="text"/>
    <style:style style:name="WW8Num74z5" style:display-name="WW8Num74z5" style:family="text"/>
    <style:style style:name="WW8Num74z6" style:display-name="WW8Num74z6" style:family="text"/>
    <style:style style:name="WW8Num74z7" style:display-name="WW8Num74z7" style:family="text"/>
    <style:style style:name="WW8Num74z8" style:display-name="WW8Num74z8" style:family="text"/>
    <style:style style:name="WW8Num75z0" style:display-name="WW8Num75z0" style:family="text"/>
    <style:style style:name="WW8Num75z1" style:display-name="WW8Num75z1" style:family="text"/>
    <style:style style:name="WW8Num75z2" style:display-name="WW8Num75z2" style:family="text"/>
    <style:style style:name="WW8Num75z3" style:display-name="WW8Num75z3" style:family="text"/>
    <style:style style:name="WW8Num75z4" style:display-name="WW8Num75z4" style:family="text"/>
    <style:style style:name="WW8Num75z5" style:display-name="WW8Num75z5" style:family="text"/>
    <style:style style:name="WW8Num75z6" style:display-name="WW8Num75z6" style:family="text"/>
    <style:style style:name="WW8Num75z7" style:display-name="WW8Num75z7" style:family="text"/>
    <style:style style:name="WW8Num75z8" style:display-name="WW8Num75z8" style:family="text"/>
    <style:style style:name="WW8Num76z0" style:display-name="WW8Num76z0" style:family="text"/>
    <style:style style:name="WW8Num76z1" style:display-name="WW8Num76z1" style:family="text"/>
    <style:style style:name="WW8Num76z2" style:display-name="WW8Num76z2" style:family="text"/>
    <style:style style:name="WW8Num76z3" style:display-name="WW8Num76z3" style:family="text"/>
    <style:style style:name="WW8Num76z4" style:display-name="WW8Num76z4" style:family="text"/>
    <style:style style:name="WW8Num76z5" style:display-name="WW8Num76z5" style:family="text"/>
    <style:style style:name="WW8Num76z6" style:display-name="WW8Num76z6" style:family="text"/>
    <style:style style:name="WW8Num76z7" style:display-name="WW8Num76z7" style:family="text"/>
    <style:style style:name="WW8Num76z8" style:display-name="WW8Num76z8" style:family="text"/>
    <style:style style:name="WW8Num77z0" style:display-name="WW8Num77z0" style:family="text"/>
    <style:style style:name="WW8Num77z1" style:display-name="WW8Num77z1" style:family="text"/>
    <style:style style:name="WW8Num77z2" style:display-name="WW8Num77z2" style:family="text"/>
    <style:style style:name="WW8Num77z3" style:display-name="WW8Num77z3" style:family="text"/>
    <style:style style:name="WW8Num77z4" style:display-name="WW8Num77z4" style:family="text"/>
    <style:style style:name="WW8Num77z5" style:display-name="WW8Num77z5" style:family="text"/>
    <style:style style:name="WW8Num77z6" style:display-name="WW8Num77z6" style:family="text"/>
    <style:style style:name="WW8Num77z7" style:display-name="WW8Num77z7" style:family="text"/>
    <style:style style:name="WW8Num77z8" style:display-name="WW8Num77z8" style:family="text"/>
    <style:style style:name="WW8Num78z0" style:display-name="WW8Num78z0" style:family="text"/>
    <style:style style:name="WW8Num78z1" style:display-name="WW8Num78z1" style:family="text"/>
    <style:style style:name="WW8Num78z2" style:display-name="WW8Num78z2" style:family="text"/>
    <style:style style:name="WW8Num78z3" style:display-name="WW8Num78z3" style:family="text"/>
    <style:style style:name="WW8Num78z4" style:display-name="WW8Num78z4" style:family="text"/>
    <style:style style:name="WW8Num78z5" style:display-name="WW8Num78z5" style:family="text"/>
    <style:style style:name="WW8Num78z6" style:display-name="WW8Num78z6" style:family="text"/>
    <style:style style:name="WW8Num78z7" style:display-name="WW8Num78z7" style:family="text"/>
    <style:style style:name="WW8Num78z8" style:display-name="WW8Num78z8" style:family="text"/>
    <style:style style:name="WW8Num79z0" style:display-name="WW8Num79z0" style:family="text"/>
    <style:style style:name="WW8Num79z1" style:display-name="WW8Num79z1" style:family="text"/>
    <style:style style:name="WW8Num79z2" style:display-name="WW8Num79z2" style:family="text"/>
    <style:style style:name="WW8Num79z3" style:display-name="WW8Num79z3" style:family="text"/>
    <style:style style:name="WW8Num79z4" style:display-name="WW8Num79z4" style:family="text"/>
    <style:style style:name="WW8Num79z5" style:display-name="WW8Num79z5" style:family="text"/>
    <style:style style:name="WW8Num79z6" style:display-name="WW8Num79z6" style:family="text"/>
    <style:style style:name="WW8Num79z7" style:display-name="WW8Num79z7" style:family="text"/>
    <style:style style:name="WW8Num79z8" style:display-name="WW8Num79z8" style:family="text"/>
    <style:style style:name="WW8Num80z0" style:display-name="WW8Num80z0" style:family="text"/>
    <style:style style:name="WW8Num80z1" style:display-name="WW8Num80z1" style:family="text"/>
    <style:style style:name="WW8Num80z2" style:display-name="WW8Num80z2" style:family="text"/>
    <style:style style:name="WW8Num80z3" style:display-name="WW8Num80z3" style:family="text"/>
    <style:style style:name="WW8Num80z4" style:display-name="WW8Num80z4" style:family="text"/>
    <style:style style:name="WW8Num80z5" style:display-name="WW8Num80z5" style:family="text"/>
    <style:style style:name="WW8Num80z6" style:display-name="WW8Num80z6" style:family="text"/>
    <style:style style:name="WW8Num80z7" style:display-name="WW8Num80z7" style:family="text"/>
    <style:style style:name="WW8Num80z8" style:display-name="WW8Num80z8" style:family="text"/>
    <style:style style:name="WW8Num81z0" style:display-name="WW8Num81z0" style:family="text"/>
    <style:style style:name="WW8Num81z1" style:display-name="WW8Num81z1" style:family="text"/>
    <style:style style:name="WW8Num81z2" style:display-name="WW8Num81z2" style:family="text"/>
    <style:style style:name="WW8Num81z3" style:display-name="WW8Num81z3" style:family="text"/>
    <style:style style:name="WW8Num81z4" style:display-name="WW8Num81z4" style:family="text"/>
    <style:style style:name="WW8Num81z5" style:display-name="WW8Num81z5" style:family="text"/>
    <style:style style:name="WW8Num81z6" style:display-name="WW8Num81z6" style:family="text"/>
    <style:style style:name="WW8Num81z7" style:display-name="WW8Num81z7" style:family="text"/>
    <style:style style:name="WW8Num81z8" style:display-name="WW8Num81z8" style:family="text"/>
    <style:style style:name="WW8Num82z0" style:display-name="WW8Num82z0" style:family="text"/>
    <style:style style:name="WW8Num82z1" style:display-name="WW8Num82z1" style:family="text"/>
    <style:style style:name="WW8Num82z2" style:display-name="WW8Num82z2" style:family="text"/>
    <style:style style:name="WW8Num82z3" style:display-name="WW8Num82z3" style:family="text"/>
    <style:style style:name="WW8Num82z4" style:display-name="WW8Num82z4" style:family="text"/>
    <style:style style:name="WW8Num82z5" style:display-name="WW8Num82z5" style:family="text"/>
    <style:style style:name="WW8Num82z6" style:display-name="WW8Num82z6" style:family="text"/>
    <style:style style:name="WW8Num82z7" style:display-name="WW8Num82z7" style:family="text"/>
    <style:style style:name="WW8Num82z8" style:display-name="WW8Num82z8" style:family="text"/>
    <style:style style:name="WW8Num83z0" style:display-name="WW8Num83z0" style:family="text"/>
    <style:style style:name="WW8Num83z1" style:display-name="WW8Num83z1" style:family="text"/>
    <style:style style:name="WW8Num83z2" style:display-name="WW8Num83z2" style:family="text"/>
    <style:style style:name="WW8Num83z3" style:display-name="WW8Num83z3" style:family="text"/>
    <style:style style:name="WW8Num83z4" style:display-name="WW8Num83z4" style:family="text"/>
    <style:style style:name="WW8Num83z5" style:display-name="WW8Num83z5" style:family="text"/>
    <style:style style:name="WW8Num83z6" style:display-name="WW8Num83z6" style:family="text"/>
    <style:style style:name="WW8Num83z7" style:display-name="WW8Num83z7" style:family="text"/>
    <style:style style:name="WW8Num83z8" style:display-name="WW8Num83z8" style:family="text"/>
    <style:style style:name="WW8Num84z0" style:display-name="WW8Num84z0" style:family="text"/>
    <style:style style:name="WW8Num84z1" style:display-name="WW8Num84z1" style:family="text"/>
    <style:style style:name="WW8Num84z2" style:display-name="WW8Num84z2" style:family="text"/>
    <style:style style:name="WW8Num84z3" style:display-name="WW8Num84z3" style:family="text"/>
    <style:style style:name="WW8Num84z4" style:display-name="WW8Num84z4" style:family="text"/>
    <style:style style:name="WW8Num84z5" style:display-name="WW8Num84z5" style:family="text"/>
    <style:style style:name="WW8Num84z6" style:display-name="WW8Num84z6" style:family="text"/>
    <style:style style:name="WW8Num84z7" style:display-name="WW8Num84z7" style:family="text"/>
    <style:style style:name="WW8Num84z8" style:display-name="WW8Num84z8" style:family="text"/>
    <style:style style:name="WW8Num85z0" style:display-name="WW8Num85z0" style:family="text"/>
    <style:style style:name="WW8Num85z1" style:display-name="WW8Num85z1" style:family="text"/>
    <style:style style:name="WW8Num85z2" style:display-name="WW8Num85z2" style:family="text"/>
    <style:style style:name="WW8Num85z3" style:display-name="WW8Num85z3" style:family="text"/>
    <style:style style:name="WW8Num85z4" style:display-name="WW8Num85z4" style:family="text"/>
    <style:style style:name="WW8Num85z5" style:display-name="WW8Num85z5" style:family="text"/>
    <style:style style:name="WW8Num85z6" style:display-name="WW8Num85z6" style:family="text"/>
    <style:style style:name="WW8Num85z7" style:display-name="WW8Num85z7" style:family="text"/>
    <style:style style:name="WW8Num85z8" style:display-name="WW8Num85z8" style:family="text"/>
    <style:style style:name="WW8Num86z0" style:display-name="WW8Num86z0" style:family="text"/>
    <style:style style:name="WW8Num86z1" style:display-name="WW8Num86z1" style:family="text"/>
    <style:style style:name="WW8Num86z2" style:display-name="WW8Num86z2" style:family="text"/>
    <style:style style:name="WW8Num86z3" style:display-name="WW8Num86z3" style:family="text"/>
    <style:style style:name="WW8Num86z4" style:display-name="WW8Num86z4" style:family="text"/>
    <style:style style:name="WW8Num86z5" style:display-name="WW8Num86z5" style:family="text"/>
    <style:style style:name="WW8Num86z6" style:display-name="WW8Num86z6" style:family="text"/>
    <style:style style:name="WW8Num86z7" style:display-name="WW8Num86z7" style:family="text"/>
    <style:style style:name="WW8Num86z8" style:display-name="WW8Num86z8" style:family="text"/>
    <style:style style:name="WW8Num87z0" style:display-name="WW8Num87z0" style:family="text"/>
    <style:style style:name="WW8Num87z1" style:display-name="WW8Num87z1" style:family="text"/>
    <style:style style:name="WW8Num87z2" style:display-name="WW8Num87z2" style:family="text"/>
    <style:style style:name="WW8Num87z3" style:display-name="WW8Num87z3" style:family="text"/>
    <style:style style:name="WW8Num87z4" style:display-name="WW8Num87z4" style:family="text"/>
    <style:style style:name="WW8Num87z5" style:display-name="WW8Num87z5" style:family="text"/>
    <style:style style:name="WW8Num87z6" style:display-name="WW8Num87z6" style:family="text"/>
    <style:style style:name="WW8Num87z7" style:display-name="WW8Num87z7" style:family="text"/>
    <style:style style:name="WW8Num87z8" style:display-name="WW8Num87z8" style:family="text"/>
    <style:style style:name="WW8Num88z0" style:display-name="WW8Num88z0" style:family="text"/>
    <style:style style:name="WW8Num88z1" style:display-name="WW8Num88z1" style:family="text"/>
    <style:style style:name="WW8Num88z2" style:display-name="WW8Num88z2" style:family="text"/>
    <style:style style:name="WW8Num88z3" style:display-name="WW8Num88z3" style:family="text"/>
    <style:style style:name="WW8Num88z4" style:display-name="WW8Num88z4" style:family="text"/>
    <style:style style:name="WW8Num88z5" style:display-name="WW8Num88z5" style:family="text"/>
    <style:style style:name="WW8Num88z6" style:display-name="WW8Num88z6" style:family="text"/>
    <style:style style:name="WW8Num88z7" style:display-name="WW8Num88z7" style:family="text"/>
    <style:style style:name="WW8Num88z8" style:display-name="WW8Num88z8" style:family="text"/>
    <style:style style:name="WW8Num89z0" style:display-name="WW8Num89z0" style:family="text"/>
    <style:style style:name="WW8Num89z1" style:display-name="WW8Num89z1" style:family="text"/>
    <style:style style:name="WW8Num89z2" style:display-name="WW8Num89z2" style:family="text"/>
    <style:style style:name="WW8Num89z3" style:display-name="WW8Num89z3" style:family="text"/>
    <style:style style:name="WW8Num89z4" style:display-name="WW8Num89z4" style:family="text"/>
    <style:style style:name="WW8Num89z5" style:display-name="WW8Num89z5" style:family="text"/>
    <style:style style:name="WW8Num89z6" style:display-name="WW8Num89z6" style:family="text"/>
    <style:style style:name="WW8Num89z7" style:display-name="WW8Num89z7" style:family="text"/>
    <style:style style:name="WW8Num89z8" style:display-name="WW8Num89z8" style:family="text"/>
    <style:style style:name="WW8Num90z0" style:display-name="WW8Num90z0" style:family="text"/>
    <style:style style:name="WW8Num90z1" style:display-name="WW8Num90z1" style:family="text"/>
    <style:style style:name="WW8Num90z2" style:display-name="WW8Num90z2" style:family="text"/>
    <style:style style:name="WW8Num90z3" style:display-name="WW8Num90z3" style:family="text"/>
    <style:style style:name="WW8Num90z4" style:display-name="WW8Num90z4" style:family="text"/>
    <style:style style:name="WW8Num90z5" style:display-name="WW8Num90z5" style:family="text"/>
    <style:style style:name="WW8Num90z6" style:display-name="WW8Num90z6" style:family="text"/>
    <style:style style:name="WW8Num90z7" style:display-name="WW8Num90z7" style:family="text"/>
    <style:style style:name="WW8Num90z8" style:display-name="WW8Num90z8" style:family="text"/>
    <style:style style:name="WW8Num91z0" style:display-name="WW8Num91z0" style:family="text"/>
    <style:style style:name="WW8Num91z1" style:display-name="WW8Num91z1" style:family="text"/>
    <style:style style:name="WW8Num91z2" style:display-name="WW8Num91z2" style:family="text"/>
    <style:style style:name="WW8Num91z3" style:display-name="WW8Num91z3" style:family="text"/>
    <style:style style:name="WW8Num91z4" style:display-name="WW8Num91z4" style:family="text"/>
    <style:style style:name="WW8Num91z5" style:display-name="WW8Num91z5" style:family="text"/>
    <style:style style:name="WW8Num91z6" style:display-name="WW8Num91z6" style:family="text"/>
    <style:style style:name="WW8Num91z7" style:display-name="WW8Num91z7" style:family="text"/>
    <style:style style:name="WW8Num91z8" style:display-name="WW8Num91z8" style:family="text"/>
    <style:style style:name="WW8Num92z0" style:display-name="WW8Num92z0" style:family="text"/>
    <style:style style:name="WW8Num92z1" style:display-name="WW8Num92z1" style:family="text"/>
    <style:style style:name="WW8Num92z2" style:display-name="WW8Num92z2" style:family="text"/>
    <style:style style:name="WW8Num92z3" style:display-name="WW8Num92z3" style:family="text"/>
    <style:style style:name="WW8Num92z4" style:display-name="WW8Num92z4" style:family="text"/>
    <style:style style:name="WW8Num92z5" style:display-name="WW8Num92z5" style:family="text"/>
    <style:style style:name="WW8Num92z6" style:display-name="WW8Num92z6" style:family="text"/>
    <style:style style:name="WW8Num92z7" style:display-name="WW8Num92z7" style:family="text"/>
    <style:style style:name="WW8Num92z8" style:display-name="WW8Num92z8" style:family="text"/>
    <style:style style:name="WW8Num93z0" style:display-name="WW8Num93z0" style:family="text"/>
    <style:style style:name="WW8Num93z1" style:display-name="WW8Num93z1" style:family="text"/>
    <style:style style:name="WW8Num93z2" style:display-name="WW8Num93z2" style:family="text"/>
    <style:style style:name="WW8Num93z3" style:display-name="WW8Num93z3" style:family="text"/>
    <style:style style:name="WW8Num93z4" style:display-name="WW8Num93z4" style:family="text"/>
    <style:style style:name="WW8Num93z5" style:display-name="WW8Num93z5" style:family="text"/>
    <style:style style:name="WW8Num93z6" style:display-name="WW8Num93z6" style:family="text"/>
    <style:style style:name="WW8Num93z7" style:display-name="WW8Num93z7" style:family="text"/>
    <style:style style:name="WW8Num93z8" style:display-name="WW8Num93z8" style:family="text"/>
    <style:style style:name="WW8Num94z0" style:display-name="WW8Num94z0" style:family="text"/>
    <style:style style:name="WW8Num94z1" style:display-name="WW8Num94z1" style:family="text"/>
    <style:style style:name="WW8Num94z2" style:display-name="WW8Num94z2" style:family="text"/>
    <style:style style:name="WW8Num94z3" style:display-name="WW8Num94z3" style:family="text"/>
    <style:style style:name="WW8Num94z4" style:display-name="WW8Num94z4" style:family="text"/>
    <style:style style:name="WW8Num94z5" style:display-name="WW8Num94z5" style:family="text"/>
    <style:style style:name="WW8Num94z6" style:display-name="WW8Num94z6" style:family="text"/>
    <style:style style:name="WW8Num94z7" style:display-name="WW8Num94z7" style:family="text"/>
    <style:style style:name="WW8Num94z8" style:display-name="WW8Num94z8" style:family="text"/>
    <style:style style:name="WW8Num95z0" style:display-name="WW8Num95z0" style:family="text"/>
    <style:style style:name="WW8Num95z1" style:display-name="WW8Num95z1" style:family="text"/>
    <style:style style:name="WW8Num95z2" style:display-name="WW8Num95z2" style:family="text"/>
    <style:style style:name="WW8Num95z3" style:display-name="WW8Num95z3" style:family="text"/>
    <style:style style:name="WW8Num95z4" style:display-name="WW8Num95z4" style:family="text"/>
    <style:style style:name="WW8Num95z5" style:display-name="WW8Num95z5" style:family="text"/>
    <style:style style:name="WW8Num95z6" style:display-name="WW8Num95z6" style:family="text"/>
    <style:style style:name="WW8Num95z7" style:display-name="WW8Num95z7" style:family="text"/>
    <style:style style:name="WW8Num95z8" style:display-name="WW8Num95z8" style:family="text"/>
    <style:style style:name="WW8Num96z0" style:display-name="WW8Num96z0" style:family="text"/>
    <style:style style:name="WW8Num96z1" style:display-name="WW8Num96z1" style:family="text"/>
    <style:style style:name="WW8Num96z2" style:display-name="WW8Num96z2" style:family="text"/>
    <style:style style:name="WW8Num96z3" style:display-name="WW8Num96z3" style:family="text"/>
    <style:style style:name="WW8Num96z4" style:display-name="WW8Num96z4" style:family="text"/>
    <style:style style:name="WW8Num96z5" style:display-name="WW8Num96z5" style:family="text"/>
    <style:style style:name="WW8Num96z6" style:display-name="WW8Num96z6" style:family="text"/>
    <style:style style:name="WW8Num96z7" style:display-name="WW8Num96z7" style:family="text"/>
    <style:style style:name="WW8Num96z8" style:display-name="WW8Num96z8" style:family="text"/>
    <style:style style:name="WW8Num97z0" style:display-name="WW8Num97z0" style:family="text"/>
    <style:style style:name="WW8Num97z1" style:display-name="WW8Num97z1" style:family="text"/>
    <style:style style:name="WW8Num97z2" style:display-name="WW8Num97z2" style:family="text"/>
    <style:style style:name="WW8Num97z3" style:display-name="WW8Num97z3" style:family="text"/>
    <style:style style:name="WW8Num97z4" style:display-name="WW8Num97z4" style:family="text"/>
    <style:style style:name="WW8Num97z5" style:display-name="WW8Num97z5" style:family="text"/>
    <style:style style:name="WW8Num97z6" style:display-name="WW8Num97z6" style:family="text"/>
    <style:style style:name="WW8Num97z7" style:display-name="WW8Num97z7" style:family="text"/>
    <style:style style:name="WW8Num97z8" style:display-name="WW8Num97z8" style:family="text"/>
    <style:style style:name="WW8Num98z0" style:display-name="WW8Num98z0" style:family="text"/>
    <style:style style:name="WW8Num98z1" style:display-name="WW8Num98z1" style:family="text"/>
    <style:style style:name="WW8Num98z2" style:display-name="WW8Num98z2" style:family="text"/>
    <style:style style:name="WW8Num98z3" style:display-name="WW8Num98z3" style:family="text"/>
    <style:style style:name="WW8Num98z4" style:display-name="WW8Num98z4" style:family="text"/>
    <style:style style:name="WW8Num98z5" style:display-name="WW8Num98z5" style:family="text"/>
    <style:style style:name="WW8Num98z6" style:display-name="WW8Num98z6" style:family="text"/>
    <style:style style:name="WW8Num98z7" style:display-name="WW8Num98z7" style:family="text"/>
    <style:style style:name="WW8Num98z8" style:display-name="WW8Num98z8" style:family="text"/>
    <style:style style:name="WW8Num99z0" style:display-name="WW8Num99z0" style:family="text"/>
    <style:style style:name="WW8Num99z1" style:display-name="WW8Num99z1" style:family="text"/>
    <style:style style:name="WW8Num99z2" style:display-name="WW8Num99z2" style:family="text"/>
    <style:style style:name="WW8Num99z3" style:display-name="WW8Num99z3" style:family="text"/>
    <style:style style:name="WW8Num99z4" style:display-name="WW8Num99z4" style:family="text"/>
    <style:style style:name="WW8Num99z5" style:display-name="WW8Num99z5" style:family="text"/>
    <style:style style:name="WW8Num99z6" style:display-name="WW8Num99z6" style:family="text"/>
    <style:style style:name="WW8Num99z7" style:display-name="WW8Num99z7" style:family="text"/>
    <style:style style:name="WW8Num99z8" style:display-name="WW8Num99z8" style:family="text"/>
    <style:style style:name="WW8Num100z0" style:display-name="WW8Num100z0" style:family="text">
      <style:text-properties style:font-name="Cambria, 'Palatino Linotype'" style:font-name-asian="Times New Roman" style:font-name-complex="Times New Roman"/>
    </style:style>
    <style:style style:name="WW8Num100z1" style:display-name="WW8Num100z1" style:family="text"/>
    <style:style style:name="WW8Num100z2" style:display-name="WW8Num100z2" style:family="text"/>
    <style:style style:name="WW8Num100z3" style:display-name="WW8Num100z3" style:family="text"/>
    <style:style style:name="WW8Num100z4" style:display-name="WW8Num100z4" style:family="text"/>
    <style:style style:name="WW8Num100z5" style:display-name="WW8Num100z5" style:family="text"/>
    <style:style style:name="WW8Num100z6" style:display-name="WW8Num100z6" style:family="text"/>
    <style:style style:name="WW8Num100z7" style:display-name="WW8Num100z7" style:family="text"/>
    <style:style style:name="WW8Num100z8" style:display-name="WW8Num100z8" style:family="text"/>
    <style:style style:name="WW8Num101z0" style:display-name="WW8Num101z0" style:family="text">
      <style:text-properties style:font-name-complex="Times New Roman"/>
    </style:style>
    <style:style style:name="WW8Num101z1" style:display-name="WW8Num101z1" style:family="text">
      <style:text-properties style:font-name="Cambria, 'Palatino Linotype'" style:font-name-asian="Cambria, 'Palatino Linotype'" style:font-name-complex="TimesNewRomanPS-ItalicMT"/>
    </style:style>
    <style:style style:name="WW8Num101z3" style:display-name="WW8Num101z3" style:family="text">
      <style:text-properties style:font-name="TimesNewRomanPS-ItalicMT" style:font-name-asian="TimesNewRomanPS-ItalicMT" style:font-name-complex="TimesNewRomanPS-ItalicMT"/>
    </style:style>
    <style:style style:name="WW8Num102z0" style:display-name="WW8Num102z0" style:family="text"/>
    <style:style style:name="WW8Num102z1" style:display-name="WW8Num102z1" style:family="text"/>
    <style:style style:name="WW8Num102z2" style:display-name="WW8Num102z2" style:family="text"/>
    <style:style style:name="WW8Num102z3" style:display-name="WW8Num102z3" style:family="text"/>
    <style:style style:name="WW8Num102z4" style:display-name="WW8Num102z4" style:family="text"/>
    <style:style style:name="WW8Num102z5" style:display-name="WW8Num102z5" style:family="text"/>
    <style:style style:name="WW8Num102z6" style:display-name="WW8Num102z6" style:family="text"/>
    <style:style style:name="WW8Num102z7" style:display-name="WW8Num102z7" style:family="text"/>
    <style:style style:name="WW8Num102z8" style:display-name="WW8Num102z8" style:family="text"/>
    <style:style style:name="WW8Num103z0" style:display-name="WW8Num103z0" style:family="text"/>
    <style:style style:name="WW8Num103z1" style:display-name="WW8Num103z1" style:family="text"/>
    <style:style style:name="WW8Num103z2" style:display-name="WW8Num103z2" style:family="text"/>
    <style:style style:name="WW8Num103z3" style:display-name="WW8Num103z3" style:family="text"/>
    <style:style style:name="WW8Num103z4" style:display-name="WW8Num103z4" style:family="text"/>
    <style:style style:name="WW8Num103z5" style:display-name="WW8Num103z5" style:family="text"/>
    <style:style style:name="WW8Num103z6" style:display-name="WW8Num103z6" style:family="text"/>
    <style:style style:name="WW8Num103z7" style:display-name="WW8Num103z7" style:family="text"/>
    <style:style style:name="WW8Num103z8" style:display-name="WW8Num103z8" style:family="text"/>
    <style:style style:name="WW8Num104z0" style:display-name="WW8Num104z0" style:family="text">
      <style:text-properties style:font-name="Symbol" style:font-name-asian="Symbol" style:font-name-complex="Symbol"/>
    </style:style>
    <style:style style:name="WW8Num104z1" style:display-name="WW8Num104z1" style:family="text">
      <style:text-properties style:font-name="Courier New" style:font-name-asian="Courier New" style:font-name-complex="Courier New"/>
    </style:style>
    <style:style style:name="WW8Num104z2" style:display-name="WW8Num104z2" style:family="text">
      <style:text-properties style:font-name="Wingdings" style:font-name-asian="Wingdings" style:font-name-complex="Wingdings"/>
    </style:style>
    <style:style style:name="WW8Num105z0" style:display-name="WW8Num105z0" style:family="text">
      <style:text-properties fo:font-weight="normal" style:font-weight-asian="normal"/>
    </style:style>
    <style:style style:name="WW8Num105z1" style:display-name="WW8Num105z1" style:family="text"/>
    <style:style style:name="WW8Num105z2" style:display-name="WW8Num105z2" style:family="text"/>
    <style:style style:name="WW8Num105z3" style:display-name="WW8Num105z3" style:family="text"/>
    <style:style style:name="WW8Num105z4" style:display-name="WW8Num105z4" style:family="text"/>
    <style:style style:name="WW8Num105z5" style:display-name="WW8Num105z5" style:family="text"/>
    <style:style style:name="WW8Num105z6" style:display-name="WW8Num105z6" style:family="text"/>
    <style:style style:name="WW8Num105z7" style:display-name="WW8Num105z7" style:family="text"/>
    <style:style style:name="WW8Num105z8" style:display-name="WW8Num105z8" style:family="text"/>
    <style:style style:name="WW8Num106z0" style:display-name="WW8Num106z0" style:family="text">
      <style:text-properties fo:font-weight="normal" style:font-weight-asian="normal"/>
    </style:style>
    <style:style style:name="WW8Num106z1" style:display-name="WW8Num106z1" style:family="text"/>
    <style:style style:name="WW8Num106z2" style:display-name="WW8Num106z2" style:family="text"/>
    <style:style style:name="WW8Num106z3" style:display-name="WW8Num106z3" style:family="text"/>
    <style:style style:name="WW8Num106z4" style:display-name="WW8Num106z4" style:family="text"/>
    <style:style style:name="WW8Num106z5" style:display-name="WW8Num106z5" style:family="text"/>
    <style:style style:name="WW8Num106z6" style:display-name="WW8Num106z6" style:family="text"/>
    <style:style style:name="WW8Num106z7" style:display-name="WW8Num106z7" style:family="text"/>
    <style:style style:name="WW8Num106z8" style:display-name="WW8Num106z8" style:family="text"/>
    <style:style style:name="WW8Num107z0" style:display-name="WW8Num107z0" style:family="text"/>
    <style:style style:name="WW8Num107z1" style:display-name="WW8Num107z1" style:family="text"/>
    <style:style style:name="WW8Num107z2" style:display-name="WW8Num107z2" style:family="text"/>
    <style:style style:name="WW8Num107z3" style:display-name="WW8Num107z3" style:family="text"/>
    <style:style style:name="WW8Num107z4" style:display-name="WW8Num107z4" style:family="text"/>
    <style:style style:name="WW8Num107z5" style:display-name="WW8Num107z5" style:family="text"/>
    <style:style style:name="WW8Num107z6" style:display-name="WW8Num107z6" style:family="text"/>
    <style:style style:name="WW8Num107z7" style:display-name="WW8Num107z7" style:family="text"/>
    <style:style style:name="WW8Num107z8" style:display-name="WW8Num107z8" style:family="text"/>
    <style:style style:name="WW8Num108z0" style:display-name="WW8Num108z0" style:family="text"/>
    <style:style style:name="WW8Num108z1" style:display-name="WW8Num108z1" style:family="text">
      <style:text-properties style:font-name="Courier New" style:font-name-asian="Courier New" style:font-name-complex="Courier New"/>
    </style:style>
    <style:style style:name="WW8Num108z2" style:display-name="WW8Num108z2" style:family="text">
      <style:text-properties style:font-name="Wingdings" style:font-name-asian="Wingdings" style:font-name-complex="Wingdings"/>
    </style:style>
    <style:style style:name="WW8Num108z3" style:display-name="WW8Num108z3" style:family="text">
      <style:text-properties style:font-name="Symbol" style:font-name-asian="Symbol" style:font-name-complex="Symbol"/>
    </style:style>
    <style:style style:name="WW8Num109z0" style:display-name="WW8Num109z0" style:family="text"/>
    <style:style style:name="WW8Num109z1" style:display-name="WW8Num109z1" style:family="text"/>
    <style:style style:name="WW8Num109z2" style:display-name="WW8Num109z2" style:family="text"/>
    <style:style style:name="WW8Num109z3" style:display-name="WW8Num109z3" style:family="text"/>
    <style:style style:name="WW8Num109z4" style:display-name="WW8Num109z4" style:family="text"/>
    <style:style style:name="WW8Num109z5" style:display-name="WW8Num109z5" style:family="text"/>
    <style:style style:name="WW8Num109z6" style:display-name="WW8Num109z6" style:family="text"/>
    <style:style style:name="WW8Num109z7" style:display-name="WW8Num109z7" style:family="text"/>
    <style:style style:name="WW8Num109z8" style:display-name="WW8Num109z8" style:family="text"/>
    <style:style style:name="WW8Num110z0" style:display-name="WW8Num110z0" style:family="text"/>
    <style:style style:name="WW8Num110z1" style:display-name="WW8Num110z1" style:family="text"/>
    <style:style style:name="WW8Num110z2" style:display-name="WW8Num110z2" style:family="text"/>
    <style:style style:name="WW8Num110z3" style:display-name="WW8Num110z3" style:family="text"/>
    <style:style style:name="WW8Num110z4" style:display-name="WW8Num110z4" style:family="text"/>
    <style:style style:name="WW8Num110z5" style:display-name="WW8Num110z5" style:family="text"/>
    <style:style style:name="WW8Num110z6" style:display-name="WW8Num110z6" style:family="text"/>
    <style:style style:name="WW8Num110z7" style:display-name="WW8Num110z7" style:family="text"/>
    <style:style style:name="WW8Num110z8" style:display-name="WW8Num110z8" style:family="text"/>
    <style:style style:name="WW8Num111z0" style:display-name="WW8Num111z0" style:family="text"/>
    <style:style style:name="WW8Num111z1" style:display-name="WW8Num111z1" style:family="text"/>
    <style:style style:name="WW8Num111z2" style:display-name="WW8Num111z2" style:family="text"/>
    <style:style style:name="WW8Num111z3" style:display-name="WW8Num111z3" style:family="text"/>
    <style:style style:name="WW8Num111z4" style:display-name="WW8Num111z4" style:family="text"/>
    <style:style style:name="WW8Num111z5" style:display-name="WW8Num111z5" style:family="text"/>
    <style:style style:name="WW8Num111z6" style:display-name="WW8Num111z6" style:family="text"/>
    <style:style style:name="WW8Num111z7" style:display-name="WW8Num111z7" style:family="text"/>
    <style:style style:name="WW8Num111z8" style:display-name="WW8Num111z8" style:family="text"/>
    <style:style style:name="WW8Num112z0" style:display-name="WW8Num112z0" style:family="text"/>
    <style:style style:name="WW8Num112z1" style:display-name="WW8Num112z1" style:family="text"/>
    <style:style style:name="WW8Num112z2" style:display-name="WW8Num112z2" style:family="text"/>
    <style:style style:name="WW8Num112z3" style:display-name="WW8Num112z3" style:family="text"/>
    <style:style style:name="WW8Num112z4" style:display-name="WW8Num112z4" style:family="text"/>
    <style:style style:name="WW8Num112z5" style:display-name="WW8Num112z5" style:family="text"/>
    <style:style style:name="WW8Num112z6" style:display-name="WW8Num112z6" style:family="text"/>
    <style:style style:name="WW8Num112z7" style:display-name="WW8Num112z7" style:family="text"/>
    <style:style style:name="WW8Num112z8" style:display-name="WW8Num112z8" style:family="text"/>
    <style:style style:name="WW8Num113z0" style:display-name="WW8Num113z0" style:family="text"/>
    <style:style style:name="WW8Num113z1" style:display-name="WW8Num113z1" style:family="text"/>
    <style:style style:name="WW8Num113z2" style:display-name="WW8Num113z2" style:family="text"/>
    <style:style style:name="WW8Num113z3" style:display-name="WW8Num113z3" style:family="text"/>
    <style:style style:name="WW8Num113z4" style:display-name="WW8Num113z4" style:family="text"/>
    <style:style style:name="WW8Num113z5" style:display-name="WW8Num113z5" style:family="text"/>
    <style:style style:name="WW8Num113z6" style:display-name="WW8Num113z6" style:family="text"/>
    <style:style style:name="WW8Num113z7" style:display-name="WW8Num113z7" style:family="text"/>
    <style:style style:name="WW8Num113z8" style:display-name="WW8Num113z8" style:family="text"/>
    <style:style style:name="WW8Num114z0" style:display-name="WW8Num114z0" style:family="text"/>
    <style:style style:name="WW8Num114z1" style:display-name="WW8Num114z1" style:family="text"/>
    <style:style style:name="WW8Num114z2" style:display-name="WW8Num114z2" style:family="text"/>
    <style:style style:name="WW8Num114z3" style:display-name="WW8Num114z3" style:family="text"/>
    <style:style style:name="WW8Num114z4" style:display-name="WW8Num114z4" style:family="text"/>
    <style:style style:name="WW8Num114z5" style:display-name="WW8Num114z5" style:family="text"/>
    <style:style style:name="WW8Num114z6" style:display-name="WW8Num114z6" style:family="text"/>
    <style:style style:name="WW8Num114z7" style:display-name="WW8Num114z7" style:family="text"/>
    <style:style style:name="WW8Num114z8" style:display-name="WW8Num114z8" style:family="text"/>
    <style:style style:name="WW8Num115z0" style:display-name="WW8Num115z0" style:family="text">
      <style:text-properties style:font-name="Symbol" style:font-name-asian="Symbol" style:font-name-complex="Symbol"/>
    </style:style>
    <style:style style:name="WW8Num115z1" style:display-name="WW8Num115z1" style:family="text">
      <style:text-properties style:font-name="Courier New" style:font-name-asian="Courier New" style:font-name-complex="Courier New"/>
    </style:style>
    <style:style style:name="WW8Num115z2" style:display-name="WW8Num115z2" style:family="text">
      <style:text-properties style:font-name="Wingdings" style:font-name-asian="Wingdings" style:font-name-complex="Wingdings"/>
    </style:style>
    <style:style style:name="WW8Num116z0" style:display-name="WW8Num116z0" style:family="text"/>
    <style:style style:name="WW8Num116z1" style:display-name="WW8Num116z1" style:family="text"/>
    <style:style style:name="WW8Num116z2" style:display-name="WW8Num116z2" style:family="text"/>
    <style:style style:name="WW8Num116z3" style:display-name="WW8Num116z3" style:family="text"/>
    <style:style style:name="WW8Num116z4" style:display-name="WW8Num116z4" style:family="text"/>
    <style:style style:name="WW8Num116z5" style:display-name="WW8Num116z5" style:family="text"/>
    <style:style style:name="WW8Num116z6" style:display-name="WW8Num116z6" style:family="text"/>
    <style:style style:name="WW8Num116z7" style:display-name="WW8Num116z7" style:family="text"/>
    <style:style style:name="WW8Num116z8" style:display-name="WW8Num116z8" style:family="text"/>
    <style:style style:name="WW8Num117z0" style:display-name="WW8Num117z0" style:family="text"/>
    <style:style style:name="WW8Num117z1" style:display-name="WW8Num117z1" style:family="text"/>
    <style:style style:name="WW8Num117z2" style:display-name="WW8Num117z2" style:family="text"/>
    <style:style style:name="WW8Num117z3" style:display-name="WW8Num117z3" style:family="text"/>
    <style:style style:name="WW8Num117z4" style:display-name="WW8Num117z4" style:family="text"/>
    <style:style style:name="WW8Num117z5" style:display-name="WW8Num117z5" style:family="text"/>
    <style:style style:name="WW8Num117z6" style:display-name="WW8Num117z6" style:family="text"/>
    <style:style style:name="WW8Num117z7" style:display-name="WW8Num117z7" style:family="text"/>
    <style:style style:name="WW8Num117z8" style:display-name="WW8Num117z8" style:family="text"/>
    <style:style style:name="WW8Num118z0" style:display-name="WW8Num118z0" style:family="text"/>
    <style:style style:name="WW8Num118z1" style:display-name="WW8Num118z1" style:family="text"/>
    <style:style style:name="WW8Num118z2" style:display-name="WW8Num118z2" style:family="text"/>
    <style:style style:name="WW8Num118z3" style:display-name="WW8Num118z3" style:family="text"/>
    <style:style style:name="WW8Num118z4" style:display-name="WW8Num118z4" style:family="text"/>
    <style:style style:name="WW8Num118z5" style:display-name="WW8Num118z5" style:family="text"/>
    <style:style style:name="WW8Num118z6" style:display-name="WW8Num118z6" style:family="text"/>
    <style:style style:name="WW8Num118z7" style:display-name="WW8Num118z7" style:family="text"/>
    <style:style style:name="WW8Num118z8" style:display-name="WW8Num118z8" style:family="text"/>
    <style:style style:name="WW8Num119z0" style:display-name="WW8Num119z0" style:family="text"/>
    <style:style style:name="WW8Num119z1" style:display-name="WW8Num119z1" style:family="text"/>
    <style:style style:name="WW8Num119z2" style:display-name="WW8Num119z2" style:family="text"/>
    <style:style style:name="WW8Num119z3" style:display-name="WW8Num119z3" style:family="text"/>
    <style:style style:name="WW8Num119z4" style:display-name="WW8Num119z4" style:family="text"/>
    <style:style style:name="WW8Num119z5" style:display-name="WW8Num119z5" style:family="text"/>
    <style:style style:name="WW8Num119z6" style:display-name="WW8Num119z6" style:family="text"/>
    <style:style style:name="WW8Num119z7" style:display-name="WW8Num119z7" style:family="text"/>
    <style:style style:name="WW8Num119z8" style:display-name="WW8Num119z8" style:family="text"/>
    <style:style style:name="WW8Num120z0" style:display-name="WW8Num120z0" style:family="text">
      <style:text-properties style:font-name="Symbol" style:font-name-asian="Symbol" style:font-name-complex="Symbol"/>
    </style:style>
    <style:style style:name="WW8Num120z1" style:display-name="WW8Num120z1" style:family="text">
      <style:text-properties style:font-name="Courier New" style:font-name-asian="Courier New" style:font-name-complex="Courier New"/>
    </style:style>
    <style:style style:name="WW8Num120z2" style:display-name="WW8Num120z2" style:family="text">
      <style:text-properties style:font-name="Wingdings" style:font-name-asian="Wingdings" style:font-name-complex="Wingdings"/>
    </style:style>
    <style:style style:name="WW8Num121z0" style:display-name="WW8Num121z0" style:family="text"/>
    <style:style style:name="WW8Num121z1" style:display-name="WW8Num121z1" style:family="text"/>
    <style:style style:name="WW8Num121z2" style:display-name="WW8Num121z2" style:family="text"/>
    <style:style style:name="WW8Num121z3" style:display-name="WW8Num121z3" style:family="text"/>
    <style:style style:name="WW8Num121z4" style:display-name="WW8Num121z4" style:family="text"/>
    <style:style style:name="WW8Num121z5" style:display-name="WW8Num121z5" style:family="text"/>
    <style:style style:name="WW8Num121z6" style:display-name="WW8Num121z6" style:family="text"/>
    <style:style style:name="WW8Num121z7" style:display-name="WW8Num121z7" style:family="text"/>
    <style:style style:name="WW8Num121z8" style:display-name="WW8Num121z8" style:family="text"/>
    <style:style style:name="WW8Num122z0" style:display-name="WW8Num122z0" style:family="text"/>
    <style:style style:name="WW8Num122z1" style:display-name="WW8Num122z1" style:family="text"/>
    <style:style style:name="WW8Num122z2" style:display-name="WW8Num122z2" style:family="text"/>
    <style:style style:name="WW8Num122z3" style:display-name="WW8Num122z3" style:family="text"/>
    <style:style style:name="WW8Num122z4" style:display-name="WW8Num122z4" style:family="text"/>
    <style:style style:name="WW8Num122z5" style:display-name="WW8Num122z5" style:family="text"/>
    <style:style style:name="WW8Num122z6" style:display-name="WW8Num122z6" style:family="text"/>
    <style:style style:name="WW8Num122z7" style:display-name="WW8Num122z7" style:family="text"/>
    <style:style style:name="WW8Num122z8" style:display-name="WW8Num122z8" style:family="text"/>
    <style:style style:name="WW8Num123z0" style:display-name="WW8Num123z0" style:family="text"/>
    <style:style style:name="WW8Num123z1" style:display-name="WW8Num123z1" style:family="text"/>
    <style:style style:name="WW8Num123z2" style:display-name="WW8Num123z2" style:family="text"/>
    <style:style style:name="WW8Num123z3" style:display-name="WW8Num123z3" style:family="text"/>
    <style:style style:name="WW8Num123z4" style:display-name="WW8Num123z4" style:family="text"/>
    <style:style style:name="WW8Num123z5" style:display-name="WW8Num123z5" style:family="text"/>
    <style:style style:name="WW8Num123z6" style:display-name="WW8Num123z6" style:family="text"/>
    <style:style style:name="WW8Num123z7" style:display-name="WW8Num123z7" style:family="text"/>
    <style:style style:name="WW8Num123z8" style:display-name="WW8Num123z8" style:family="text"/>
    <style:style style:name="WW8Num124z0" style:display-name="WW8Num124z0" style:family="text"/>
    <style:style style:name="WW8Num124z1" style:display-name="WW8Num124z1" style:family="text"/>
    <style:style style:name="WW8Num124z2" style:display-name="WW8Num124z2" style:family="text"/>
    <style:style style:name="WW8Num124z3" style:display-name="WW8Num124z3" style:family="text"/>
    <style:style style:name="WW8Num124z4" style:display-name="WW8Num124z4" style:family="text"/>
    <style:style style:name="WW8Num124z5" style:display-name="WW8Num124z5" style:family="text"/>
    <style:style style:name="WW8Num124z6" style:display-name="WW8Num124z6" style:family="text"/>
    <style:style style:name="WW8Num124z7" style:display-name="WW8Num124z7" style:family="text"/>
    <style:style style:name="WW8Num124z8" style:display-name="WW8Num124z8" style:family="text"/>
    <style:style style:name="WW8Num125z0" style:display-name="WW8Num125z0" style:family="text"/>
    <style:style style:name="WW8Num125z1" style:display-name="WW8Num125z1" style:family="text"/>
    <style:style style:name="WW8Num125z2" style:display-name="WW8Num125z2" style:family="text"/>
    <style:style style:name="WW8Num125z3" style:display-name="WW8Num125z3" style:family="text"/>
    <style:style style:name="WW8Num125z4" style:display-name="WW8Num125z4" style:family="text"/>
    <style:style style:name="WW8Num125z5" style:display-name="WW8Num125z5" style:family="text"/>
    <style:style style:name="WW8Num125z6" style:display-name="WW8Num125z6" style:family="text"/>
    <style:style style:name="WW8Num125z7" style:display-name="WW8Num125z7" style:family="text"/>
    <style:style style:name="WW8Num125z8" style:display-name="WW8Num125z8" style:family="text"/>
    <style:style style:name="WW8Num126z0" style:display-name="WW8Num126z0" style:family="text"/>
    <style:style style:name="WW8Num126z1" style:display-name="WW8Num126z1" style:family="text"/>
    <style:style style:name="WW8Num126z2" style:display-name="WW8Num126z2" style:family="text"/>
    <style:style style:name="WW8Num126z3" style:display-name="WW8Num126z3" style:family="text"/>
    <style:style style:name="WW8Num126z4" style:display-name="WW8Num126z4" style:family="text"/>
    <style:style style:name="WW8Num126z5" style:display-name="WW8Num126z5" style:family="text"/>
    <style:style style:name="WW8Num126z6" style:display-name="WW8Num126z6" style:family="text"/>
    <style:style style:name="WW8Num126z7" style:display-name="WW8Num126z7" style:family="text"/>
    <style:style style:name="WW8Num126z8" style:display-name="WW8Num126z8" style:family="text"/>
    <style:style style:name="WW8Num127z0" style:display-name="WW8Num127z0" style:family="text"/>
    <style:style style:name="WW8Num127z1" style:display-name="WW8Num127z1" style:family="text"/>
    <style:style style:name="WW8Num127z2" style:display-name="WW8Num127z2" style:family="text"/>
    <style:style style:name="WW8Num127z3" style:display-name="WW8Num127z3" style:family="text"/>
    <style:style style:name="WW8Num127z4" style:display-name="WW8Num127z4" style:family="text"/>
    <style:style style:name="WW8Num127z5" style:display-name="WW8Num127z5" style:family="text"/>
    <style:style style:name="WW8Num127z6" style:display-name="WW8Num127z6" style:family="text"/>
    <style:style style:name="WW8Num127z7" style:display-name="WW8Num127z7" style:family="text"/>
    <style:style style:name="WW8Num127z8" style:display-name="WW8Num127z8" style:family="text"/>
    <style:style style:name="WW8Num128z0" style:display-name="WW8Num128z0" style:family="text"/>
    <style:style style:name="WW8Num128z1" style:display-name="WW8Num128z1" style:family="text"/>
    <style:style style:name="WW8Num128z2" style:display-name="WW8Num128z2" style:family="text"/>
    <style:style style:name="WW8Num128z3" style:display-name="WW8Num128z3" style:family="text"/>
    <style:style style:name="WW8Num128z4" style:display-name="WW8Num128z4" style:family="text"/>
    <style:style style:name="WW8Num128z5" style:display-name="WW8Num128z5" style:family="text"/>
    <style:style style:name="WW8Num128z6" style:display-name="WW8Num128z6" style:family="text"/>
    <style:style style:name="WW8Num128z7" style:display-name="WW8Num128z7" style:family="text"/>
    <style:style style:name="WW8Num128z8" style:display-name="WW8Num128z8" style:family="text"/>
    <style:style style:name="WW8Num129z0" style:display-name="WW8Num129z0" style:family="text"/>
    <style:style style:name="WW8Num129z1" style:display-name="WW8Num129z1" style:family="text"/>
    <style:style style:name="WW8Num129z2" style:display-name="WW8Num129z2" style:family="text"/>
    <style:style style:name="WW8Num129z3" style:display-name="WW8Num129z3" style:family="text"/>
    <style:style style:name="WW8Num129z4" style:display-name="WW8Num129z4" style:family="text"/>
    <style:style style:name="WW8Num129z5" style:display-name="WW8Num129z5" style:family="text"/>
    <style:style style:name="WW8Num129z6" style:display-name="WW8Num129z6" style:family="text"/>
    <style:style style:name="WW8Num129z7" style:display-name="WW8Num129z7" style:family="text"/>
    <style:style style:name="WW8Num129z8" style:display-name="WW8Num129z8" style:family="text"/>
    <style:style style:name="WW8Num130z0" style:display-name="WW8Num130z0" style:family="text"/>
    <style:style style:name="WW8Num130z1" style:display-name="WW8Num130z1" style:family="text"/>
    <style:style style:name="WW8Num130z2" style:display-name="WW8Num130z2" style:family="text"/>
    <style:style style:name="WW8Num130z3" style:display-name="WW8Num130z3" style:family="text"/>
    <style:style style:name="WW8Num130z4" style:display-name="WW8Num130z4" style:family="text"/>
    <style:style style:name="WW8Num130z5" style:display-name="WW8Num130z5" style:family="text"/>
    <style:style style:name="WW8Num130z6" style:display-name="WW8Num130z6" style:family="text"/>
    <style:style style:name="WW8Num130z7" style:display-name="WW8Num130z7" style:family="text"/>
    <style:style style:name="WW8Num130z8" style:display-name="WW8Num130z8" style:family="text"/>
    <style:style style:name="WW8Num131z0" style:display-name="WW8Num131z0" style:family="text">
      <style:text-properties style:font-name="Symbol" style:font-name-asian="Symbol" style:font-name-complex="Symbol"/>
    </style:style>
    <style:style style:name="WW8Num131z1" style:display-name="WW8Num131z1" style:family="text">
      <style:text-properties style:font-name="Courier New" style:font-name-asian="Courier New" style:font-name-complex="Courier New"/>
    </style:style>
    <style:style style:name="WW8Num131z2" style:display-name="WW8Num131z2" style:family="text">
      <style:text-properties style:font-name="Wingdings" style:font-name-asian="Wingdings" style:font-name-complex="Wingdings"/>
    </style:style>
    <style:style style:name="WW8Num132z0" style:display-name="WW8Num132z0" style:family="text"/>
    <style:style style:name="WW8Num132z1" style:display-name="WW8Num132z1" style:family="text"/>
    <style:style style:name="WW8Num132z2" style:display-name="WW8Num132z2" style:family="text"/>
    <style:style style:name="WW8Num132z3" style:display-name="WW8Num132z3" style:family="text"/>
    <style:style style:name="WW8Num132z4" style:display-name="WW8Num132z4" style:family="text"/>
    <style:style style:name="WW8Num132z5" style:display-name="WW8Num132z5" style:family="text"/>
    <style:style style:name="WW8Num132z6" style:display-name="WW8Num132z6" style:family="text"/>
    <style:style style:name="WW8Num132z7" style:display-name="WW8Num132z7" style:family="text"/>
    <style:style style:name="WW8Num132z8" style:display-name="WW8Num132z8" style:family="text"/>
    <style:style style:name="WW8Num133z0" style:display-name="WW8Num133z0" style:family="text"/>
    <style:style style:name="WW8Num133z1" style:display-name="WW8Num133z1" style:family="text"/>
    <style:style style:name="WW8Num133z2" style:display-name="WW8Num133z2" style:family="text"/>
    <style:style style:name="WW8Num133z3" style:display-name="WW8Num133z3" style:family="text"/>
    <style:style style:name="WW8Num133z4" style:display-name="WW8Num133z4" style:family="text"/>
    <style:style style:name="WW8Num133z5" style:display-name="WW8Num133z5" style:family="text"/>
    <style:style style:name="WW8Num133z6" style:display-name="WW8Num133z6" style:family="text"/>
    <style:style style:name="WW8Num133z7" style:display-name="WW8Num133z7" style:family="text"/>
    <style:style style:name="WW8Num133z8" style:display-name="WW8Num133z8" style:family="text"/>
    <style:style style:name="WW8Num134z0" style:display-name="WW8Num134z0" style:family="text"/>
    <style:style style:name="WW8Num134z1" style:display-name="WW8Num134z1" style:family="text"/>
    <style:style style:name="WW8Num134z2" style:display-name="WW8Num134z2" style:family="text"/>
    <style:style style:name="WW8Num134z3" style:display-name="WW8Num134z3" style:family="text"/>
    <style:style style:name="WW8Num134z4" style:display-name="WW8Num134z4" style:family="text"/>
    <style:style style:name="WW8Num134z5" style:display-name="WW8Num134z5" style:family="text"/>
    <style:style style:name="WW8Num134z6" style:display-name="WW8Num134z6" style:family="text"/>
    <style:style style:name="WW8Num134z7" style:display-name="WW8Num134z7" style:family="text"/>
    <style:style style:name="WW8Num134z8" style:display-name="WW8Num134z8" style:family="text"/>
    <style:style style:name="WW8Num135z0" style:display-name="WW8Num135z0" style:family="text"/>
    <style:style style:name="WW8Num135z1" style:display-name="WW8Num135z1" style:family="text"/>
    <style:style style:name="WW8Num135z2" style:display-name="WW8Num135z2" style:family="text"/>
    <style:style style:name="WW8Num135z3" style:display-name="WW8Num135z3" style:family="text"/>
    <style:style style:name="WW8Num135z4" style:display-name="WW8Num135z4" style:family="text"/>
    <style:style style:name="WW8Num135z5" style:display-name="WW8Num135z5" style:family="text"/>
    <style:style style:name="WW8Num135z6" style:display-name="WW8Num135z6" style:family="text"/>
    <style:style style:name="WW8Num135z7" style:display-name="WW8Num135z7" style:family="text"/>
    <style:style style:name="WW8Num135z8" style:display-name="WW8Num135z8" style:family="text"/>
    <style:style style:name="WW8Num136z0" style:display-name="WW8Num136z0" style:family="text"/>
    <style:style style:name="WW8Num136z1" style:display-name="WW8Num136z1" style:family="text"/>
    <style:style style:name="WW8Num136z2" style:display-name="WW8Num136z2" style:family="text"/>
    <style:style style:name="WW8Num136z3" style:display-name="WW8Num136z3" style:family="text"/>
    <style:style style:name="WW8Num136z4" style:display-name="WW8Num136z4" style:family="text"/>
    <style:style style:name="WW8Num136z5" style:display-name="WW8Num136z5" style:family="text"/>
    <style:style style:name="WW8Num136z6" style:display-name="WW8Num136z6" style:family="text"/>
    <style:style style:name="WW8Num136z7" style:display-name="WW8Num136z7" style:family="text"/>
    <style:style style:name="WW8Num136z8" style:display-name="WW8Num136z8" style:family="text"/>
    <style:style style:name="WW8Num137z0" style:display-name="WW8Num137z0" style:family="text"/>
    <style:style style:name="WW8Num137z1" style:display-name="WW8Num137z1" style:family="text"/>
    <style:style style:name="WW8Num137z2" style:display-name="WW8Num137z2" style:family="text"/>
    <style:style style:name="WW8Num137z3" style:display-name="WW8Num137z3" style:family="text"/>
    <style:style style:name="WW8Num137z4" style:display-name="WW8Num137z4" style:family="text"/>
    <style:style style:name="WW8Num137z5" style:display-name="WW8Num137z5" style:family="text"/>
    <style:style style:name="WW8Num137z6" style:display-name="WW8Num137z6" style:family="text"/>
    <style:style style:name="WW8Num137z7" style:display-name="WW8Num137z7" style:family="text"/>
    <style:style style:name="WW8Num137z8" style:display-name="WW8Num137z8" style:family="text"/>
    <style:style style:name="WW8Num138z0" style:display-name="WW8Num138z0" style:family="text"/>
    <style:style style:name="WW8Num138z1" style:display-name="WW8Num138z1" style:family="text"/>
    <style:style style:name="WW8Num138z2" style:display-name="WW8Num138z2" style:family="text"/>
    <style:style style:name="WW8Num138z3" style:display-name="WW8Num138z3" style:family="text"/>
    <style:style style:name="WW8Num138z4" style:display-name="WW8Num138z4" style:family="text"/>
    <style:style style:name="WW8Num138z5" style:display-name="WW8Num138z5" style:family="text"/>
    <style:style style:name="WW8Num138z6" style:display-name="WW8Num138z6" style:family="text"/>
    <style:style style:name="WW8Num138z7" style:display-name="WW8Num138z7" style:family="text"/>
    <style:style style:name="WW8Num138z8" style:display-name="WW8Num138z8" style:family="text"/>
    <style:style style:name="WW8Num139z0" style:display-name="WW8Num139z0" style:family="text"/>
    <style:style style:name="WW8Num139z1" style:display-name="WW8Num139z1" style:family="text"/>
    <style:style style:name="WW8Num139z2" style:display-name="WW8Num139z2" style:family="text"/>
    <style:style style:name="WW8Num139z3" style:display-name="WW8Num139z3" style:family="text"/>
    <style:style style:name="WW8Num139z4" style:display-name="WW8Num139z4" style:family="text"/>
    <style:style style:name="WW8Num139z5" style:display-name="WW8Num139z5" style:family="text"/>
    <style:style style:name="WW8Num139z6" style:display-name="WW8Num139z6" style:family="text"/>
    <style:style style:name="WW8Num139z7" style:display-name="WW8Num139z7" style:family="text"/>
    <style:style style:name="WW8Num139z8" style:display-name="WW8Num139z8" style:family="text"/>
    <style:style style:name="WW8Num140z0" style:display-name="WW8Num140z0" style:family="text">
      <style:text-properties style:font-name="Symbol" style:font-name-asian="Symbol" style:font-name-complex="Symbol"/>
    </style:style>
    <style:style style:name="WW8Num140z1" style:display-name="WW8Num140z1" style:family="text"/>
    <style:style style:name="WW8Num140z2" style:display-name="WW8Num140z2" style:family="text"/>
    <style:style style:name="WW8Num140z3" style:display-name="WW8Num140z3" style:family="text"/>
    <style:style style:name="WW8Num140z4" style:display-name="WW8Num140z4" style:family="text"/>
    <style:style style:name="WW8Num140z5" style:display-name="WW8Num140z5" style:family="text"/>
    <style:style style:name="WW8Num140z6" style:display-name="WW8Num140z6" style:family="text"/>
    <style:style style:name="WW8Num140z7" style:display-name="WW8Num140z7" style:family="text"/>
    <style:style style:name="WW8Num140z8" style:display-name="WW8Num140z8" style:family="text"/>
    <style:style style:name="WW8Num141z0" style:display-name="WW8Num141z0" style:family="text"/>
    <style:style style:name="WW8Num141z1" style:display-name="WW8Num141z1" style:family="text"/>
    <style:style style:name="WW8Num141z2" style:display-name="WW8Num141z2" style:family="text"/>
    <style:style style:name="WW8Num141z3" style:display-name="WW8Num141z3" style:family="text"/>
    <style:style style:name="WW8Num141z4" style:display-name="WW8Num141z4" style:family="text"/>
    <style:style style:name="WW8Num141z5" style:display-name="WW8Num141z5" style:family="text"/>
    <style:style style:name="WW8Num141z6" style:display-name="WW8Num141z6" style:family="text"/>
    <style:style style:name="WW8Num141z7" style:display-name="WW8Num141z7" style:family="text"/>
    <style:style style:name="WW8Num141z8" style:display-name="WW8Num141z8" style:family="text"/>
    <style:style style:name="WW8Num142z0" style:display-name="WW8Num142z0" style:family="text"/>
    <style:style style:name="WW8Num142z1" style:display-name="WW8Num142z1" style:family="text"/>
    <style:style style:name="WW8Num142z2" style:display-name="WW8Num142z2" style:family="text"/>
    <style:style style:name="WW8Num142z3" style:display-name="WW8Num142z3" style:family="text"/>
    <style:style style:name="WW8Num142z4" style:display-name="WW8Num142z4" style:family="text"/>
    <style:style style:name="WW8Num142z5" style:display-name="WW8Num142z5" style:family="text"/>
    <style:style style:name="WW8Num142z6" style:display-name="WW8Num142z6" style:family="text"/>
    <style:style style:name="WW8Num142z7" style:display-name="WW8Num142z7" style:family="text"/>
    <style:style style:name="WW8Num142z8" style:display-name="WW8Num142z8" style:family="text"/>
    <style:style style:name="WW8Num143z0" style:display-name="WW8Num143z0" style:family="text"/>
    <style:style style:name="WW8Num143z1" style:display-name="WW8Num143z1" style:family="text"/>
    <style:style style:name="WW8Num143z2" style:display-name="WW8Num143z2" style:family="text"/>
    <style:style style:name="WW8Num143z3" style:display-name="WW8Num143z3" style:family="text"/>
    <style:style style:name="WW8Num143z4" style:display-name="WW8Num143z4" style:family="text"/>
    <style:style style:name="WW8Num143z5" style:display-name="WW8Num143z5" style:family="text"/>
    <style:style style:name="WW8Num143z6" style:display-name="WW8Num143z6" style:family="text"/>
    <style:style style:name="WW8Num143z7" style:display-name="WW8Num143z7" style:family="text"/>
    <style:style style:name="WW8Num143z8" style:display-name="WW8Num143z8" style:family="text"/>
    <style:style style:name="WW8Num144z0" style:display-name="WW8Num144z0" style:family="text"/>
    <style:style style:name="WW8Num144z1" style:display-name="WW8Num144z1" style:family="text"/>
    <style:style style:name="WW8Num144z2" style:display-name="WW8Num144z2" style:family="text"/>
    <style:style style:name="WW8Num144z3" style:display-name="WW8Num144z3" style:family="text"/>
    <style:style style:name="WW8Num144z4" style:display-name="WW8Num144z4" style:family="text"/>
    <style:style style:name="WW8Num144z5" style:display-name="WW8Num144z5" style:family="text"/>
    <style:style style:name="WW8Num144z6" style:display-name="WW8Num144z6" style:family="text"/>
    <style:style style:name="WW8Num144z7" style:display-name="WW8Num144z7" style:family="text"/>
    <style:style style:name="WW8Num144z8" style:display-name="WW8Num144z8" style:family="text"/>
    <style:style style:name="WW8Num145z0" style:display-name="WW8Num145z0" style:family="text"/>
    <style:style style:name="WW8Num145z1" style:display-name="WW8Num145z1" style:family="text"/>
    <style:style style:name="WW8Num145z2" style:display-name="WW8Num145z2" style:family="text"/>
    <style:style style:name="WW8Num145z3" style:display-name="WW8Num145z3" style:family="text"/>
    <style:style style:name="WW8Num145z4" style:display-name="WW8Num145z4" style:family="text"/>
    <style:style style:name="WW8Num145z5" style:display-name="WW8Num145z5" style:family="text"/>
    <style:style style:name="WW8Num145z6" style:display-name="WW8Num145z6" style:family="text"/>
    <style:style style:name="WW8Num145z7" style:display-name="WW8Num145z7" style:family="text"/>
    <style:style style:name="WW8Num145z8" style:display-name="WW8Num145z8" style:family="text"/>
    <style:style style:name="WW8Num146z0" style:display-name="WW8Num146z0" style:family="text">
      <style:text-properties style:font-name="Symbol" style:font-name-asian="Symbol" style:font-name-complex="Symbol"/>
    </style:style>
    <style:style style:name="WW8Num146z1" style:display-name="WW8Num146z1" style:family="text">
      <style:text-properties style:font-name="Courier New" style:font-name-asian="Courier New" style:font-name-complex="Courier New"/>
    </style:style>
    <style:style style:name="WW8Num146z2" style:display-name="WW8Num146z2" style:family="text">
      <style:text-properties style:font-name="Wingdings" style:font-name-asian="Wingdings" style:font-name-complex="Wingdings"/>
    </style:style>
    <style:style style:name="WW8Num147z0" style:display-name="WW8Num147z0" style:family="text">
      <style:text-properties style:font-name="Symbol" style:font-name-asian="Symbol" style:font-name-complex="Symbol"/>
    </style:style>
    <style:style style:name="WW8Num147z1" style:display-name="WW8Num147z1" style:family="text">
      <style:text-properties style:font-name="Courier New" style:font-name-asian="Courier New" style:font-name-complex="Courier New"/>
    </style:style>
    <style:style style:name="WW8Num147z2" style:display-name="WW8Num147z2" style:family="text">
      <style:text-properties style:font-name="Wingdings" style:font-name-asian="Wingdings" style:font-name-complex="Wingdings"/>
    </style:style>
    <style:style style:name="WW8Num148z0" style:display-name="WW8Num148z0" style:family="text"/>
    <style:style style:name="WW8Num148z1" style:display-name="WW8Num148z1" style:family="text"/>
    <style:style style:name="WW8Num148z2" style:display-name="WW8Num148z2" style:family="text"/>
    <style:style style:name="WW8Num148z3" style:display-name="WW8Num148z3" style:family="text"/>
    <style:style style:name="WW8Num148z4" style:display-name="WW8Num148z4" style:family="text"/>
    <style:style style:name="WW8Num148z5" style:display-name="WW8Num148z5" style:family="text"/>
    <style:style style:name="WW8Num148z6" style:display-name="WW8Num148z6" style:family="text"/>
    <style:style style:name="WW8Num148z7" style:display-name="WW8Num148z7" style:family="text"/>
    <style:style style:name="WW8Num148z8" style:display-name="WW8Num148z8" style:family="text"/>
    <style:style style:name="WW8Num149z0" style:display-name="WW8Num149z0" style:family="text"/>
    <style:style style:name="WW8Num149z1" style:display-name="WW8Num149z1" style:family="text"/>
    <style:style style:name="WW8Num149z2" style:display-name="WW8Num149z2" style:family="text"/>
    <style:style style:name="WW8Num149z3" style:display-name="WW8Num149z3" style:family="text"/>
    <style:style style:name="WW8Num149z4" style:display-name="WW8Num149z4" style:family="text"/>
    <style:style style:name="WW8Num149z5" style:display-name="WW8Num149z5" style:family="text"/>
    <style:style style:name="WW8Num149z6" style:display-name="WW8Num149z6" style:family="text"/>
    <style:style style:name="WW8Num149z7" style:display-name="WW8Num149z7" style:family="text"/>
    <style:style style:name="WW8Num149z8" style:display-name="WW8Num149z8" style:family="text"/>
    <style:style style:name="WW8Num150z0" style:display-name="WW8Num150z0" style:family="text"/>
    <style:style style:name="WW8Num150z1" style:display-name="WW8Num150z1" style:family="text"/>
    <style:style style:name="WW8Num150z2" style:display-name="WW8Num150z2" style:family="text"/>
    <style:style style:name="WW8Num150z3" style:display-name="WW8Num150z3" style:family="text"/>
    <style:style style:name="WW8Num150z4" style:display-name="WW8Num150z4" style:family="text"/>
    <style:style style:name="WW8Num150z5" style:display-name="WW8Num150z5" style:family="text"/>
    <style:style style:name="WW8Num150z6" style:display-name="WW8Num150z6" style:family="text"/>
    <style:style style:name="WW8Num150z7" style:display-name="WW8Num150z7" style:family="text"/>
    <style:style style:name="WW8Num150z8" style:display-name="WW8Num150z8" style:family="text"/>
    <style:style style:name="WW8Num151z0" style:display-name="WW8Num151z0" style:family="text"/>
    <style:style style:name="WW8Num151z1" style:display-name="WW8Num151z1" style:family="text"/>
    <style:style style:name="WW8Num151z2" style:display-name="WW8Num151z2" style:family="text"/>
    <style:style style:name="WW8Num151z3" style:display-name="WW8Num151z3" style:family="text"/>
    <style:style style:name="WW8Num151z4" style:display-name="WW8Num151z4" style:family="text"/>
    <style:style style:name="WW8Num151z5" style:display-name="WW8Num151z5" style:family="text"/>
    <style:style style:name="WW8Num151z6" style:display-name="WW8Num151z6" style:family="text"/>
    <style:style style:name="WW8Num151z7" style:display-name="WW8Num151z7" style:family="text"/>
    <style:style style:name="WW8Num151z8" style:display-name="WW8Num151z8" style:family="text"/>
    <style:style style:name="WW8Num152z0" style:display-name="WW8Num152z0" style:family="text"/>
    <style:style style:name="WW8Num152z1" style:display-name="WW8Num152z1" style:family="text"/>
    <style:style style:name="WW8Num152z2" style:display-name="WW8Num152z2" style:family="text"/>
    <style:style style:name="WW8Num152z3" style:display-name="WW8Num152z3" style:family="text"/>
    <style:style style:name="WW8Num152z4" style:display-name="WW8Num152z4" style:family="text"/>
    <style:style style:name="WW8Num152z5" style:display-name="WW8Num152z5" style:family="text"/>
    <style:style style:name="WW8Num152z6" style:display-name="WW8Num152z6" style:family="text"/>
    <style:style style:name="WW8Num152z7" style:display-name="WW8Num152z7" style:family="text"/>
    <style:style style:name="WW8Num152z8" style:display-name="WW8Num152z8" style:family="text"/>
    <style:style style:name="WW8Num153z0" style:display-name="WW8Num153z0" style:family="text"/>
    <style:style style:name="WW8Num153z1" style:display-name="WW8Num153z1" style:family="text"/>
    <style:style style:name="WW8Num153z2" style:display-name="WW8Num153z2" style:family="text"/>
    <style:style style:name="WW8Num153z3" style:display-name="WW8Num153z3" style:family="text"/>
    <style:style style:name="WW8Num153z4" style:display-name="WW8Num153z4" style:family="text"/>
    <style:style style:name="WW8Num153z5" style:display-name="WW8Num153z5" style:family="text"/>
    <style:style style:name="WW8Num153z6" style:display-name="WW8Num153z6" style:family="text"/>
    <style:style style:name="WW8Num153z7" style:display-name="WW8Num153z7" style:family="text"/>
    <style:style style:name="WW8Num153z8" style:display-name="WW8Num153z8" style:family="text"/>
    <style:style style:name="WW8Num154z0" style:display-name="WW8Num154z0" style:family="text"/>
    <style:style style:name="WW8Num154z1" style:display-name="WW8Num154z1" style:family="text"/>
    <style:style style:name="WW8Num154z2" style:display-name="WW8Num154z2" style:family="text"/>
    <style:style style:name="WW8Num154z3" style:display-name="WW8Num154z3" style:family="text"/>
    <style:style style:name="WW8Num154z4" style:display-name="WW8Num154z4" style:family="text"/>
    <style:style style:name="WW8Num154z5" style:display-name="WW8Num154z5" style:family="text"/>
    <style:style style:name="WW8Num154z6" style:display-name="WW8Num154z6" style:family="text"/>
    <style:style style:name="WW8Num154z7" style:display-name="WW8Num154z7" style:family="text"/>
    <style:style style:name="WW8Num154z8" style:display-name="WW8Num154z8" style:family="text"/>
    <style:style style:name="WW8Num155z0" style:display-name="WW8Num155z0" style:family="text"/>
    <style:style style:name="WW8Num155z1" style:display-name="WW8Num155z1" style:family="text"/>
    <style:style style:name="WW8Num155z2" style:display-name="WW8Num155z2" style:family="text"/>
    <style:style style:name="WW8Num155z3" style:display-name="WW8Num155z3" style:family="text"/>
    <style:style style:name="WW8Num155z4" style:display-name="WW8Num155z4" style:family="text"/>
    <style:style style:name="WW8Num155z5" style:display-name="WW8Num155z5" style:family="text"/>
    <style:style style:name="WW8Num155z6" style:display-name="WW8Num155z6" style:family="text"/>
    <style:style style:name="WW8Num155z7" style:display-name="WW8Num155z7" style:family="text"/>
    <style:style style:name="WW8Num155z8" style:display-name="WW8Num155z8" style:family="text"/>
    <style:style style:name="WW8Num156z0" style:display-name="WW8Num156z0" style:family="text"/>
    <style:style style:name="WW8Num156z1" style:display-name="WW8Num156z1" style:family="text"/>
    <style:style style:name="WW8Num156z2" style:display-name="WW8Num156z2" style:family="text"/>
    <style:style style:name="WW8Num156z3" style:display-name="WW8Num156z3" style:family="text"/>
    <style:style style:name="WW8Num156z4" style:display-name="WW8Num156z4" style:family="text"/>
    <style:style style:name="WW8Num156z5" style:display-name="WW8Num156z5" style:family="text"/>
    <style:style style:name="WW8Num156z6" style:display-name="WW8Num156z6" style:family="text"/>
    <style:style style:name="WW8Num156z7" style:display-name="WW8Num156z7" style:family="text"/>
    <style:style style:name="WW8Num156z8" style:display-name="WW8Num156z8" style:family="text"/>
    <style:style style:name="ZnakZnak15" style:display-name="Znak Znak15" style:family="text" style:parent-style-name="Domyślnaczcionkaakapitu">
      <style:text-properties style:font-name-asian="Times New Roman" style:font-name-complex="Times New Roman" fo:text-transform="uppercase" fo:color="#004E6C" fo:letter-spacing="0.0138in" fo:font-size="14pt" style:font-size-asian="14pt" style:font-size-complex="14pt"/>
    </style:style>
    <style:style style:name="ZnakZnak14" style:display-name="Znak Znak14" style:family="text" style:parent-style-name="Domyślnaczcionkaakapitu">
      <style:text-properties style:font-name-complex="Times New Roman" fo:text-transform="uppercase" fo:color="#004E6C" fo:letter-spacing="0.0104in" fo:font-size="12pt" style:font-size-asian="12pt" style:font-size-complex="12pt"/>
    </style:style>
    <style:style style:name="ZnakZnak13" style:display-name="Znak Znak13" style:family="text" style:parent-style-name="Domyślnaczcionkaakapitu">
      <style:text-properties style:font-name-asian="Times New Roman" style:font-name-complex="Times New Roman" fo:text-transform="uppercase" fo:color="#004D6C" fo:font-size="12pt" style:font-size-asian="12pt" style:font-size-complex="12pt"/>
    </style:style>
    <style:style style:name="ZnakZnak12" style:display-name="Znak Znak12" style:family="text" style:parent-style-name="Domyślnaczcionkaakapitu">
      <style:text-properties style:font-name="Cambria, 'Palatino Linotype'" style:font-name-asian="Cambria, 'Palatino Linotype'" style:font-name-complex="Cambria, 'Palatino Linotype'" fo:text-transform="uppercase" fo:color="#004D6C" fo:letter-spacing="0.0069in" fo:font-size="11pt" style:font-size-asian="11pt" style:font-size-complex="11pt" fo:language="en" fo:country="US" style:language-complex="ar" style:country-complex="SA"/>
    </style:style>
    <style:style style:name="ZnakZnak11" style:display-name="Znak Znak11" style:family="text" style:parent-style-name="Domyślnaczcionkaakapitu">
      <style:text-properties style:font-name="Cambria, 'Palatino Linotype'" style:font-name-asian="Cambria, 'Palatino Linotype'" style:font-name-complex="Cambria, 'Palatino Linotype'" fo:text-transform="uppercase" fo:color="#004D6C" fo:letter-spacing="0.0069in" fo:font-size="11pt" style:font-size-asian="11pt" style:font-size-complex="11pt" fo:language="en" fo:country="US" style:language-complex="ar" style:country-complex="SA"/>
    </style:style>
    <style:style style:name="ZnakZnak10" style:display-name="Znak Znak10" style:family="text" style:parent-style-name="Domyślnaczcionkaakapitu">
      <style:text-properties style:font-name="Cambria, 'Palatino Linotype'" style:font-name-asian="Cambria, 'Palatino Linotype'" style:font-name-complex="Cambria, 'Palatino Linotype'" fo:text-transform="uppercase" fo:color="#0075A2" fo:letter-spacing="0.0069in" fo:font-size="11pt" style:font-size-asian="11pt" style:font-size-complex="11pt" fo:language="en" fo:country="US" style:language-complex="ar" style:country-complex="SA"/>
    </style:style>
    <style:style style:name="ZnakZnak9" style:display-name="Znak Znak9" style:family="text" style:parent-style-name="Domyślnaczcionkaakapitu">
      <style:text-properties style:font-name-asian="Times New Roman" style:font-name-complex="Times New Roman" fo:font-style="italic" style:font-style-asian="italic" style:font-style-complex="italic" fo:text-transform="uppercase" fo:color="#0075A2" fo:letter-spacing="0.0069in"/>
    </style:style>
    <style:style style:name="ZnakZnak8" style:display-name="Znak Znak8" style:family="text" style:parent-style-name="Domyślnaczcionkaakapitu">
      <style:text-properties style:font-name-asian="Times New Roman" style:font-name-complex="Times New Roman" fo:text-transform="uppercase" fo:letter-spacing="0.0069in" fo:font-size="10pt" style:font-size-asian="10pt" style:font-size-complex="10pt"/>
    </style:style>
    <style:style style:name="ZnakZnak7" style:display-name="Znak Znak7" style:family="text" style:parent-style-name="Domyślnaczcionkaakapitu">
      <style:text-properties style:font-name-asian="Times New Roman" style:font-name-complex="Times New Roman" fo:font-style="italic" style:font-style-asian="italic" style:font-style-complex="italic" fo:text-transform="uppercase" fo:letter-spacing="0.0069in" fo:font-size="10pt" style:font-size-asian="10pt" style:font-size-complex="10pt"/>
    </style:style>
    <style:style style:name="IntenseQuoteChar" style:display-name="Intense Quote Char" style:family="text" style:parent-style-name="Domyślnaczcionkaakapitu">
      <style:text-properties style:font-name-asian="Times New Roman" style:font-name-complex="Times New Roman" fo:text-transform="uppercase" fo:color="#004D6C" fo:letter-spacing="0.0034in" fo:font-size="10pt" style:font-size-asian="10pt" style:font-size-complex="10pt"/>
    </style:style>
    <style:style style:name="ZnakZnak6" style:display-name="Znak Znak6" style:family="text" style:parent-style-name="Domyślnaczcionkaakapitu">
      <style:text-properties style:font-name-asian="Times New Roman" style:font-name-complex="Times New Roman" fo:text-transform="uppercase" fo:color="#004E6C" fo:letter-spacing="0.0347in" fo:font-size="22pt" style:font-size-asian="22pt" style:font-size-complex="22pt"/>
    </style:style>
    <style:style style:name="ZnakZnak5" style:display-name="Znak Znak5" style:family="text" style:parent-style-name="Domyślnaczcionkaakapitu">
      <style:text-properties style:font-name-asian="Times New Roman" style:font-name-complex="Times New Roman" fo:text-transform="uppercase" fo:letter-spacing="0.0138in" fo:font-size="9pt" style:font-size-asian="9pt" style:font-size-complex="9pt"/>
    </style:style>
    <style:style style:name="StrongEmphasis" style:display-name="Strong Emphasis" style:family="text" style:parent-style-name="Domyślnaczcionkaakapitu">
      <style:text-properties fo:font-weight="bold" style:font-weight-asian="bold" fo:color="#0075A2" fo:letter-spacing="0.0034in"/>
    </style:style>
    <style:style style:name="Uwydatnienie" style:display-name="Uwydatnienie" style:family="text" style:parent-style-name="Domyślnaczcionkaakapitu">
      <style:text-properties fo:text-transform="uppercase" fo:letter-spacing="0.0034in" fo:font-size="10pt" style:font-size-asian="10pt"/>
    </style:style>
    <style:style style:name="NoSpacingChar" style:display-name="No Spacing Char" style:family="text" style:parent-style-name="Domyślnaczcionkaakapitu">
      <style:text-properties style:font-name-complex="Times New Roman"/>
    </style:style>
    <style:style style:name="QuoteChar" style:display-name="Quote Char" style:family="text" style:parent-style-name="Domyślnaczcionkaakapitu">
      <style:text-properties style:font-name-asian="Times New Roman" style:font-name-complex="Times New Roman" fo:font-style="italic" style:font-style-asian="italic" style:font-style-complex="italic"/>
    </style:style>
    <style:style style:name="Wyróżnieniedelikatne1" style:display-name="Wyróżnienie delikatne1" style:family="text">
      <style:text-properties fo:font-style="italic" style:font-style-asian="italic"/>
    </style:style>
    <style:style style:name="Wyróżnienieintensywne1" style:display-name="Wyróżnienie intensywne1" style:family="text">
      <style:text-properties fo:font-style="italic" style:font-style-asian="italic" fo:text-transform="uppercase" fo:letter-spacing="0.0069in" fo:font-size="10pt" style:font-size-asian="10pt"/>
    </style:style>
    <style:style style:name="Odwołaniedelikatne1" style:display-name="Odwołanie delikatne1" style:family="text" style:parent-style-name="Domyślnaczcionkaakapitu">
      <style:text-properties style:font-name="Calibri" style:font-name-asian="Calibri" style:font-name-complex="Times New Roman" fo:font-style="italic" style:font-style-asian="italic" style:font-style-complex="italic" fo:color="#004D6C"/>
    </style:style>
    <style:style style:name="Odwołanieintensywne1" style:display-name="Odwołanie intensywne1" style:family="text">
      <style:text-properties style:font-name="Calibri" style:font-name-asian="Calibri" style:font-name-complex="Calibri" fo:font-weight="bold" style:font-weight-asian="bold" fo:font-style="italic" style:font-style-asian="italic" fo:color="#004D6C"/>
    </style:style>
    <style:style style:name="Tytułksiążki1" style:display-name="Tytuł książki1" style:family="text">
      <style:text-properties fo:text-transform="uppercase" fo:color="#004D6C" fo:letter-spacing="0.0034in"/>
    </style:style>
    <style:style style:name="Internetlink" style:display-name="Internet link" style:family="text" style:parent-style-name="Domyślnaczcionkaakapitu">
      <style:text-properties style:font-name-complex="Times New Roman" fo:font-style="italic" style:font-style-asian="italic" fo:color="#000000" style:text-underline-type="none" style:text-underline-color="font-color"/>
    </style:style>
    <style:style style:name="il" style:display-name="il" style:family="text" style:parent-style-name="Domyślnaczcionkaakapitu">
      <style:text-properties style:font-name-complex="Times New Roman"/>
    </style:style>
    <style:style style:name="ZnakZnak4" style:display-name="Znak Znak4" style:family="text" style:parent-style-name="Domyślnaczcionkaakapitu">
      <style:text-properties style:font-name-complex="Times New Roman"/>
    </style:style>
    <style:style style:name="ZnakZnak3" style:display-name="Znak Znak3" style:family="text" style:parent-style-name="Domyślnaczcionkaakapitu">
      <style:text-properties style:font-name-complex="Times New Roman"/>
    </style:style>
    <style:style style:name="ZnakZnak2" style:display-name="Znak Znak2" style:family="text" style:parent-style-name="Domyślnaczcionkaakapitu">
      <style:text-properties style:font-name="Tahoma" style:font-name-asian="Tahoma" style:font-name-complex="Tahoma" fo:font-size="8pt" style:font-size-asian="8pt" style:font-size-complex="8pt"/>
    </style:style>
    <style:style style:name="Tekstzastępczy1" style:display-name="Tekst zastępczy1" style:family="text" style:parent-style-name="Domyślnaczcionkaakapitu">
      <style:text-properties style:font-name-complex="Times New Roman" fo:color="#808080"/>
    </style:style>
    <style:style style:name="ZnakZnak1" style:display-name="Znak Znak1" style:family="text" style:parent-style-name="Domyślnaczcionkaakapitu">
      <style:text-properties style:font-name="Arial" style:font-name-asian="Arial" style:font-name-complex="Times New Roman" fo:color="#000000" fo:letter-spacing="-0.0034in" fo:font-size="10pt" style:font-size-asian="10pt" style:font-size-complex="10pt" style:language-complex="ar" style:country-complex="SA"/>
    </style:style>
    <style:style style:name="ZnakZnak" style:display-name="Znak Znak" style:family="text" style:parent-style-name="Domyślnaczcionkaakapitu">
      <style:text-properties style:font-name="Courier New" style:font-name-asian="Courier New" style:font-name-complex="Courier New" fo:font-size="10pt" style:font-size-asian="10pt" style:font-size-complex="10pt" fo:language="pl" fo:country="PL" style:language-complex="ar" style:country-complex="SA"/>
    </style:style>
    <style:style style:name="EndnoteSymbol" style:display-name="Endnote Symbol" style:family="text" style:parent-style-name="Domyślnaczcionkaakapitu">
      <style:text-properties style:text-position="super 66.6%"/>
    </style:style>
    <style:style style:name="VisitedInternetLink" style:display-name="Visited Internet Link" style:family="text" style:parent-style-name="Domyślnaczcionkaakapitu">
      <style:text-properties fo:color="#800080" style:text-underline-type="single" style:text-underline-style="solid" style:text-underline-width="auto" style:text-underline-mode="continuous" style:text-underline-color="font-color"/>
    </style:style>
    <style:style style:name="Wyróżnieniedelikatne" style:display-name="Wyróżnienie delikatne" style:family="text" style:parent-style-name="Domyślnaczcionkaakapitu">
      <style:text-properties fo:font-style="italic" style:font-style-asian="italic" style:font-style-complex="italic" fo:color="#808080"/>
    </style:style>
    <style:style style:name="Wyróżnienieintensywne" style:display-name="Wyróżnienie intensywne" style:family="text">
      <style:text-properties fo:font-style="italic" style:font-style-asian="italic" fo:text-transform="uppercase" fo:letter-spacing="0.0069in" fo:font-size="10pt" style:font-size-asian="10pt"/>
    </style:style>
    <style:style style:name="Odwołaniedelikatne" style:display-name="Odwołanie delikatne" style:family="text" style:parent-style-name="Domyślnaczcionkaakapitu">
      <style:text-properties style:font-name="Calibri" style:font-name-asian="Calibri" style:font-name-complex="Times New Roman" fo:font-style="italic" style:font-style-asian="italic" style:font-style-complex="italic" fo:color="#004D6C"/>
    </style:style>
    <style:style style:name="Odwołanieintensywne" style:display-name="Odwołanie intensywne" style:family="text">
      <style:text-properties style:font-name="Calibri" style:font-name-asian="Calibri" style:font-name-complex="Calibri" fo:font-weight="bold" style:font-weight-asian="bold" fo:font-style="italic" style:font-style-asian="italic" fo:color="#004D6C"/>
    </style:style>
    <style:style style:name="Tytułksiążki" style:display-name="Tytuł książki" style:family="text">
      <style:text-properties fo:text-transform="uppercase" fo:color="#004D6C" fo:letter-spacing="0.0034in"/>
    </style:style>
    <style:style style:name="WW8Num165z0" style:display-name="WW8Num165z0" style:family="text"/>
    <style:style style:name="WW8Num165z1" style:display-name="WW8Num165z1" style:family="text"/>
    <style:style style:name="WW8Num165z2" style:display-name="WW8Num165z2" style:family="text"/>
    <style:style style:name="WW8Num165z3" style:display-name="WW8Num165z3" style:family="text"/>
    <style:style style:name="WW8Num165z4" style:display-name="WW8Num165z4" style:family="text"/>
    <style:style style:name="WW8Num165z5" style:display-name="WW8Num165z5" style:family="text"/>
    <style:style style:name="WW8Num165z6" style:display-name="WW8Num165z6" style:family="text"/>
    <style:style style:name="WW8Num165z7" style:display-name="WW8Num165z7" style:family="text"/>
    <style:style style:name="WW8Num165z8" style:display-name="WW8Num165z8" style:family="text"/>
    <style:style style:name="WW8Num174z0" style:display-name="WW8Num174z0" style:family="text"/>
    <style:style style:name="WW8Num174z1" style:display-name="WW8Num174z1" style:family="text"/>
    <style:style style:name="WW8Num174z2" style:display-name="WW8Num174z2" style:family="text"/>
    <style:style style:name="WW8Num174z3" style:display-name="WW8Num174z3" style:family="text"/>
    <style:style style:name="WW8Num174z4" style:display-name="WW8Num174z4" style:family="text"/>
    <style:style style:name="WW8Num174z5" style:display-name="WW8Num174z5" style:family="text"/>
    <style:style style:name="WW8Num174z6" style:display-name="WW8Num174z6" style:family="text"/>
    <style:style style:name="WW8Num174z7" style:display-name="WW8Num174z7" style:family="text"/>
    <style:style style:name="WW8Num174z8" style:display-name="WW8Num174z8" style:family="text"/>
    <style:style style:name="NumberingSymbols" style:display-name="Numbering Symbols" style:family="text"/>
    <style:style style:name="WW8Num167z0" style:display-name="WW8Num167z0" style:family="text">
      <style:text-properties style:font-name="Symbol" style:font-name-asian="Symbol" style:font-name-complex="Symbol"/>
    </style:style>
    <style:style style:name="WW8Num167z1" style:display-name="WW8Num167z1" style:family="text">
      <style:text-properties style:font-name="Courier New" style:font-name-asian="Courier New" style:font-name-complex="Courier New"/>
    </style:style>
    <style:style style:name="WW8Num167z2" style:display-name="WW8Num167z2" style:family="text">
      <style:text-properties style:font-name="Wingdings" style:font-name-asian="Wingdings" style:font-name-complex="Wingdings"/>
    </style:style>
    <style:style style:name="WW_CharLFO1LVL1" style:family="text">
      <style:text-properties style:font-name-complex="Times New Roman" fo:font-weight="normal" style:font-weight-asian="normal"/>
    </style:style>
    <text:list-style style:name="WW8Num1" style:display-name="WW8Num1">
      <text:list-level-style-number text:level="1" text:style-name="WW_CharLFO1LVL1" style:num-suffix=")" style:num-format="a" style:num-letter-sync="true">
        <style:list-level-properties text:space-before="0.9875in" text:min-label-width="0.25in" text:list-level-position-and-space-mode="label-alignment">
          <style:list-level-label-alignment text:label-followed-by="listtab" fo:margin-left="1.23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0" style:display-name="WW8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 style:display-name="WW8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 style:display-name="WW8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 style:display-name="WW8Num1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8" style:display-name="WW8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1" style:display-name="WW8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2" style:display-name="WW8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3" style:display-name="WW8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fo:font-weight="normal" style:font-weight-asian="normal"/>
    </style:style>
    <text:list-style style:name="WW8Num25" style:display-name="WW8Num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6" style:display-name="WW8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7" style:display-name="WW8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8" style:display-name="WW8Num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Symbol" style:font-name-complex="Symbol"/>
    </style:style>
    <style:style style:name="WW_CharLFO29LVL2" style:family="text">
      <style:text-properties style:font-name="Symbol" style:font-name-complex="Symbol"/>
    </style:style>
    <style:style style:name="WW_CharLFO29LVL3" style:family="text">
      <style:text-properties style:font-name="Symbol" style:font-name-complex="Symbol"/>
    </style:style>
    <text:list-style style:name="WW8Num29" style:display-name="WW8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4" style:num-suffix="." style:num-format="1">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5" style:num-suffix="." style:num-format="a" style:num-letter-sync="true">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6" style:num-suffix="." style:num-format="i">
        <style:list-level-properties fo:text-align="end" text:space-before="3.1041in" text:min-label-width="0.125in" text:list-level-position-and-space-mode="label-alignment">
          <style:list-level-label-alignment text:label-followed-by="listtab" fo:margin-left="3.2291in" fo:text-indent="-0.125in"/>
        </style:list-level-properties>
      </text:list-level-style-number>
      <text:list-level-style-number text:level="7" style:num-suffix="." style:num-format="1">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8" style:num-suffix="." style:num-format="a" style:num-letter-sync="true">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9" style:num-suffix="." style:num-format="i">
        <style:list-level-properties fo:text-align="end" text:space-before="4.6041in" text:min-label-width="0.125in" text:list-level-position-and-space-mode="label-alignment">
          <style:list-level-label-alignment text:label-followed-by="listtab" fo:margin-left="4.7291in" fo:text-indent="-0.125in"/>
        </style:list-level-properties>
      </text:list-level-style-number>
    </text:list-style>
    <text:list-style style:name="WW8Num30" style:display-name="WW8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Symbol" style:font-name-complex="Symbol"/>
    </style:style>
    <text:list-style style:name="WW8Num31" style:display-name="WW8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8Num32" style:display-name="WW8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3" style:display-name="WW8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4" style:display-name="WW8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Symbol" style:font-name-complex="Symbol"/>
    </style:style>
    <text:list-style style:name="WW8Num35" style:display-name="WW8Num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9791in" text:min-label-width="0.25in" text:list-level-position-and-space-mode="label-alignment">
          <style:list-level-label-alignment text:label-followed-by="listtab" fo:margin-left="1.2291in" fo:text-indent="-0.25in"/>
        </style:list-level-properties>
      </text:list-level-style-number>
      <text:list-level-style-number text:level="3" style:num-suffix="." style:num-format="i">
        <style:list-level-properties fo:text-align="end" text:space-before="1.6041in" text:min-label-width="0.125in" text:list-level-position-and-space-mode="label-alignment">
          <style:list-level-label-alignment text:label-followed-by="listtab" fo:margin-left="1.7291in" fo:text-indent="-0.125in"/>
        </style:list-level-properties>
      </text:list-level-style-number>
      <text:list-level-style-number text:level="4" style:num-suffix="." style:num-format="1">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5" style:num-suffix="." style:num-format="a" style:num-letter-sync="true">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6" style:num-suffix="." style:num-format="i">
        <style:list-level-properties fo:text-align="end" text:space-before="3.1041in" text:min-label-width="0.125in" text:list-level-position-and-space-mode="label-alignment">
          <style:list-level-label-alignment text:label-followed-by="listtab" fo:margin-left="3.2291in" fo:text-indent="-0.125in"/>
        </style:list-level-properties>
      </text:list-level-style-number>
      <text:list-level-style-number text:level="7" style:num-suffix="." style:num-format="1">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8" style:num-suffix="." style:num-format="a" style:num-letter-sync="true">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9" style:num-suffix="." style:num-format="i">
        <style:list-level-properties fo:text-align="end" text:space-before="4.6041in" text:min-label-width="0.125in" text:list-level-position-and-space-mode="label-alignment">
          <style:list-level-label-alignment text:label-followed-by="listtab" fo:margin-left="4.7291in" fo:text-indent="-0.125in"/>
        </style:list-level-properties>
      </text:list-level-style-number>
    </text:list-style>
    <text:list-style style:name="WW8Num36" style:display-name="WW8Num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37" style:display-name="WW8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Symbol" style:font-name-complex="Symbol"/>
    </style:style>
    <style:style style:name="WW_CharLFO38LVL2" style:family="text">
      <style:text-properties style:font-name="Courier New" style:font-name-complex="Courier New"/>
    </style:style>
    <style:style style:name="WW_CharLFO38LVL3" style:family="text">
      <style:text-properties style:font-name="Wingdings" style:font-name-complex="Wingdings"/>
    </style:style>
    <style:style style:name="WW_CharLFO38LVL4" style:family="text">
      <style:text-properties style:font-name="Symbol" style:font-name-complex="Symbol"/>
    </style:style>
    <style:style style:name="WW_CharLFO38LVL5" style:family="text">
      <style:text-properties style:font-name="Courier New" style:font-name-complex="Courier New"/>
    </style:style>
    <style:style style:name="WW_CharLFO38LVL6" style:family="text">
      <style:text-properties style:font-name="Wingdings" style:font-name-complex="Wingdings"/>
    </style:style>
    <style:style style:name="WW_CharLFO38LVL7" style:family="text">
      <style:text-properties style:font-name="Symbol" style:font-name-complex="Symbol"/>
    </style:style>
    <style:style style:name="WW_CharLFO38LVL8" style:family="text">
      <style:text-properties style:font-name="Courier New" style:font-name-complex="Courier New"/>
    </style:style>
    <style:style style:name="WW_CharLFO38LVL9" style:family="text">
      <style:text-properties style:font-name="Wingdings" style:font-name-complex="Wingdings"/>
    </style:style>
    <text:list-style style:name="WW8Num38" style:display-name="WW8Num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9" style:display-name="WW8Num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0" style:display-name="WW8Num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Symbol" style:font-name-complex="Symbol"/>
    </style:style>
    <style:style style:name="WW_CharLFO41LVL2" style:family="text">
      <style:text-properties style:font-name="Courier New" style:font-name-complex="Courier New"/>
    </style:style>
    <style:style style:name="WW_CharLFO41LVL3" style:family="text">
      <style:text-properties style:font-name="Wingdings" style:font-name-complex="Wingdings"/>
    </style:style>
    <style:style style:name="WW_CharLFO41LVL4" style:family="text">
      <style:text-properties style:font-name="Symbol" style:font-name-complex="Symbol"/>
    </style:style>
    <style:style style:name="WW_CharLFO41LVL5" style:family="text">
      <style:text-properties style:font-name="Courier New" style:font-name-complex="Courier New"/>
    </style:style>
    <style:style style:name="WW_CharLFO41LVL6" style:family="text">
      <style:text-properties style:font-name="Wingdings" style:font-name-complex="Wingdings"/>
    </style:style>
    <style:style style:name="WW_CharLFO41LVL7" style:family="text">
      <style:text-properties style:font-name="Symbol" style:font-name-complex="Symbol"/>
    </style:style>
    <style:style style:name="WW_CharLFO41LVL8" style:family="text">
      <style:text-properties style:font-name="Courier New" style:font-name-complex="Courier New"/>
    </style:style>
    <style:style style:name="WW_CharLFO41LVL9" style:family="text">
      <style:text-properties style:font-name="Wingdings" style:font-name-complex="Wingdings"/>
    </style:style>
    <text:list-style style:name="WW8Num41" style:display-name="WW8Num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2" style:display-name="WW8Num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3" style:display-name="WW8Num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4LVL1" style:family="text">
      <style:text-properties style:font-name="Courier New" style:font-name-complex="Courier New"/>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4" style:display-name="WW8Num44">
      <text:list-level-style-bullet text:level="1" text:style-name="WW_CharLFO44LVL1" text:bullet-char="o">
        <style:list-level-properties text:space-before="0.7291in" text:min-label-width="0.25in" text:list-level-position-and-space-mode="label-alignment">
          <style:list-level-label-alignment text:label-followed-by="listtab" fo:margin-left="0.9791in" fo:text-indent="-0.25in"/>
        </style:list-level-properties>
        <style:text-properties style:font-name="Courier New"/>
      </text:list-level-style-bullet>
      <text:list-level-style-bullet text:level="2" text:style-name="WW_CharLFO44LVL2" text:bullet-char="o">
        <style:list-level-properties text:space-before="1.2291in" text:min-label-width="0.25in" text:list-level-position-and-space-mode="label-alignment">
          <style:list-level-label-alignment text:label-followed-by="listtab" fo:margin-left="1.4791in" fo:text-indent="-0.25in"/>
        </style:list-level-properties>
        <style:text-properties style:font-name="Courier New"/>
      </text:list-level-style-bullet>
      <text:list-level-style-bullet text:level="3" text:style-name="WW_CharLFO44LVL3" text:bullet-char="">
        <style:list-level-properties text:space-before="1.7291in" text:min-label-width="0.25in" text:list-level-position-and-space-mode="label-alignment">
          <style:list-level-label-alignment text:label-followed-by="listtab" fo:margin-left="1.9791in" fo:text-indent="-0.25in"/>
        </style:list-level-properties>
        <style:text-properties style:font-name="Wingdings"/>
      </text:list-level-style-bullet>
      <text:list-level-style-bullet text:level="4" text:style-name="WW_CharLFO44LVL4"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Symbol"/>
      </text:list-level-style-bullet>
      <text:list-level-style-bullet text:level="5" text:style-name="WW_CharLFO44LVL5" text:bullet-char="o">
        <style:list-level-properties text:space-before="2.7291in" text:min-label-width="0.25in" text:list-level-position-and-space-mode="label-alignment">
          <style:list-level-label-alignment text:label-followed-by="listtab" fo:margin-left="2.9791in" fo:text-indent="-0.25in"/>
        </style:list-level-properties>
        <style:text-properties style:font-name="Courier New"/>
      </text:list-level-style-bullet>
      <text:list-level-style-bullet text:level="6" text:style-name="WW_CharLFO44LVL6" text:bullet-char="">
        <style:list-level-properties text:space-before="3.2291in" text:min-label-width="0.25in" text:list-level-position-and-space-mode="label-alignment">
          <style:list-level-label-alignment text:label-followed-by="listtab" fo:margin-left="3.4791in" fo:text-indent="-0.25in"/>
        </style:list-level-properties>
        <style:text-properties style:font-name="Wingdings"/>
      </text:list-level-style-bullet>
      <text:list-level-style-bullet text:level="7" text:style-name="WW_CharLFO44LVL7"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Symbol"/>
      </text:list-level-style-bullet>
      <text:list-level-style-bullet text:level="8" text:style-name="WW_CharLFO44LVL8" text:bullet-char="o">
        <style:list-level-properties text:space-before="4.2291in" text:min-label-width="0.25in" text:list-level-position-and-space-mode="label-alignment">
          <style:list-level-label-alignment text:label-followed-by="listtab" fo:margin-left="4.4791in" fo:text-indent="-0.25in"/>
        </style:list-level-properties>
        <style:text-properties style:font-name="Courier New"/>
      </text:list-level-style-bullet>
      <text:list-level-style-bullet text:level="9" text:style-name="WW_CharLFO44LVL9" text:bullet-char="">
        <style:list-level-properties text:space-before="4.7291in" text:min-label-width="0.25in" text:list-level-position-and-space-mode="label-alignment">
          <style:list-level-label-alignment text:label-followed-by="listtab" fo:margin-left="4.9791in" fo:text-indent="-0.25in"/>
        </style:list-level-properties>
        <style:text-properties style:font-name="Wingdings"/>
      </text:list-level-style-bullet>
    </text:list-style>
    <text:list-style style:name="WW8Num45" style:display-name="WW8Num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6" style:display-name="WW8Num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7" style:display-name="WW8Num4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8" style:display-name="WW8Num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49" style:display-name="WW8Num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0" style:display-name="WW8Num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1" style:display-name="WW8Num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2" style:display-name="WW8Num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3" style:display-name="WW8Num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4" style:display-name="WW8Num5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5" style:display-name="WW8Num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6" style:display-name="WW8Num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7" style:display-name="WW8Num5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8" style:display-name="WW8Num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9" style:display-name="WW8Num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0" style:display-name="WW8Num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1" style:display-name="WW8Num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2" style:display-name="WW8Num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3" style:display-name="WW8Num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4LVL1" style:family="text">
      <style:text-properties style:font-name="Symbol" style:font-name-complex="Symbol"/>
    </style:style>
    <style:style style:name="WW_CharLFO64LVL2" style:family="text">
      <style:text-properties style:font-name="Courier New" style:font-name-complex="Courier New"/>
    </style:style>
    <style:style style:name="WW_CharLFO64LVL3" style:family="text">
      <style:text-properties style:font-name="Wingdings" style:font-name-complex="Wingdings"/>
    </style:style>
    <style:style style:name="WW_CharLFO64LVL4" style:family="text">
      <style:text-properties style:font-name="Symbol" style:font-name-complex="Symbol"/>
    </style:style>
    <style:style style:name="WW_CharLFO64LVL5" style:family="text">
      <style:text-properties style:font-name="Courier New" style:font-name-complex="Courier New"/>
    </style:style>
    <style:style style:name="WW_CharLFO64LVL6" style:family="text">
      <style:text-properties style:font-name="Wingdings" style:font-name-complex="Wingdings"/>
    </style:style>
    <style:style style:name="WW_CharLFO64LVL7" style:family="text">
      <style:text-properties style:font-name="Symbol" style:font-name-complex="Symbol"/>
    </style:style>
    <style:style style:name="WW_CharLFO64LVL8" style:family="text">
      <style:text-properties style:font-name="Courier New" style:font-name-complex="Courier New"/>
    </style:style>
    <style:style style:name="WW_CharLFO64LVL9" style:family="text">
      <style:text-properties style:font-name="Wingdings" style:font-name-complex="Wingdings"/>
    </style:style>
    <text:list-style style:name="WW8Num64" style:display-name="WW8Num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8Num65" style:display-name="WW8Num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6" style:display-name="WW8Num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7" style:display-name="WW8Num6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8" style:display-name="WW8Num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9" style:display-name="WW8Num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0" style:display-name="WW8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1" style:display-name="WW8Num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2" style:display-name="WW8Num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3" style:display-name="WW8Num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4" style:display-name="WW8Num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5" style:display-name="WW8Num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6" style:display-name="WW8Num7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7" style:display-name="WW8Num7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8" style:display-name="WW8Num7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9" style:display-name="WW8Num7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0" style:display-name="WW8Num8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1" style:display-name="WW8Num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2" style:display-name="WW8Num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3" style:display-name="WW8Num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4" style:display-name="WW8Num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5" style:display-name="WW8Num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6" style:display-name="WW8Num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7" style:display-name="WW8Num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8" style:display-name="WW8Num8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9" style:display-name="WW8Num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0" style:display-name="WW8Num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1" style:display-name="WW8Num9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2" style:display-name="WW8Num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3" style:display-name="WW8Num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4" style:display-name="WW8Num94">
      <text:list-level-style-number text:level="1" style:num-suffix="." style:num-format="1">
        <style:list-level-properties text:space-before="0.009in" text:min-label-width="0.25in" text:list-level-position-and-space-mode="label-alignment">
          <style:list-level-label-alignment text:label-followed-by="listtab" fo:margin-left="0.259in" fo:text-indent="-0.25in"/>
        </style:list-level-properties>
      </text:list-level-style-number>
      <text:list-level-style-number text:level="2" style:num-suffix="." style:num-format="a" style:num-letter-sync="true">
        <style:list-level-properties text:space-before="0.509in" text:min-label-width="0.25in" text:list-level-position-and-space-mode="label-alignment">
          <style:list-level-label-alignment text:label-followed-by="listtab" fo:margin-left="0.759in" fo:text-indent="-0.25in"/>
        </style:list-level-properties>
      </text:list-level-style-number>
      <text:list-level-style-number text:level="3" style:num-suffix="." style:num-format="i">
        <style:list-level-properties fo:text-align="end" text:space-before="1.134in" text:min-label-width="0.125in" text:list-level-position-and-space-mode="label-alignment">
          <style:list-level-label-alignment text:label-followed-by="listtab" fo:margin-left="1.259in" fo:text-indent="-0.125in"/>
        </style:list-level-properties>
      </text:list-level-style-number>
      <text:list-level-style-number text:level="4" style:num-suffix="." style:num-format="1">
        <style:list-level-properties text:space-before="1.509in" text:min-label-width="0.25in" text:list-level-position-and-space-mode="label-alignment">
          <style:list-level-label-alignment text:label-followed-by="listtab" fo:margin-left="1.759in" fo:text-indent="-0.25in"/>
        </style:list-level-properties>
      </text:list-level-style-number>
      <text:list-level-style-number text:level="5" style:num-suffix="." style:num-format="a" style:num-letter-sync="true">
        <style:list-level-properties text:space-before="2.009in" text:min-label-width="0.25in" text:list-level-position-and-space-mode="label-alignment">
          <style:list-level-label-alignment text:label-followed-by="listtab" fo:margin-left="2.259in" fo:text-indent="-0.25in"/>
        </style:list-level-properties>
      </text:list-level-style-number>
      <text:list-level-style-number text:level="6" style:num-suffix="." style:num-format="i">
        <style:list-level-properties fo:text-align="end" text:space-before="2.634in" text:min-label-width="0.125in" text:list-level-position-and-space-mode="label-alignment">
          <style:list-level-label-alignment text:label-followed-by="listtab" fo:margin-left="2.759in" fo:text-indent="-0.125in"/>
        </style:list-level-properties>
      </text:list-level-style-number>
      <text:list-level-style-number text:level="7" style:num-suffix="." style:num-format="1">
        <style:list-level-properties text:space-before="3.009in" text:min-label-width="0.25in" text:list-level-position-and-space-mode="label-alignment">
          <style:list-level-label-alignment text:label-followed-by="listtab" fo:margin-left="3.259in" fo:text-indent="-0.25in"/>
        </style:list-level-properties>
      </text:list-level-style-number>
      <text:list-level-style-number text:level="8" style:num-suffix="." style:num-format="a" style:num-letter-sync="true">
        <style:list-level-properties text:space-before="3.509in" text:min-label-width="0.25in" text:list-level-position-and-space-mode="label-alignment">
          <style:list-level-label-alignment text:label-followed-by="listtab" fo:margin-left="3.759in" fo:text-indent="-0.25in"/>
        </style:list-level-properties>
      </text:list-level-style-number>
      <text:list-level-style-number text:level="9" style:num-suffix="." style:num-format="i">
        <style:list-level-properties fo:text-align="end" text:space-before="4.134in" text:min-label-width="0.125in" text:list-level-position-and-space-mode="label-alignment">
          <style:list-level-label-alignment text:label-followed-by="listtab" fo:margin-left="4.259in" fo:text-indent="-0.125in"/>
        </style:list-level-properties>
      </text:list-level-style-number>
    </text:list-style>
    <text:list-style style:name="WW8Num95" style:display-name="WW8Num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6" style:display-name="WW8Num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7" style:display-name="WW8Num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8" style:display-name="WW8Num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99" style:display-name="WW8Num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0LVL1" style:family="text">
      <style:text-properties style:font-name="Cambria, 'Palatino Linotype'" style:font-name-asian="Times New Roman" style:font-name-complex="Times New Roman"/>
    </style:style>
    <text:list-style style:name="WW8Num100" style:display-name="WW8Num100">
      <text:list-level-style-number text:level="1" text:style-name="WW_CharLFO10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1LVL1" style:family="text">
      <style:text-properties style:font-name-complex="Times New Roman"/>
    </style:style>
    <style:style style:name="WW_CharLFO101LVL2" style:family="text">
      <style:text-properties style:font-name="Cambria, 'Palatino Linotype'" style:font-name-complex="TimesNewRomanPS-ItalicMT"/>
    </style:style>
    <style:style style:name="WW_CharLFO101LVL3" style:family="text">
      <style:text-properties style:font-name="Cambria, 'Palatino Linotype'" style:font-name-complex="TimesNewRomanPS-ItalicMT"/>
    </style:style>
    <style:style style:name="WW_CharLFO101LVL4" style:family="text">
      <style:text-properties style:font-name="TimesNewRomanPS-ItalicMT" style:font-name-complex="TimesNewRomanPS-ItalicMT"/>
    </style:style>
    <style:style style:name="WW_CharLFO101LVL5" style:family="text">
      <style:text-properties style:font-name="TimesNewRomanPS-ItalicMT" style:font-name-complex="TimesNewRomanPS-ItalicMT"/>
    </style:style>
    <style:style style:name="WW_CharLFO101LVL6" style:family="text">
      <style:text-properties style:font-name="TimesNewRomanPS-ItalicMT" style:font-name-complex="TimesNewRomanPS-ItalicMT"/>
    </style:style>
    <style:style style:name="WW_CharLFO101LVL7" style:family="text">
      <style:text-properties style:font-name="TimesNewRomanPS-ItalicMT" style:font-name-complex="TimesNewRomanPS-ItalicMT"/>
    </style:style>
    <style:style style:name="WW_CharLFO101LVL8" style:family="text">
      <style:text-properties style:font-name="TimesNewRomanPS-ItalicMT" style:font-name-complex="TimesNewRomanPS-ItalicMT"/>
    </style:style>
    <style:style style:name="WW_CharLFO101LVL9" style:family="text">
      <style:text-properties style:font-name="TimesNewRomanPS-ItalicMT" style:font-name-complex="TimesNewRomanPS-ItalicMT"/>
    </style:style>
    <text:list-style style:name="WW8Num101" style:display-name="WW8Num101">
      <text:list-level-style-number text:level="1" text:style-name="WW_CharLFO10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1LV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1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01LV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01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01LV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text:style-name="WW_CharLFO101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01LV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text:style-name="WW_CharLFO101LV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8Num102" style:display-name="WW8Num10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03" style:display-name="WW8Num10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4LVL1" style:family="text">
      <style:text-properties style:font-name="Symbol" style:font-name-complex="Symbol"/>
    </style:style>
    <style:style style:name="WW_CharLFO104LVL2" style:family="text">
      <style:text-properties style:font-name="Courier New" style:font-name-complex="Courier New"/>
    </style:style>
    <style:style style:name="WW_CharLFO104LVL3" style:family="text">
      <style:text-properties style:font-name="Wingdings" style:font-name-complex="Wingdings"/>
    </style:style>
    <style:style style:name="WW_CharLFO104LVL4" style:family="text">
      <style:text-properties style:font-name="Symbol" style:font-name-complex="Symbol"/>
    </style:style>
    <style:style style:name="WW_CharLFO104LVL5" style:family="text">
      <style:text-properties style:font-name="Courier New" style:font-name-complex="Courier New"/>
    </style:style>
    <style:style style:name="WW_CharLFO104LVL6" style:family="text">
      <style:text-properties style:font-name="Wingdings" style:font-name-complex="Wingdings"/>
    </style:style>
    <style:style style:name="WW_CharLFO104LVL7" style:family="text">
      <style:text-properties style:font-name="Symbol" style:font-name-complex="Symbol"/>
    </style:style>
    <style:style style:name="WW_CharLFO104LVL8" style:family="text">
      <style:text-properties style:font-name="Courier New" style:font-name-complex="Courier New"/>
    </style:style>
    <style:style style:name="WW_CharLFO104LVL9" style:family="text">
      <style:text-properties style:font-name="Wingdings" style:font-name-complex="Wingdings"/>
    </style:style>
    <text:list-style style:name="WW8Num104" style:display-name="WW8Num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5LVL1" style:family="text">
      <style:text-properties fo:font-weight="normal" style:font-weight-asian="normal"/>
    </style:style>
    <text:list-style style:name="WW8Num105" style:display-name="WW8Num105">
      <text:list-level-style-number text:level="1" text:style-name="WW_CharLFO10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6LVL1" style:family="text">
      <style:text-properties fo:font-weight="normal" style:font-weight-asian="normal"/>
    </style:style>
    <text:list-style style:name="WW8Num106" style:display-name="WW8Num106">
      <text:list-level-style-number text:level="1" text:style-name="WW_CharLFO10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07" style:display-name="WW8Num10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8LVL2" style:family="text">
      <style:text-properties style:font-name="Courier New" style:font-name-complex="Courier New"/>
    </style:style>
    <style:style style:name="WW_CharLFO108LVL3" style:family="text">
      <style:text-properties style:font-name="Wingdings" style:font-name-complex="Wingdings"/>
    </style:style>
    <style:style style:name="WW_CharLFO108LVL4" style:family="text">
      <style:text-properties style:font-name="Symbol" style:font-name-complex="Symbol"/>
    </style:style>
    <style:style style:name="WW_CharLFO108LVL5" style:family="text">
      <style:text-properties style:font-name="Courier New" style:font-name-complex="Courier New"/>
    </style:style>
    <style:style style:name="WW_CharLFO108LVL6" style:family="text">
      <style:text-properties style:font-name="Wingdings" style:font-name-complex="Wingdings"/>
    </style:style>
    <style:style style:name="WW_CharLFO108LVL7" style:family="text">
      <style:text-properties style:font-name="Symbol" style:font-name-complex="Symbol"/>
    </style:style>
    <style:style style:name="WW_CharLFO108LVL8" style:family="text">
      <style:text-properties style:font-name="Courier New" style:font-name-complex="Courier New"/>
    </style:style>
    <style:style style:name="WW_CharLFO108LVL9" style:family="text">
      <style:text-properties style:font-name="Wingdings" style:font-name-complex="Wingdings"/>
    </style:style>
    <text:list-style style:name="WW8Num108" style:display-name="WW8Num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09" style:display-name="WW8Num10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10" style:display-name="WW8Num1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1" style:display-name="WW8Num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2" style:display-name="WW8Num1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3" style:display-name="WW8Num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4" style:display-name="WW8Num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5LVL1" style:family="text">
      <style:text-properties style:font-name="Symbol" style:font-name-complex="Symbol"/>
    </style:style>
    <style:style style:name="WW_CharLFO115LVL2" style:family="text">
      <style:text-properties style:font-name="Courier New" style:font-name-complex="Courier New"/>
    </style:style>
    <style:style style:name="WW_CharLFO115LVL3" style:family="text">
      <style:text-properties style:font-name="Wingdings" style:font-name-complex="Wingdings"/>
    </style:style>
    <style:style style:name="WW_CharLFO115LVL4" style:family="text">
      <style:text-properties style:font-name="Symbol" style:font-name-complex="Symbol"/>
    </style:style>
    <style:style style:name="WW_CharLFO115LVL5" style:family="text">
      <style:text-properties style:font-name="Courier New" style:font-name-complex="Courier New"/>
    </style:style>
    <style:style style:name="WW_CharLFO115LVL6" style:family="text">
      <style:text-properties style:font-name="Wingdings" style:font-name-complex="Wingdings"/>
    </style:style>
    <style:style style:name="WW_CharLFO115LVL7" style:family="text">
      <style:text-properties style:font-name="Symbol" style:font-name-complex="Symbol"/>
    </style:style>
    <style:style style:name="WW_CharLFO115LVL8" style:family="text">
      <style:text-properties style:font-name="Courier New" style:font-name-complex="Courier New"/>
    </style:style>
    <style:style style:name="WW_CharLFO115LVL9" style:family="text">
      <style:text-properties style:font-name="Wingdings" style:font-name-complex="Wingdings"/>
    </style:style>
    <text:list-style style:name="WW8Num115" style:display-name="WW8Num115">
      <text:list-level-style-bullet text:level="1" text:style-name="WW_CharLFO115LVL1" text:bullet-char="">
        <style:list-level-properties text:space-before="0.4791in" text:min-label-width="0.25in" text:list-level-position-and-space-mode="label-alignment">
          <style:list-level-label-alignment text:label-followed-by="listtab" fo:margin-left="0.7291in" fo:text-indent="-0.25in"/>
        </style:list-level-properties>
        <style:text-properties style:font-name="Symbol"/>
      </text:list-level-style-bullet>
      <text:list-level-style-bullet text:level="2" text:style-name="WW_CharLFO115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115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115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115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115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115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115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115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WW8Num116" style:display-name="WW8Num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7" style:display-name="WW8Num1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18" style:display-name="WW8Num1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19" style:display-name="WW8Num11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0LVL1" style:family="text">
      <style:text-properties style:font-name="Symbol" style:font-name-complex="Symbol"/>
    </style:style>
    <style:style style:name="WW_CharLFO120LVL2" style:family="text">
      <style:text-properties style:font-name="Courier New" style:font-name-complex="Courier New"/>
    </style:style>
    <style:style style:name="WW_CharLFO120LVL3" style:family="text">
      <style:text-properties style:font-name="Wingdings" style:font-name-complex="Wingdings"/>
    </style:style>
    <style:style style:name="WW_CharLFO120LVL4" style:family="text">
      <style:text-properties style:font-name="Symbol" style:font-name-complex="Symbol"/>
    </style:style>
    <style:style style:name="WW_CharLFO120LVL5" style:family="text">
      <style:text-properties style:font-name="Courier New" style:font-name-complex="Courier New"/>
    </style:style>
    <style:style style:name="WW_CharLFO120LVL6" style:family="text">
      <style:text-properties style:font-name="Wingdings" style:font-name-complex="Wingdings"/>
    </style:style>
    <style:style style:name="WW_CharLFO120LVL7" style:family="text">
      <style:text-properties style:font-name="Symbol" style:font-name-complex="Symbol"/>
    </style:style>
    <style:style style:name="WW_CharLFO120LVL8" style:family="text">
      <style:text-properties style:font-name="Courier New" style:font-name-complex="Courier New"/>
    </style:style>
    <style:style style:name="WW_CharLFO120LVL9" style:family="text">
      <style:text-properties style:font-name="Wingdings" style:font-name-complex="Wingdings"/>
    </style:style>
    <text:list-style style:name="WW8Num120" style:display-name="WW8Num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21" style:display-name="WW8Num12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2" style:display-name="WW8Num1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3" style:display-name="WW8Num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4" style:display-name="WW8Num1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5" style:display-name="WW8Num1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6" style:display-name="WW8Num1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7" style:display-name="WW8Num1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8" style:display-name="WW8Num1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9" style:display-name="WW8Num1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0" style:display-name="WW8Num1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1LVL1" style:family="text">
      <style:text-properties style:font-name="Symbol" style:font-name-complex="Symbol"/>
    </style:style>
    <style:style style:name="WW_CharLFO131LVL2" style:family="text">
      <style:text-properties style:font-name="Courier New" style:font-name-complex="Courier New"/>
    </style:style>
    <style:style style:name="WW_CharLFO131LVL3" style:family="text">
      <style:text-properties style:font-name="Wingdings" style:font-name-complex="Wingdings"/>
    </style:style>
    <style:style style:name="WW_CharLFO131LVL4" style:family="text">
      <style:text-properties style:font-name="Symbol" style:font-name-complex="Symbol"/>
    </style:style>
    <style:style style:name="WW_CharLFO131LVL5" style:family="text">
      <style:text-properties style:font-name="Courier New" style:font-name-complex="Courier New"/>
    </style:style>
    <style:style style:name="WW_CharLFO131LVL6" style:family="text">
      <style:text-properties style:font-name="Wingdings" style:font-name-complex="Wingdings"/>
    </style:style>
    <style:style style:name="WW_CharLFO131LVL7" style:family="text">
      <style:text-properties style:font-name="Symbol" style:font-name-complex="Symbol"/>
    </style:style>
    <style:style style:name="WW_CharLFO131LVL8" style:family="text">
      <style:text-properties style:font-name="Courier New" style:font-name-complex="Courier New"/>
    </style:style>
    <style:style style:name="WW_CharLFO131LVL9" style:family="text">
      <style:text-properties style:font-name="Wingdings" style:font-name-complex="Wingdings"/>
    </style:style>
    <text:list-style style:name="WW8Num131" style:display-name="WW8Num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32" style:display-name="WW8Num1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3" style:display-name="WW8Num1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4" style:display-name="WW8Num1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5" style:display-name="WW8Num1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6" style:display-name="WW8Num1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7" style:display-name="WW8Num1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8" style:display-name="WW8Num1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39" style:display-name="WW8Num1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0LVL1" style:family="text">
      <style:text-properties style:font-name="Symbol" style:font-name-complex="Symbol"/>
    </style:style>
    <text:list-style style:name="WW8Num140" style:display-name="WW8Num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9791in" text:min-label-width="0.25in" text:list-level-position-and-space-mode="label-alignment">
          <style:list-level-label-alignment text:label-followed-by="listtab" fo:margin-left="1.2291in" fo:text-indent="-0.25in"/>
        </style:list-level-properties>
      </text:list-level-style-number>
      <text:list-level-style-number text:level="3" style:num-suffix="." style:num-format="i">
        <style:list-level-properties fo:text-align="end" text:space-before="1.6041in" text:min-label-width="0.125in" text:list-level-position-and-space-mode="label-alignment">
          <style:list-level-label-alignment text:label-followed-by="listtab" fo:margin-left="1.7291in" fo:text-indent="-0.125in"/>
        </style:list-level-properties>
      </text:list-level-style-number>
      <text:list-level-style-number text:level="4" style:num-suffix="." style:num-format="1">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5" style:num-suffix="." style:num-format="a" style:num-letter-sync="true">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6" style:num-suffix="." style:num-format="i">
        <style:list-level-properties fo:text-align="end" text:space-before="3.1041in" text:min-label-width="0.125in" text:list-level-position-and-space-mode="label-alignment">
          <style:list-level-label-alignment text:label-followed-by="listtab" fo:margin-left="3.2291in" fo:text-indent="-0.125in"/>
        </style:list-level-properties>
      </text:list-level-style-number>
      <text:list-level-style-number text:level="7" style:num-suffix="." style:num-format="1">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8" style:num-suffix="." style:num-format="a" style:num-letter-sync="true">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9" style:num-suffix="." style:num-format="i">
        <style:list-level-properties fo:text-align="end" text:space-before="4.6041in" text:min-label-width="0.125in" text:list-level-position-and-space-mode="label-alignment">
          <style:list-level-label-alignment text:label-followed-by="listtab" fo:margin-left="4.7291in" fo:text-indent="-0.125in"/>
        </style:list-level-properties>
      </text:list-level-style-number>
    </text:list-style>
    <text:list-style style:name="WW8Num141" style:display-name="WW8Num141">
      <text:list-level-style-number text:level="1" style:num-suffix="." style:num-format="1">
        <style:list-level-properties text:space-before="0.009in" text:min-label-width="0.25in" text:list-level-position-and-space-mode="label-alignment">
          <style:list-level-label-alignment text:label-followed-by="listtab" fo:margin-left="0.259in" fo:text-indent="-0.25in"/>
        </style:list-level-properties>
      </text:list-level-style-number>
      <text:list-level-style-number text:level="2" style:num-suffix="." style:num-format="a" style:num-letter-sync="true">
        <style:list-level-properties text:space-before="0.509in" text:min-label-width="0.25in" text:list-level-position-and-space-mode="label-alignment">
          <style:list-level-label-alignment text:label-followed-by="listtab" fo:margin-left="0.759in" fo:text-indent="-0.25in"/>
        </style:list-level-properties>
      </text:list-level-style-number>
      <text:list-level-style-number text:level="3" style:num-suffix="." style:num-format="i">
        <style:list-level-properties fo:text-align="end" text:space-before="1.134in" text:min-label-width="0.125in" text:list-level-position-and-space-mode="label-alignment">
          <style:list-level-label-alignment text:label-followed-by="listtab" fo:margin-left="1.259in" fo:text-indent="-0.125in"/>
        </style:list-level-properties>
      </text:list-level-style-number>
      <text:list-level-style-number text:level="4" style:num-suffix="." style:num-format="1">
        <style:list-level-properties text:space-before="1.509in" text:min-label-width="0.25in" text:list-level-position-and-space-mode="label-alignment">
          <style:list-level-label-alignment text:label-followed-by="listtab" fo:margin-left="1.759in" fo:text-indent="-0.25in"/>
        </style:list-level-properties>
      </text:list-level-style-number>
      <text:list-level-style-number text:level="5" style:num-suffix="." style:num-format="a" style:num-letter-sync="true">
        <style:list-level-properties text:space-before="2.009in" text:min-label-width="0.25in" text:list-level-position-and-space-mode="label-alignment">
          <style:list-level-label-alignment text:label-followed-by="listtab" fo:margin-left="2.259in" fo:text-indent="-0.25in"/>
        </style:list-level-properties>
      </text:list-level-style-number>
      <text:list-level-style-number text:level="6" style:num-suffix="." style:num-format="i">
        <style:list-level-properties fo:text-align="end" text:space-before="2.634in" text:min-label-width="0.125in" text:list-level-position-and-space-mode="label-alignment">
          <style:list-level-label-alignment text:label-followed-by="listtab" fo:margin-left="2.759in" fo:text-indent="-0.125in"/>
        </style:list-level-properties>
      </text:list-level-style-number>
      <text:list-level-style-number text:level="7" style:num-suffix="." style:num-format="1">
        <style:list-level-properties text:space-before="3.009in" text:min-label-width="0.25in" text:list-level-position-and-space-mode="label-alignment">
          <style:list-level-label-alignment text:label-followed-by="listtab" fo:margin-left="3.259in" fo:text-indent="-0.25in"/>
        </style:list-level-properties>
      </text:list-level-style-number>
      <text:list-level-style-number text:level="8" style:num-suffix="." style:num-format="a" style:num-letter-sync="true">
        <style:list-level-properties text:space-before="3.509in" text:min-label-width="0.25in" text:list-level-position-and-space-mode="label-alignment">
          <style:list-level-label-alignment text:label-followed-by="listtab" fo:margin-left="3.759in" fo:text-indent="-0.25in"/>
        </style:list-level-properties>
      </text:list-level-style-number>
      <text:list-level-style-number text:level="9" style:num-suffix="." style:num-format="i">
        <style:list-level-properties fo:text-align="end" text:space-before="4.134in" text:min-label-width="0.125in" text:list-level-position-and-space-mode="label-alignment">
          <style:list-level-label-alignment text:label-followed-by="listtab" fo:margin-left="4.259in" fo:text-indent="-0.125in"/>
        </style:list-level-properties>
      </text:list-level-style-number>
    </text:list-style>
    <text:list-style style:name="WW8Num142" style:display-name="WW8Num1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3" style:display-name="WW8Num1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4" style:display-name="WW8Num1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5" style:display-name="WW8Num1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6LVL1" style:family="text">
      <style:text-properties style:font-name="Symbol" style:font-name-complex="Symbol"/>
    </style:style>
    <style:style style:name="WW_CharLFO146LVL2" style:family="text">
      <style:text-properties style:font-name="Courier New" style:font-name-complex="Courier New"/>
    </style:style>
    <style:style style:name="WW_CharLFO146LVL3" style:family="text">
      <style:text-properties style:font-name="Wingdings" style:font-name-complex="Wingdings"/>
    </style:style>
    <style:style style:name="WW_CharLFO146LVL4" style:family="text">
      <style:text-properties style:font-name="Symbol" style:font-name-complex="Symbol"/>
    </style:style>
    <style:style style:name="WW_CharLFO146LVL5" style:family="text">
      <style:text-properties style:font-name="Courier New" style:font-name-complex="Courier New"/>
    </style:style>
    <style:style style:name="WW_CharLFO146LVL6" style:family="text">
      <style:text-properties style:font-name="Wingdings" style:font-name-complex="Wingdings"/>
    </style:style>
    <style:style style:name="WW_CharLFO146LVL7" style:family="text">
      <style:text-properties style:font-name="Symbol" style:font-name-complex="Symbol"/>
    </style:style>
    <style:style style:name="WW_CharLFO146LVL8" style:family="text">
      <style:text-properties style:font-name="Courier New" style:font-name-complex="Courier New"/>
    </style:style>
    <style:style style:name="WW_CharLFO146LVL9" style:family="text">
      <style:text-properties style:font-name="Wingdings" style:font-name-complex="Wingdings"/>
    </style:style>
    <text:list-style style:name="WW8Num146" style:display-name="WW8Num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291in" text:min-label-width="0.25in" text:list-level-position-and-space-mode="label-alignment">
          <style:list-level-label-alignment text:label-followed-by="listtab" fo:margin-left="0.9791in" fo:text-indent="-0.25in"/>
        </style:list-level-properties>
        <style:text-properties style:font-name="Courier New"/>
      </text:list-level-style-bullet>
      <text:list-level-style-bullet text:level="3" text:style-name="WW_CharLFO146LVL3"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4" text:style-name="WW_CharLFO146LVL4" text:bullet-char="">
        <style:list-level-properties text:space-before="1.7291in" text:min-label-width="0.25in" text:list-level-position-and-space-mode="label-alignment">
          <style:list-level-label-alignment text:label-followed-by="listtab" fo:margin-left="1.9791in" fo:text-indent="-0.25in"/>
        </style:list-level-properties>
        <style:text-properties style:font-name="Symbol"/>
      </text:list-level-style-bullet>
      <text:list-level-style-bullet text:level="5" text:style-name="WW_CharLFO146LVL5" text:bullet-char="o">
        <style:list-level-properties text:space-before="2.2291in" text:min-label-width="0.25in" text:list-level-position-and-space-mode="label-alignment">
          <style:list-level-label-alignment text:label-followed-by="listtab" fo:margin-left="2.4791in" fo:text-indent="-0.25in"/>
        </style:list-level-properties>
        <style:text-properties style:font-name="Courier New"/>
      </text:list-level-style-bullet>
      <text:list-level-style-bullet text:level="6" text:style-name="WW_CharLFO146LVL6"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Wingdings"/>
      </text:list-level-style-bullet>
      <text:list-level-style-bullet text:level="7" text:style-name="WW_CharLFO146LVL7" text:bullet-char="">
        <style:list-level-properties text:space-before="3.2291in" text:min-label-width="0.25in" text:list-level-position-and-space-mode="label-alignment">
          <style:list-level-label-alignment text:label-followed-by="listtab" fo:margin-left="3.4791in" fo:text-indent="-0.25in"/>
        </style:list-level-properties>
        <style:text-properties style:font-name="Symbol"/>
      </text:list-level-style-bullet>
      <text:list-level-style-bullet text:level="8" text:style-name="WW_CharLFO146LVL8" text:bullet-char="o">
        <style:list-level-properties text:space-before="3.7291in" text:min-label-width="0.25in" text:list-level-position-and-space-mode="label-alignment">
          <style:list-level-label-alignment text:label-followed-by="listtab" fo:margin-left="3.9791in" fo:text-indent="-0.25in"/>
        </style:list-level-properties>
        <style:text-properties style:font-name="Courier New"/>
      </text:list-level-style-bullet>
      <text:list-level-style-bullet text:level="9" text:style-name="WW_CharLFO146LVL9"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Wingdings"/>
      </text:list-level-style-bullet>
    </text:list-style>
    <style:style style:name="WW_CharLFO147LVL1" style:family="text">
      <style:text-properties style:font-name="Symbol" style:font-name-complex="Symbol"/>
    </style:style>
    <style:style style:name="WW_CharLFO147LVL2" style:family="text">
      <style:text-properties style:font-name="Courier New" style:font-name-complex="Courier New"/>
    </style:style>
    <style:style style:name="WW_CharLFO147LVL3" style:family="text">
      <style:text-properties style:font-name="Wingdings" style:font-name-complex="Wingdings"/>
    </style:style>
    <style:style style:name="WW_CharLFO147LVL4" style:family="text">
      <style:text-properties style:font-name="Symbol" style:font-name-complex="Symbol"/>
    </style:style>
    <style:style style:name="WW_CharLFO147LVL5" style:family="text">
      <style:text-properties style:font-name="Courier New" style:font-name-complex="Courier New"/>
    </style:style>
    <style:style style:name="WW_CharLFO147LVL6" style:family="text">
      <style:text-properties style:font-name="Wingdings" style:font-name-complex="Wingdings"/>
    </style:style>
    <style:style style:name="WW_CharLFO147LVL7" style:family="text">
      <style:text-properties style:font-name="Symbol" style:font-name-complex="Symbol"/>
    </style:style>
    <style:style style:name="WW_CharLFO147LVL8" style:family="text">
      <style:text-properties style:font-name="Courier New" style:font-name-complex="Courier New"/>
    </style:style>
    <style:style style:name="WW_CharLFO147LVL9" style:family="text">
      <style:text-properties style:font-name="Wingdings" style:font-name-complex="Wingdings"/>
    </style:style>
    <text:list-style style:name="WW8Num147" style:display-name="WW8Num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8" style:display-name="WW8Num1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9" style:display-name="WW8Num1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0" style:display-name="WW8Num1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1" style:display-name="WW8Num1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2" style:display-name="WW8Num1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3" style:display-name="WW8Num1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4" style:display-name="WW8Num1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5" style:display-name="WW8Num1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6" style:display-name="WW8Num1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5" style:display-name="WW8Num1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4" style:display-name="WW8Num1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9LVL1" style:family="text">
      <style:text-properties style:font-name="Symbol" style:font-name-complex="Symbol"/>
    </style:style>
    <style:style style:name="WW_CharLFO159LVL2" style:family="text">
      <style:text-properties style:font-name="Courier New" style:font-name-complex="Courier New"/>
    </style:style>
    <style:style style:name="WW_CharLFO159LVL3" style:family="text">
      <style:text-properties style:font-name="Wingdings" style:font-name-complex="Wingdings"/>
    </style:style>
    <style:style style:name="WW_CharLFO159LVL4" style:family="text">
      <style:text-properties style:font-name="Symbol" style:font-name-complex="Symbol"/>
    </style:style>
    <style:style style:name="WW_CharLFO159LVL5" style:family="text">
      <style:text-properties style:font-name="Courier New" style:font-name-complex="Courier New"/>
    </style:style>
    <style:style style:name="WW_CharLFO159LVL6" style:family="text">
      <style:text-properties style:font-name="Wingdings" style:font-name-complex="Wingdings"/>
    </style:style>
    <style:style style:name="WW_CharLFO159LVL7" style:family="text">
      <style:text-properties style:font-name="Symbol" style:font-name-complex="Symbol"/>
    </style:style>
    <style:style style:name="WW_CharLFO159LVL8" style:family="text">
      <style:text-properties style:font-name="Courier New" style:font-name-complex="Courier New"/>
    </style:style>
    <style:style style:name="WW_CharLFO159LVL9" style:family="text">
      <style:text-properties style:font-name="Wingdings" style:font-name-complex="Wingdings"/>
    </style:style>
    <text:list-style style:name="WW8Num167" style:display-name="WW8Num167">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3in"/>
      </style:footer-style>
    </style:page-layout>
    <style:style style:name="TableColumn3" style:family="table-column">
      <style:table-column-properties style:column-width="4.4951in" style:use-optimal-column-width="false"/>
    </style:style>
    <style:style style:name="TableColumn4" style:family="table-column">
      <style:table-column-properties style:column-width="1.5694in" style:use-optimal-column-width="false"/>
    </style:style>
    <style:style style:name="TableColumn5" style:family="table-column">
      <style:table-column-properties style:column-width="0.3937in" style:use-optimal-column-width="false"/>
    </style:style>
    <style:style style:name="Table2" style:family="table">
      <style:table-properties style:width="6.4583in" fo:margin-left="-0.0798in" table:align="left"/>
    </style:style>
    <style:style style:name="TableRow6" style:family="table-row">
      <style:table-row-properties style:use-optimal-row-height="false"/>
    </style:style>
    <style:style style:name="TableCell7"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8" style:parent-style-name="Nagłówek" style:family="paragraph">
      <style:paragraph-properties fo:text-align="end"/>
      <style:text-properties fo:font-weight="bold" style:font-weight-asian="bold" style:font-weight-complex="bold" fo:text-transform="uppercase" fo:font-size="12pt" style:font-size-asian="12pt" style:font-size-complex="12pt"/>
    </style:style>
    <style:style style:name="TableCell9" style:family="table-cell">
      <style:table-cell-properties fo:border-top="none" fo:border-left="none" fo:border-bottom="0.0069in solid #008080" fo:border-right="none" fo:background-color="#0075A2" style:writing-mode="lr-tb" style:vertical-align="bottom" fo:padding-top="0.05in" fo:padding-left="0.0798in" fo:padding-bottom="0.05in" fo:padding-right="0.0798in"/>
    </style:style>
    <style:style style:name="P10" style:parent-style-name="Nagłówek" style:family="paragraph">
      <style:text-properties fo:color="#FFFFFF"/>
    </style:style>
    <style:style style:name="TableCell11" style:family="table-cell">
      <style:table-cell-properties fo:border-top="none" fo:border-left="none" fo:border-bottom="0.0069in solid #008080" fo:border-right="none" fo:background-color="#0075A2" style:writing-mode="lr-tb" fo:padding-top="0.05in" fo:padding-left="0.0798in" fo:padding-bottom="0.05in" fo:padding-right="0.0798in"/>
    </style:style>
    <style:style style:name="P12" style:parent-style-name="Nagłówek" style:family="paragraph">
      <style:paragraph-properties fo:text-align="center"/>
    </style:style>
    <style:style style:name="T13" style:parent-style-name="Domyślnaczcionkaakapitu" style:family="text">
      <style:text-properties fo:font-weight="bold" style:font-weight-asian="bold" style:font-weight-complex="bold" fo:text-transform="uppercase" fo:color="#FFFFFF" fo:font-size="10pt" style:font-size-asian="10pt" style:font-size-complex="10pt"/>
    </style:style>
    <style:style style:name="TableColumn15" style:family="table-column">
      <style:table-column-properties style:column-width="4.4937in" style:use-optimal-column-width="false"/>
    </style:style>
    <style:style style:name="TableColumn16" style:family="table-column">
      <style:table-column-properties style:column-width="1.5708in" style:use-optimal-column-width="false"/>
    </style:style>
    <style:style style:name="TableColumn17" style:family="table-column">
      <style:table-column-properties style:column-width="0.3937in" style:use-optimal-column-width="false"/>
    </style:style>
    <style:style style:name="Table14" style:family="table">
      <style:table-properties style:width="6.4583in" fo:margin-left="-0.0798in" table:align="left"/>
    </style:style>
    <style:style style:name="TableRow18" style:family="table-row">
      <style:table-row-properties style:use-optimal-row-height="false"/>
    </style:style>
    <style:style style:name="TableCell19"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20" style:parent-style-name="Nagłówek" style:family="paragraph">
      <style:paragraph-properties fo:text-align="end"/>
      <style:text-properties fo:font-weight="bold" style:font-weight-asian="bold" style:font-weight-complex="bold" fo:text-transform="uppercase" fo:font-size="12pt" style:font-size-asian="12pt" style:font-size-complex="12pt"/>
    </style:style>
    <style:style style:name="TableCell21" style:family="table-cell">
      <style:table-cell-properties fo:border-top="none" fo:border-left="none" fo:border-bottom="0.0069in solid #008080" fo:border-right="none" fo:background-color="#0075A2" style:writing-mode="lr-tb" style:vertical-align="bottom" fo:padding-top="0.05in" fo:padding-left="0.0798in" fo:padding-bottom="0.05in" fo:padding-right="0.0798in"/>
    </style:style>
    <style:style style:name="P22" style:parent-style-name="Nagłówek" style:family="paragraph">
      <style:text-properties fo:color="#FFFFFF"/>
    </style:style>
    <style:style style:name="TableCell23" style:family="table-cell">
      <style:table-cell-properties fo:border-top="none" fo:border-left="none" fo:border-bottom="0.0069in solid #008080" fo:border-right="none" fo:background-color="#0075A2" style:writing-mode="lr-tb" fo:padding-top="0.05in" fo:padding-left="0.0798in" fo:padding-bottom="0.05in" fo:padding-right="0.0798in"/>
    </style:style>
    <style:style style:name="T24" style:parent-style-name="Domyślnaczcionkaakapitu" style:family="text">
      <style:text-properties fo:font-weight="bold" style:font-weight-asian="bold" style:font-weight-complex="bold" fo:text-transform="uppercase" fo:color="#FFFFFF" fo:font-size="10pt" style:font-size-asian="10pt" style:font-size-complex="10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Specyfikacja Wymagań</text:p>
            </table:table-cell>
            <table:table-cell table:style-name="TableCell9">
              <text:p text:style-name="P10">“Politechnikon”</text:p>
            </table:table-cell>
            <table:table-cell table:style-name="TableCell11">
              <text:p text:style-name="P12"><text:span text:style-name="T13"><text:page-number text:fixed="false">1</text:page-number></text:span></text:p>
            </table:table-cell>
          </table:table-row>
        </table:table>
        <text:p text:style-name="Nagłówek"/>
      </style:header>
      <style:header-left>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Specyfikacja Wymagań</text:p>
            </table:table-cell>
            <table:table-cell table:style-name="TableCell21">
              <text:p text:style-name="P22">“Politechnikon”</text:p>
            </table:table-cell>
            <table:table-cell table:style-name="TableCell23">
              <text:p text:style-name="Nagłówek"><text:span text:style-name="T24"><text:page-number text:fixed="false">2</text:page-number></text:span></text:p>
            </table:table-cell>
          </table:table-row>
        </table:table>
        <text:p text:style-name="Nagłówek"/>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REQUIREMENTS SPECIFICATION</dc:title>
    <meta:initial-creator>nat</meta:initial-creator>
    <dc:creator>Gipp Notge</dc:creator>
    <meta:creation-date>2009-10-17T18:09:00Z</meta:creation-date>
    <dc:date>2017-03-11T14:01:00Z</dc:date>
    <meta:print-date>2009-10-19T12:27:00Z</meta:print-date>
    <meta:template xlink:href="Normal" xlink:type="simple"/>
    <meta:editing-cycles>77</meta:editing-cycles>
    <meta:editing-duration>PT28680S</meta:editing-duration>
    <meta:document-statistic meta:page-count="11" meta:paragraph-count="18" meta:word-count="1345" meta:character-count="9399" meta:row-count="67" meta:non-whitespace-character-count="8072"/>
  </office:meta>
</office:document-meta>
</file>